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102in"/>
    </style:style>
    <style:style style:name="co2" style:family="table-column">
      <style:table-column-properties fo:break-before="auto" style:column-width="9.4236in"/>
    </style:style>
    <style:style style:name="co3" style:family="table-column">
      <style:table-column-properties fo:break-before="auto" style:column-width="1.17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3.9965in"/>
    </style:style>
    <style:style style:name="co7" style:family="table-column">
      <style:table-column-properties fo:break-before="auto" style:column-width="0.3701in"/>
    </style:style>
    <style:style style:name="co8" style:family="table-column">
      <style:table-column-properties fo:break-before="auto" style:column-width="6.6835in"/>
    </style:style>
    <style:style style:name="co9" style:family="table-column">
      <style:table-column-properties fo:break-before="auto" style:column-width="12in"/>
    </style:style>
    <style:style style:name="co10" style:family="table-column">
      <style:table-column-properties fo:break-before="auto" style:column-width="7.9681in"/>
    </style:style>
    <style:style style:name="co11" style:family="table-column">
      <style:table-column-properties fo:break-before="auto" style:column-width="5.002in"/>
    </style:style>
    <style:style style:name="co12" style:family="table-column">
      <style:table-column-properties fo:break-before="auto" style:column-width="4.32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02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use-window-font-color="true"/>
    </style:style>
    <style:style style:name="ce2" style:family="table-cell" style:parent-style-name="Default">
      <style:text-properties fo:color="#0000ff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ffff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wrap-option="wrap"/>
      <style:text-properties fo:color="#0000ff"/>
    </style:style>
    <style:style style:name="ce7" style:family="table-cell" style:parent-style-name="Default">
      <style:table-cell-properties fo:background-color="#00ffff"/>
    </style:style>
  </office:automatic-styles>
  <office:body>
    <office:spreadsheet>
      <table:table table:name="neutron.10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1" office:value-type="string">
            <text:p>[</text:p>
          </table:table-cell>
          <table:table-cell table:style-name="ce1" office:value-type="string">
            <text:p>DEFAULT]</text:p>
          </table:table-cell>
          <table:table-cell/>
        </table:table-row>
        <table:table-row table:style-name="ro1">
          <table:table-cell table:style-name="ce1" office:value-type="string">
            <text:p>[</text:p>
          </table:table-cell>
          <table:table-cell table:style-name="ce1" office:value-type="string">
            <text:p>DEFAULT]</text:p>
          </table:table-cell>
          <table:table-cell/>
        </table:table-row>
        <table:table-row table:style-name="ro2">
          <table:table-cell office:value-type="string">
            <text:p>a</text:p>
          </table:table-cell>
          <table:table-cell office:value-type="string">
            <text:p>uth_strategy = keystone</text:p>
          </table:table-cell>
          <table:table-cell/>
        </table:table-row>
        <table:table-row table:style-name="ro2">
          <table:table-cell office:value-type="string">
            <text:p>r</text:p>
          </table:table-cell>
          <table:table-cell office:value-type="string">
            <text:p>pc_backend = neutron.openstack.common.rpc.impl_kombu</text:p>
          </table:table-cell>
          <table:table-cell/>
        </table:table-row>
        <table:table-row table:style-name="ro2">
          <table:table-cell office:value-type="string">
            <text:p>r</text:p>
          </table:table-cell>
          <table:table-cell office:value-type="string">
            <text:p>abbit_hosts = rabbitni101:5672</text:p>
          </table:table-cell>
          <table:table-cell/>
        </table:table-row>
        <table:table-row table:style-name="ro2">
          <table:table-cell office:value-type="string">
            <text:p>c</text:p>
          </table:table-cell>
          <table:table-cell office:value-type="string">
            <text:p>ore_plugin = ml2</text:p>
          </table:table-cell>
          <table:table-cell/>
        </table:table-row>
        <table:table-row table:style-name="ro2">
          <table:table-cell office:value-type="string">
            <text:p>s</text:p>
          </table:table-cell>
          <table:table-cell office:value-type="string">
            <text:p>ervice_plugins = router</text:p>
          </table:table-cell>
          <table:table-cell/>
        </table:table-row>
        <table:table-row table:style-name="ro2">
          <table:table-cell office:value-type="string">
            <text:p>v</text:p>
          </table:table-cell>
          <table:table-cell office:value-type="string">
            <text:p>erbose = true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rint more verbose output (set logging level to INFO instead of default WARNING level).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erbose = True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Print debugging output (set logging level to DEBUGinstead of default WARNING level).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bug = False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here to store Neutron state files. <text:s/>This directory must be writable by the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r executing the agent.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tate_path = /var/lib/neutron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here to store lock files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lock_path = $state_path/lock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log_format = %(asctime)s %(levelname)8s [%(name)s]%(message)s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log_date_format = %Y-%m-%d %H:%M:%S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_syslog <text:s text:c="26"/>-&gt; syslog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log_file and log_dir <text:s text:c="16"/>-&gt; log_dir/log_file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(not log_file) and log_dir <text:s text:c="10"/>-&gt; log_dir/{binary_name}.log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_stderr <text:s text:c="26"/>-&gt; stderr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(not user_stderr) and (not log_file) -&gt; stdout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ublish_errors <text:s text:c="22"/>-&gt; notification system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_syslog = False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yslog_log_facility = LOG_USER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_stderr = False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log_file =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log_dir =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ublish_errors = False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ddress to bind the API server to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bind_host = 0.0.0.0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ort the bind the API server to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bind_port = 9696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ath to the extensions. <text:s/>Note that this can be a colon-separated list of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aths. <text:s/>For example: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pi_extensions_path = extensions:/path/to/more/extensions:/even/more/extensions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__path__ of neutron.extensions is appended to this, so if your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xtensions are in there you don't need to specify them here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pi_extensions_path =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Opt) Neutron core plugin entrypoint to be loaded from the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eutron.core_plugins namespace. See setup.cfg for the entrypoint names of the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plugins included in the neutron source distribution. For compatibility with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previous versions, the class name of a plugin can be specified instead of its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entrypoint name.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core_plugin =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Example: core_plugin = ml2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(ListOpt) List of service plugin entrypoints to beloaded from the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eutron.service_plugins namespace. See setup.cfg for the entrypoint names of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plugins included in the neutron source distribution. For compatibility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with previous versions, the class name of a plugincan be specified instead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f its entrypoint name.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ervice_plugins =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Example: service_plugins = router,firewall,lbaas,vpnaas,metering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aste configuration file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pi_paste_config = /usr/share/neutron/api-paste.ini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strategy to be used for auth.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upported values are 'keystone'(default), 'noauth'.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uth_strategy = noauth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Base MAC address. The first 3 octets will remain unchanged. If the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4h octet is not 00, it will also be used. The others will be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andomly generated.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3 octet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base_mac = fa:16:3e:00:00:00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4 octet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base_mac = fa:16:3e:4f:00:00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imum amount of retries to generate a unique MACaddress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c_generation_retries = 16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HCP Lease duration (in seconds)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hcp_lease_duration = 86400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llow sending resource operation notification to DHCP agent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hcp_agent_notification = True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nable or disable bulk create/update/delete operations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llow_bulk = True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nable or disable pagination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llow_pagination = False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nable or disable sorting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llow_sorting = False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Enable or disable overlapping IPs for subnets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ttention: the following parameter MUST be set to False if Neutron is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being used in conjunction with nova security groups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llow_overlapping_ips = True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nsure that configured gateway is on subnet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orce_gateway_on_subnet = False</text:p>
          </table:table-cell>
          <table:table-cell/>
        </table:table-row>
        <table:table-row table:style-name="ro1" table:visibility="filter" table:number-rows-repeated="2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RPC configuration options. Defined in rpc __init__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messaging module to use, defaults to kombu.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rpc_backend = neutron.openstack.common.rpc.impl_kombu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ize of RPC thread pool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rpc_thread_pool_size = 64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ize of RPC connection pool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rpc_conn_pool_size = 30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econds to wait for a response from call or multicall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rpc_response_timeout = 60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econds to wait before a cast expires (TTL). Only supported by impl_zmq.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rpc_cast_timeout = 30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odules of exceptions that are permitted to be recreated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upon receiving exception data from an rpc call.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llowed_rpc_exception_modules = neutron.openstack.common.exception, nova.exception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MQP exchange to connect to if using RabbitMQ or QPID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ontrol_exchange = neutron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If passed, use a fake RabbitMQ provider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ake_rabbit = False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Configuration options if sending notifications viakombu rpc (these are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defaults)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SL version to use (valid only if SSL enabled)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kombu_ssl_version =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SL key file (valid only if SSL enabled)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kombu_ssl_keyfile =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SL cert file (valid only if SSL enabled)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kombu_ssl_certfile =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SL certification authority file (valid only if SSL enabled)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kombu_ssl_ca_certs =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IP address of the RabbitMQ installation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rabbit_host = localhost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Password of the RabbitMQ server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abbit_password = guest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Port where RabbitMQ server is running/listening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abbit_port = 5672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RabbitMQ single or HA cluster (host:port pairs i.e: host1:5672, host2:5672)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abbit_hosts is defaulted to '$rabbit_host:$rabbit_port'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rabbit_hosts = localhost:5672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r ID used for RabbitMQ connections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rabbit_userid = guest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Location of a virtual RabbitMQ installation.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abbit_virtual_host = /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imum retries with trying to connect to RabbitMQ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the default of 0 implies an infinite retry count)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abbit_max_retries = 0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RabbitMQ connection retry interval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abbit_retry_interval = 1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 HA queues in RabbitMQ (x-ha-policy: all). You need to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wipe RabbitMQ database when changing this option. (boolean value)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abbit_ha_queues = false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QPID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rpc_backend=neutron.openstack.common.rpc.impl_qpid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Qpid broker hostname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qpid_hostname = localhost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Qpid broker port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qpid_port = 5672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Qpid single or HA cluster (host:port pairs i.e: host1:5672, host2:5672)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qpid_hosts is defaulted to '$qpid_hostname:$qpid_port'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qpid_hosts = localhost:5672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rname for qpid connection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qpid_username = ''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Password for qpid connection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qpid_password = ''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pace separated list of SASL mechanisms to use forauth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qpid_sasl_mechanisms = ''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econds between connection keepalive heartbeats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qpid_heartbeat = 60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ransport to use, either 'tcp' or 'ssl'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qpid_protocol = tcp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isable Nagle algorithm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qpid_tcp_nodelay = True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ZMQ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rpc_backend=neutron.openstack.common.rpc.impl_zmq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ZeroMQ bind address. Should be a wildcard (*), an ethernet interface, or IP.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"host" option should point or resolve to this address.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rpc_zmq_bind_address = *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otifications can be sent when network/subnet/portare created, updated or deleted.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re are three methods of sending notifications: logging (via the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log_file directive), rpc (via a message queue) and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oop (no notifications sent, the default)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otification_driver can be defined multiple times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o nothing driver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otification_driver = neutron.openstack.common.notifier.no_op_notifier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Logging driver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otification_driver = neutron.openstack.common.notifier.log_notifier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PC driver.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otification_driver = neutron.openstack.common.notifier.rpc_notifier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fault_notification_level is used to form actual topic name(s) or to set logging level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fault_notification_level = INFO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fault_publisher_id is a part of the notificationpayload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host = myhost.com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fault_publisher_id = $host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fined in rpc_notifier, can be comma separated values.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actual topic names will be %s.%(default_notification_level)s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otification_topics = notifications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fault maximum number of items returned in a single response,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 == infinite and value &lt; 0 means no max limit, and value must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be greater than 0. If the number of items requested is greater than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agination_max_limit, server will just return pagination_max_limit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f number of items.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agination_max_limit = -1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imum number of DNS nameservers per subnet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_dns_nameservers = 5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imum number of host routes per subnet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_subnet_host_routes = 20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imum number of fixed ips per port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_fixed_ips_per_port = 5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conds to regard the agent as down; should be at least twice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eport_interval, to be sure the agent is down for good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gent_down_time = 75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=========== <text:s/>end of items for agent management extension =====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river to use for scheduling network to DHCP agent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etwork_scheduler_driver = neutron.scheduler.dhcp_agent_scheduler.ChanceScheduler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river to use for scheduling router to a default L3 agent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router_scheduler_driver = neutron.scheduler.l3_agent_scheduler.ChanceScheduler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river to use for scheduling a loadbalancer pool to an lbaas agent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loadbalancer_pool_scheduler_driver = neutron.services.loadbalancer.agent_scheduler.ChanceScheduler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llow auto scheduling networks to DHCP agent. It will schedule non-hosted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etworks to first DHCP agent which sends get_active_networks message to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eutron server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etwork_auto_schedule = True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llow auto scheduling routers to L3 agent. It willschedule non-hosted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routers to first L3 agent which sends sync_routersmessage to neutron server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outer_auto_schedule = True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DHCP agents scheduled to host a network.This enables redundant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HCP agents for configured networks.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hcp_agents_per_network = 1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=========== <text:s/>end of items for agent scheduler extension =====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=========== WSGI parameters related to the API server ==============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separate worker processes to spawn. <text:s/>Thedefault, 0, runs the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orker thread in the current process. <text:s/>Greater than 0 launches that number of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hild processes as workers. <text:s/>The parent process manages them.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pi_workers = 0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separate RPC worker processes to spawn.The default, 0, runs the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orker thread in the current process. <text:s/>Greater than 0 launches that number of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hild processes as RPC workers. <text:s/>The parent process manages them.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is feature is experimental until issues are addressed and testing has been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enabled for various plugins for compatibility.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rpc_workers = 0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ts the value of TCP_KEEPIDLE in seconds to use for each server socket when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tarting API server. Not supported on OS X.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cp_keepidle = 600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seconds to keep retrying to listen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etry_until_window = 30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backlog requests to configure the socketwith.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backlog = 4096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 header line to accommodate large tokens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_header_line = 16384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nable SSL on the API server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_ssl = False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ertificate file to use when starting API server securely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sl_cert_file = /path/to/certfile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rivate key file to use when starting API server securely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sl_key_file = /path/to/keyfile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A certificate file to use when starting API server securely to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erify connecting clients. This is an optional parameter only required if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PI clients need to authenticate to the API serverusing SSL certificates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igned by a trusted CA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sl_ca_file = /path/to/cafile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======== end of WSGI parameters related to the APIserver ==========</text:p>
          </table:table-cell>
          <table:table-cell/>
        </table:table-row>
        <table:table-row table:style-name="ro1" table:visibility="filter" table:number-rows-repeated="2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======== neutron nova interactions ==========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nd notification to nova when port status is active.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otify_nova_on_port_status_changes = True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end notifications to nova when port data (fixed_ips/floatingips) change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o nova can update it's cache.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otify_nova_on_port_data_changes = True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URL for connection to nova (Only supports one novaregion currently).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ova_url = http://127.0.0.1:8774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ame of nova region to use. Useful if keystone manages more than one region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ova_region_name =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rname for connection to nova in admin context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ova_admin_username =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uuid of the admin nova tenant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ova_admin_tenant_id =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Password for connection to nova in admin context.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ova_admin_password =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uthorization URL for connection to nova in admin context.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ova_admin_auth_url =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seconds between sending events to nova if there are any events to send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nd_events_interval = 2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======== end of neutron nova interactions ==========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>
          <table:table-cell table:style-name="ce1" office:value-type="string">
            <text:p>[</text:p>
          </table:table-cell>
          <table:table-cell table:style-name="ce1" office:value-type="string">
            <text:p>quotas]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fault driver to use for quota checks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quota_driver = neutron.db.quota_db.DbQuotaDriver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esource name(s) that are supported in quota features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quota_items = network,subnet,port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fault number of resource allowed per tenant. A negative value means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unlimited.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fault_quota = -1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networks allowed per tenant. A negative value means unlimited.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quota_network = 10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subnets allowed per tenant. A negative value means unlimited.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quota_subnet = 10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ports allowed per tenant. A negative value means unlimited.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quota_port = 50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security groups allowed per tenant. A negative value means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unlimited.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quota_security_group = 10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security group rules allowed per tenant.A negative value means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unlimited.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quota_security_group_rule = 100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vips allowed per tenant. A negative value means unlimited.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quota_vip = 10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pools allowed per tenant. A negative value means unlimited.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quota_pool = 10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pool members allowed per tenant. A negative value means unlimited.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default is unlimited because a member is not areal resource consumer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n Openstack. However, on back-end, a member is a resource consumer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nd that is the reason why quota is possible.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quota_member = -1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health monitors allowed per tenant. A negative value means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unlimited.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default is unlimited because a health monitor is not a real resource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consumer on Openstack. However, on back-end, a member is a resource consumer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nd that is the reason why quota is possible.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quota_health_monitors = -1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routers allowed per tenant. A negative value means unlimited.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quota_router = 10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floating IPs allowed per tenant. A negative value means unlimited.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quota_floatingip = 50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>
          <table:table-cell table:style-name="ce1" office:value-type="string">
            <text:p>[</text:p>
          </table:table-cell>
          <table:table-cell table:style-name="ce1" office:value-type="string">
            <text:p>agent]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 "sudo neutron-rootwrap /etc/neutron/rootwrap.conf" to use the real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oot filter facility.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Change to "sudo" to skip the filtering and just run the comand directly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root_helper = sudo neutron-rootwrap /etc/neutron/rootwrap.conf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conds between nodes reporting state to server; should be less than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gent_down_time, best if it is half or less than agent_down_time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eport_interval = 30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=========== <text:s/>end of items for agent management extension =====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>
          <table:table-cell table:style-name="ce1" office:value-type="string">
            <text:p>[</text:p>
          </table:table-cell>
          <table:table-cell table:style-name="ce1" office:value-type="string">
            <text:p>keystone_authtoken]</text:p>
          </table:table-cell>
          <table:table-cell/>
        </table:table-row>
        <table:table-row table:style-name="ro2">
          <table:table-cell office:value-type="string">
            <text:p>a</text:p>
          </table:table-cell>
          <table:table-cell office:value-type="string">
            <text:p>uth_uri = http://keystpri100:5000</text:p>
          </table:table-cell>
          <table:table-cell/>
        </table:table-row>
        <table:table-row table:style-name="ro2">
          <table:table-cell office:value-type="string">
            <text:p>a</text:p>
          </table:table-cell>
          <table:table-cell office:value-type="string">
            <text:p>uth_host = keystadmi100</text:p>
          </table:table-cell>
          <table:table-cell/>
        </table:table-row>
        <table:table-row table:style-name="ro2">
          <table:table-cell office:value-type="string">
            <text:p>a</text:p>
          </table:table-cell>
          <table:table-cell office:value-type="string">
            <text:p>uth_protocol = http</text:p>
          </table:table-cell>
          <table:table-cell/>
        </table:table-row>
        <table:table-row table:style-name="ro2">
          <table:table-cell office:value-type="string">
            <text:p>a</text:p>
          </table:table-cell>
          <table:table-cell office:value-type="string">
            <text:p>uth_port = 35357</text:p>
          </table:table-cell>
          <table:table-cell/>
        </table:table-row>
        <table:table-row table:style-name="ro2">
          <table:table-cell office:value-type="string">
            <text:p>a</text:p>
          </table:table-cell>
          <table:table-cell office:value-type="string">
            <text:p>dmin_tenant_name = service</text:p>
          </table:table-cell>
          <table:table-cell/>
        </table:table-row>
        <table:table-row table:style-name="ro2">
          <table:table-cell office:value-type="string">
            <text:p>a</text:p>
          </table:table-cell>
          <table:table-cell office:value-type="string">
            <text:p>dmin_user = neutron</text:p>
          </table:table-cell>
          <table:table-cell/>
        </table:table-row>
        <table:table-row table:style-name="ro2">
          <table:table-cell office:value-type="string">
            <text:p>a</text:p>
          </table:table-cell>
          <table:table-cell office:value-type="string">
            <text:p>dmin_password = Ic3H0us32014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uth_host = 127.0.0.1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uth_port = 35357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uth_protocol = http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dmin_tenant_name = %SERVICE_TENANT_NAME%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dmin_user = %SERVICE_USER%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dmin_password = %SERVICE_PASSWORD%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>
          <table:table-cell table:style-name="ce1" office:value-type="string">
            <text:p>[</text:p>
          </table:table-cell>
          <table:table-cell table:style-name="ce1" office:value-type="string">
            <text:p>database]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is line MUST be changed to actually run the plugin.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xample: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connection = mysql://root:pass@127.0.0.1:3306/neutron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Replace 127.0.0.1 above with the IP address of thedatabase used by the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in neutron server. (Leave it as is if the database runs on this host.)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connection = sqlite://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SQLAlchemy connection string used to connect to the slave database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lave_connection =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atabase reconnection retry times - in event connectivity is lost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t to -1 implies an infinite retry count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_retries = 10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atabase reconnection interval in seconds - if theinitial connection to the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atabase fails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etry_interval = 10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inimum number of SQL connections to keep open in a pool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in_pool_size = 1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imum number of SQL connections to keep open in a pool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_pool_size = 10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imeout in seconds before idle sql connections arereaped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dle_timeout = 3600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If set, use this value for max_overflow with sqlalchemy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_overflow = 20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onnection_debug = 0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dd python stack traces to SQL as comment strings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onnection_trace = False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If set, use this value for pool_timeout with sqlalchemy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ool_timeout = 10</text:p>
          </table:table-cell>
          <table:table-cell/>
        </table:table-row>
        <table:table-row table:style-name="ro1" table:visibility="filter">
          <table:table-cell table:number-columns-repeated="3"/>
        </table:table-row>
        <table:table-row table:style-name="ro1">
          <table:table-cell table:style-name="ce1" office:value-type="string">
            <text:p>[</text:p>
          </table:table-cell>
          <table:table-cell table:style-name="ce1" office:value-type="string">
            <text:p>service_providers]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pecify service providers (drivers) for advanced services like loadbalancer, VPN, Firewall.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ust be in form: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rvice_provider=&lt;service_type&gt;:&lt;name&gt;:&lt;driver&gt;[:default]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List of allowed service types includes LOADBALANCER, FIREWALL, VPN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ombination of &lt;service type&gt; and &lt;name&gt; must be unique; &lt;driver&gt; must also be unique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is is multiline option, example for default provider: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ervice_provider=LOADBALANCER:name:lbaas_plugin_driver_path:default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xample of non-default provider: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rvice_provider=FIREWALL:name2:firewall_driver_path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--- Reference implementations ---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ervice_provider = LOADBALANCER:Haproxy:neutron.services.loadbalancer.drivers.haproxy.plugin_driver.HaproxyOnHostPluginDriver:default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ervice_provider=VPN:openswan:neutron.services.vpn.service_drivers.ipsec.IPsecVPNDriver:default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In order to activate Radware's lbaas driver you need to uncomment the next line.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If you want to keep the HA Proxy as the default lbaas driver, remove the attribute default from the line below.</text:p>
          </table:table-cell>
          <table:table-cell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therwise comment the HA Proxy line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ervice_provider = LOADBALANCER:Radware:neutron.services.loadbalancer.drivers.radware.driver.LoadBalancerDriver:default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uncomment the following line to make the 'netscaler' LBaaS provider available.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ervice_provider=LOADBALANCER:NetScaler:neutron.services.loadbalancer.drivers.netscaler.netscaler_driver.NetScalerPluginDriver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Uncomment the following line (and comment out the OpenSwan VPN line) to enable Cisco's VPN driver.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ervice_provider=VPN:cisco:neutron.services.vpn.service_drivers.cisco_ipsec.CiscoCsrIPsecVPNDriver:default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Uncomment the line below to use Embrane heleos as Load Balancer service provider.</text:p>
          </table:table-cell>
          <table:table-cell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ervice_provider=LOADBALANCER:Embrane:neutron.services.loadbalancer.drivers.embrane.driver.EmbraneLbaas:default</text:p>
          </table:table-cell>
          <table:table-cell/>
        </table:table-row>
        <table:table-row table:style-name="ro1" table:number-rows-repeated="104809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neutron.165" table:style-name="ta1">
        <table:table-column table:style-name="co5" table:default-cell-style-name="ce2"/>
        <table:table-column table:style-name="co2" table:default-cell-style-name="ce2"/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[</text:p>
          </table:table-cell>
          <table:table-cell table:style-name="ce3" office:value-type="string">
            <text:p>DEFAULT]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rint more verbose output (set logging level to INFO instead of default WARNING level)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erbose = True</text:p>
          </table:table-cell>
        </table:table-row>
        <table:table-row table:style-name="ro2">
          <table:table-cell table:style-name="Default" office:value-type="string">
            <text:p>v</text:p>
          </table:table-cell>
          <table:table-cell table:style-name="Default" office:value-type="string">
            <text:p>erbose = Tru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rint debugging output (set logging level to DEBUG instead of default WARNING level)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bug = False</text:p>
          </table:table-cell>
        </table:table-row>
        <table:table-row table:style-name="ro2">
          <table:table-cell table:style-name="Default" office:value-type="string">
            <text:p>d</text:p>
          </table:table-cell>
          <table:table-cell table:style-name="Default" office:value-type="string">
            <text:p>ebug = 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here to store Neutron state files. <text:s/>This directory must be writable by th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user executing the agent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tate_path = /var/lib/neutron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here to store lock fil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lock_path = $state_path/lock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log_format = %(asctime)s %(levelname)8s [%(name)s] %(message)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log_date_format = %Y-%m-%d %H:%M:%S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se_syslog <text:s text:c="26"/>-&gt; syslog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log_file and log_dir <text:s text:c="16"/>-&gt; log_dir/log_fil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(not log_file) and log_dir <text:s text:c="10"/>-&gt; log_dir/{binary_name}.log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se_stderr <text:s text:c="26"/>-&gt; stderr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(not user_stderr) and (not log_file) -&gt; stdou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ublish_errors <text:s text:c="22"/>-&gt; notification system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se_syslog = False</text:p>
          </table:table-cell>
        </table:table-row>
        <table:table-row table:style-name="ro2">
          <table:table-cell table:style-name="Default" office:value-type="string">
            <text:p>u</text:p>
          </table:table-cell>
          <table:table-cell table:style-name="Default" office:value-type="string">
            <text:p>se_syslog = Fals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yslog_log_facility = LOG_USE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se_stderr = Fals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log_file =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log_dir =</text:p>
          </table:table-cell>
        </table:table-row>
        <table:table-row table:style-name="ro2">
          <table:table-cell table:style-name="Default" office:value-type="string">
            <text:p>l</text:p>
          </table:table-cell>
          <table:table-cell table:style-name="Default" office:value-type="string">
            <text:p>og_dir =/var/log/neutron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ublish_errors = 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ddress to bind the API server to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bind_host = 0.0.0.0</text:p>
          </table:table-cell>
        </table:table-row>
        <table:table-row table:style-name="ro1">
          <table:table-cell table:style-name="Default" office:value-type="string">
            <text:p>b</text:p>
          </table:table-cell>
          <table:table-cell table:style-name="Default" office:value-type="string">
            <text:p>ind_host = 0.0.0.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ort the bind the API server to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bind_port = 9696</text:p>
          </table:table-cell>
        </table:table-row>
        <table:table-row table:style-name="ro1">
          <table:table-cell table:style-name="Default" office:value-type="string">
            <text:p>b</text:p>
          </table:table-cell>
          <table:table-cell table:style-name="Default" office:value-type="string">
            <text:p>ind_port = 9696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ath to the extensions. <text:s/>Note that this can be a colon-separated list of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aths. <text:s/>For example: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pi_extensions_path = extensions:/path/to/more/extensions:/even/more/extensions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__path__ of neutron.extensions is appended to this, so if you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xtensions are in there you don't need to specify them her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pi_extensions_path 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(StrOpt) Neutron core plugin entrypoint to be loaded from th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eutron.core_plugins namespace. See setup.cfg for the entrypoint names of th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plugins included in the neutron source distribution. For compatibility with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previous versions, the class name of a plugin can be specified instead of its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entrypoint name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core_plugin =</text:p>
          </table:table-cell>
        </table:table-row>
        <table:table-row table:style-name="ro2">
          <table:table-cell table:style-name="Default" office:value-type="string">
            <text:p>c</text:p>
          </table:table-cell>
          <table:table-cell table:style-name="Default" office:value-type="string">
            <text:p>ore_plugin =openvswitch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Example: core_plugin = ml2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(ListOpt) List of service plugin entrypoints to be loaded from th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eutron.service_plugins namespace. See setup.cfg for the entrypoint names of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plugins included in the neutron source distribution. For compatibility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with previous versions, the class name of a plugin can be specified instead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f its entrypoint name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ervice_plugins =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Example: service_plugins = router,firewall,lbaas,vpnaas,metering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aste configuration fil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pi_paste_config = /usr/share/neutron/api-paste.ini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strategy to be used for auth.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upported values are 'keystone'(default), 'noauth'.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uth_strategy = noauth</text:p>
          </table:table-cell>
        </table:table-row>
        <table:table-row table:style-name="ro2">
          <table:table-cell table:style-name="Default" office:value-type="string">
            <text:p>a</text:p>
          </table:table-cell>
          <table:table-cell table:style-name="Default" office:value-type="string">
            <text:p>uth_strategy = keyston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Base MAC address. The first 3 octets will remain unchanged. If th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4h octet is not 00, it will also be used. The others will b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andomly generated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3 octe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base_mac = fa:16:3e:00:00:00</text:p>
          </table:table-cell>
        </table:table-row>
        <table:table-row table:style-name="ro2">
          <table:table-cell table:style-name="Default" office:value-type="string">
            <text:p>b</text:p>
          </table:table-cell>
          <table:table-cell table:style-name="Default" office:value-type="string">
            <text:p>ase_mac = fa:16:3e:00:00:00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4 octe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base_mac = fa:16:3e:4f:00: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aximum amount of retries to generate a unique MAC addres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ac_generation_retries = 16</text:p>
          </table:table-cell>
        </table:table-row>
        <table:table-row table:style-name="ro1">
          <table:table-cell table:style-name="Default" office:value-type="string">
            <text:p>m</text:p>
          </table:table-cell>
          <table:table-cell table:style-name="Default" office:value-type="string">
            <text:p>ac_generation_retries = 16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HCP Lease duration (in seconds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hcp_lease_duration = 86400</text:p>
          </table:table-cell>
        </table:table-row>
        <table:table-row table:style-name="ro2">
          <table:table-cell table:style-name="Default" office:value-type="string">
            <text:p>d</text:p>
          </table:table-cell>
          <table:table-cell table:style-name="Default" office:value-type="string">
            <text:p>hcp_lease_duration = 864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llow sending resource operation notification to DHCP agent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hcp_agent_notification = True</text:p>
          </table:table-cell>
        </table:table-row>
        <table:table-row table:style-name="ro2">
          <table:table-cell table:style-name="Default" office:value-type="string">
            <text:p>d</text:p>
          </table:table-cell>
          <table:table-cell table:style-name="Default" office:value-type="string">
            <text:p>hcp_agent_notification = Tru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nable or disable bulk create/update/delete operation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llow_bulk = True</text:p>
          </table:table-cell>
        </table:table-row>
        <table:table-row table:style-name="ro2">
          <table:table-cell table:style-name="Default" office:value-type="string">
            <text:p>a</text:p>
          </table:table-cell>
          <table:table-cell table:style-name="Default" office:value-type="string">
            <text:p>llow_bulk = Tru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nable or disable paginatio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llow_pagination = False</text:p>
          </table:table-cell>
        </table:table-row>
        <table:table-row table:style-name="ro2">
          <table:table-cell table:style-name="Default" office:value-type="string">
            <text:p>a</text:p>
          </table:table-cell>
          <table:table-cell table:style-name="Default" office:value-type="string">
            <text:p>llow_pagination = Fals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nable or disable sort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llow_sorting = False</text:p>
          </table:table-cell>
        </table:table-row>
        <table:table-row table:style-name="ro2">
          <table:table-cell table:style-name="Default" office:value-type="string">
            <text:p>a</text:p>
          </table:table-cell>
          <table:table-cell table:style-name="Default" office:value-type="string">
            <text:p>llow_sorting = Fals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Enable or disable overlapping IPs for subnet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ttention: the following parameter MUST be set to False if Neutron i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being used in conjunction with nova security groups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llow_overlapping_ips = True</text:p>
          </table:table-cell>
        </table:table-row>
        <table:table-row table:style-name="ro2">
          <table:table-cell table:style-name="Default" office:value-type="string">
            <text:p>a</text:p>
          </table:table-cell>
          <table:table-cell table:style-name="Default" office:value-type="string">
            <text:p>llow_overlapping_ips = Tru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nsure that configured gateway is on subne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orce_gateway_on_subnet = False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RPC configuration options. Defined in rpc __init__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messaging module to use, defaults to kombu.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rpc_backend = neutron.openstack.common.rpc.impl_kombu</text:p>
          </table:table-cell>
        </table:table-row>
        <table:table-row table:style-name="ro2">
          <table:table-cell table:style-name="Default" office:value-type="string">
            <text:p>r</text:p>
          </table:table-cell>
          <table:table-cell table:style-name="Default" office:value-type="string">
            <text:p>pc_backend = neutron.openstack.common.rpc.impl_kombu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ize of RPC thread pool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rpc_thread_pool_size = 64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ize of RPC connection pool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rpc_conn_pool_size = 30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econds to wait for a response from call or multicall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rpc_response_timeout = 60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econds to wait before a cast expires (TTL). Only supported by impl_zmq.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rpc_cast_timeout = 30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odules of exceptions that are permitted to be recreated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pon receiving exception data from an rpc call.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llowed_rpc_exception_modules = neutron.openstack.common.exception, nova.exception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MQP exchange to connect to if using RabbitMQ or QPI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ontrol_exchange = neutron</text:p>
          </table:table-cell>
        </table:table-row>
        <table:table-row table:style-name="ro2">
          <table:table-cell table:style-name="Default" office:value-type="string">
            <text:p>c</text:p>
          </table:table-cell>
          <table:table-cell table:style-name="Default" office:value-type="string">
            <text:p>ontrol_exchange = neutron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f passed, use a fake RabbitMQ provid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ake_rabbit = 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Configuration options if sending notifications via kombu rpc (these ar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defaults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SL version to use (valid only if SSL enabled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kombu_ssl_version =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SL key file (valid only if SSL enabled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kombu_ssl_keyfile =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SL cert file (valid only if SSL enabled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kombu_ssl_certfile =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SL certification authority file (valid only if SSL enabled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kombu_ssl_ca_certs =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P address of the RabbitMQ installation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rabbit_host = localhost</text:p>
          </table:table-cell>
        </table:table-row>
        <table:table-row table:style-name="ro2">
          <table:table-cell table:style-name="Default" office:value-type="string">
            <text:p>r</text:p>
          </table:table-cell>
          <table:table-cell table:style-name="Default" office:value-type="string">
            <text:p>abbit_host = rabbitni101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Password of the RabbitMQ serv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abbit_password = guest</text:p>
          </table:table-cell>
        </table:table-row>
        <table:table-row table:style-name="ro2">
          <table:table-cell table:style-name="Default" office:value-type="string">
            <text:p>r</text:p>
          </table:table-cell>
          <table:table-cell table:style-name="Default" office:value-type="string">
            <text:p>abbit_password = Ic3H0us32014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Port where RabbitMQ server is running/listen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abbit_port = 5672</text:p>
          </table:table-cell>
        </table:table-row>
        <table:table-row table:style-name="ro2">
          <table:table-cell table:style-name="Default" office:value-type="string">
            <text:p>r</text:p>
          </table:table-cell>
          <table:table-cell table:style-name="Default" office:value-type="string">
            <text:p>abbit_port = 5672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RabbitMQ single or HA cluster (host:port pairs i.e: host1:5672, host2:5672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abbit_hosts is defaulted to '$rabbit_host:$rabbit_port'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rabbit_hosts = localhost:5672</text:p>
          </table:table-cell>
        </table:table-row>
        <table:table-row table:style-name="ro2">
          <table:table-cell table:style-name="Default" office:value-type="string">
            <text:p>r</text:p>
          </table:table-cell>
          <table:table-cell table:style-name="Default" office:value-type="string">
            <text:p>abbit_hosts = rabbitni101:5672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ser ID used for RabbitMQ connections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rabbit_userid = guest</text:p>
          </table:table-cell>
        </table:table-row>
        <table:table-row table:style-name="ro2">
          <table:table-cell table:style-name="Default" office:value-type="string">
            <text:p>r</text:p>
          </table:table-cell>
          <table:table-cell table:style-name="Default" office:value-type="string">
            <text:p>abbit_userid = openstack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Location of a virtual RabbitMQ installation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abbit_virtual_host = /</text:p>
          </table:table-cell>
        </table:table-row>
        <table:table-row table:style-name="ro2">
          <table:table-cell table:style-name="Default" office:value-type="string">
            <text:p>r</text:p>
          </table:table-cell>
          <table:table-cell table:style-name="Default" office:value-type="string">
            <text:p>abbit_virtual_host = /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Maximum retries with trying to connect to RabbitMQ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the default of 0 implies an infinite retry count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abbit_max_retries = 0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RabbitMQ connection retry interval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abbit_retry_interval = 1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se HA queues in RabbitMQ (x-ha-policy: all). You need to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wipe RabbitMQ database when changing this option.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abbit_ha_queues = false</text:p>
          </table:table-cell>
        </table:table-row>
        <table:table-row table:style-name="ro2">
          <table:table-cell table:style-name="Default" office:value-type="string">
            <text:p>r</text:p>
          </table:table-cell>
          <table:table-cell table:style-name="Default" office:value-type="string">
            <text:p>abbit_ha_queues = 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QPID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rpc_backend=neutron.openstack.common.rpc.impl_qpid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Qpid broker hostnam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qpid_hostname = localhost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Qpid broker port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qpid_port = 5672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Qpid single or HA cluster (host:port pairs i.e: host1:5672, host2:5672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qpid_hosts is defaulted to '$qpid_hostname:$qpid_port'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qpid_hosts = localhost:5672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sername for qpid connection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qpid_username = ''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Password for qpid connection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qpid_password = ''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pace separated list of SASL mechanisms to use for auth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qpid_sasl_mechanisms = ''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econds between connection keepalive heartbeats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qpid_heartbeat = 60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ransport to use, either 'tcp' or 'ssl'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qpid_protocol = tcp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isable Nagle algorithm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qpid_tcp_nodelay = Tru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ZMQ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rpc_backend=neutron.openstack.common.rpc.impl_zmq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ZeroMQ bind address. Should be a wildcard (*), an ethernet interface, or IP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"host" option should point or resolve to this address.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rpc_zmq_bind_address = *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============ Notification System Options ====================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otifications can be sent when network/subnet/port are created, updated or deleted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re are three methods of sending notifications: logging (via th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log_file directive), rpc (via a message queue) and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oop (no notifications sent, the default)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otification_driver can be defined multiple tim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o nothing driver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otification_driver = neutron.openstack.common.notifier.no_op_notifi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Logging driver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otification_driver = neutron.openstack.common.notifier.log_notifi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PC driver.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otification_driver = neutron.openstack.common.notifier.rpc_notifie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fault_notification_level is used to form actual topic name(s) or to set logging level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fault_notification_level = INFO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fault_publisher_id is a part of the notification payload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host = myhost.com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fault_publisher_id = $host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fined in rpc_notifier, can be comma separated values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actual topic names will be %s.%(default_notification_level)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otification_topics = notifications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fault maximum number of items returned in a single response,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 == infinite and value &lt; 0 means no max limit, and value mus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be greater than 0. If the number of items requested is greater tha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agination_max_limit, server will just return pagination_max_limi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of number of items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agination_max_limit = -1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Maximum number of DNS nameservers per subnet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max_dns_nameservers = 5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aximum number of host routes per subne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ax_subnet_host_routes = 2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Maximum number of fixed ips per port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max_fixed_ips_per_port = 5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=========== items for agent management extension =============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conds to regard the agent as down; should be at least twic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eport_interval, to be sure the agent is down for goo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gent_down_time = 75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=========== <text:s/>end of items for agent management extension ====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=========== items for agent scheduler extension =============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river to use for scheduling network to DHCP agent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etwork_scheduler_driver = neutron.scheduler.dhcp_agent_scheduler.ChanceSchedul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river to use for scheduling router to a default L3 agent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router_scheduler_driver = neutron.scheduler.l3_agent_scheduler.ChanceScheduler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river to use for scheduling a loadbalancer pool to an lbaas agent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loadbalancer_pool_scheduler_driver = neutron.services.loadbalancer.agent_scheduler.ChanceSchedule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llow auto scheduling networks to DHCP agent. It will schedule non-hoste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etworks to first DHCP agent which sends get_active_networks message to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eutron serv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etwork_auto_schedule = Tru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llow auto scheduling routers to L3 agent. It will schedule non-hoste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outers to first L3 agent which sends sync_routers message to neutron serv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outer_auto_schedule = Tru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DHCP agents scheduled to host a network. This enables redundan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HCP agents for configured networks.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hcp_agents_per_network = 1</text:p>
          </table:table-cell>
        </table:table-row>
        <table:table-row table:style-name="ro2">
          <table:table-cell table:style-name="Default" office:value-type="string">
            <text:p>d</text:p>
          </table:table-cell>
          <table:table-cell table:style-name="Default" office:value-type="string">
            <text:p>hcp_agents_per_network = 1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=========== <text:s/>end of items for agent scheduler extension ====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=========== WSGI parameters related to the API server ==============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separate worker processes to spawn. <text:s/>The default, 0, runs th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orker thread in the current process. <text:s/>Greater than 0 launches that number of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hild processes as workers. <text:s/>The parent process manages them.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pi_workers = 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separate RPC worker processes to spawn. <text:s/>The default, 0, runs th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orker thread in the current process. <text:s/>Greater than 0 launches that number of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hild processes as RPC workers. <text:s/>The parent process manages them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is feature is experimental until issues are addressed and testing has been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enabled for various plugins for compatibility.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rpc_workers = 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ts the value of TCP_KEEPIDLE in seconds to use for each server socket whe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tarting API server. Not supported on OS X.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cp_keepidle = 6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seconds to keep retrying to liste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etry_until_window = 3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backlog requests to configure the socket with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backlog = 4096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ax header line to accommodate large token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ax_header_line = 16384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nable SSL on the API server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se_ssl = False</text:p>
          </table:table-cell>
        </table:table-row>
        <table:table-row table:style-name="ro2">
          <table:table-cell table:style-name="Default" office:value-type="string">
            <text:p>u</text:p>
          </table:table-cell>
          <table:table-cell table:style-name="Default" office:value-type="string">
            <text:p>se_ssl = 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ertificate file to use when starting API server securely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sl_cert_file = /path/to/certfil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rivate key file to use when starting API server securely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sl_key_file = /path/to/keyfil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A certificate file to use when starting API server securely to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erify connecting clients. This is an optional parameter only required if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PI clients need to authenticate to the API server using SSL certificat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igned by a trusted CA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sl_ca_file = /path/to/cafil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======== end of WSGI parameters related to the API server ==========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======== neutron nova interactions ==========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nd notification to nova when port status is active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otify_nova_on_port_status_changes = False</text:p>
          </table:table-cell>
        </table:table-row>
        <table:table-row table:style-name="ro2">
          <table:table-cell table:style-name="Default" office:value-type="string">
            <text:p>n</text:p>
          </table:table-cell>
          <table:table-cell table:style-name="Default" office:value-type="string">
            <text:p>otify_nova_on_port_status_changes = Tru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end notifications to nova when port data (fixed_ips/floatingips) chang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o nova can update it's cache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otify_nova_on_port_data_changes = False</text:p>
          </table:table-cell>
        </table:table-row>
        <table:table-row table:style-name="ro2">
          <table:table-cell table:style-name="Default" office:value-type="string">
            <text:p>n</text:p>
          </table:table-cell>
          <table:table-cell table:style-name="Default" office:value-type="string">
            <text:p>otify_nova_on_port_data_changes = Tru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URL for connection to nova (Only supports one nova region currently).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ova_url = http://127.0.0.1:8774/v2</text:p>
          </table:table-cell>
        </table:table-row>
        <table:table-row table:style-name="ro2">
          <table:table-cell table:style-name="Default" office:value-type="string">
            <text:p>n</text:p>
          </table:table-cell>
          <table:table-cell table:style-name="Default" office:value-type="string">
            <text:p>ova_url = http://127.0.0.1:8774/v2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ame of nova region to use. Useful if keystone manages more than one regio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ova_region_name =</text:p>
          </table:table-cell>
        </table:table-row>
        <table:table-row table:style-name="ro2">
          <table:table-cell table:style-name="Default" office:value-type="string">
            <text:p>n</text:p>
          </table:table-cell>
          <table:table-cell table:style-name="Default" office:value-type="string">
            <text:p>ova_region_name =RegionOn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sername for connection to nova in admin context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ova_admin_username =</text:p>
          </table:table-cell>
        </table:table-row>
        <table:table-row table:style-name="ro2">
          <table:table-cell table:style-name="Default" office:value-type="string">
            <text:p>n</text:p>
          </table:table-cell>
          <table:table-cell table:style-name="Default" office:value-type="string">
            <text:p>ova_admin_username =nova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uuid of the admin nova tenant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ova_admin_tenant_id 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Password for connection to nova in admin context.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ova_admin_password =</text:p>
          </table:table-cell>
        </table:table-row>
        <table:table-row table:style-name="ro2">
          <table:table-cell table:style-name="Default" office:value-type="string">
            <text:p>n</text:p>
          </table:table-cell>
          <table:table-cell table:style-name="Default" office:value-type="string">
            <text:p>ova_admin_password =Ic3H0us32014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uthorization URL for connection to nova in admin context.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ova_admin_auth_url =</text:p>
          </table:table-cell>
        </table:table-row>
        <table:table-row table:style-name="ro2">
          <table:table-cell table:style-name="Default" office:value-type="string">
            <text:p>n</text:p>
          </table:table-cell>
          <table:table-cell table:style-name="Default" office:value-type="string">
            <text:p>ova_admin_auth_url =http://keystadmi100:35357/v2.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seconds between sending events to nova if there are any events to sen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nd_events_interval = 2</text:p>
          </table:table-cell>
        </table:table-row>
        <table:table-row table:style-name="ro1">
          <table:table-cell table:style-name="Default" office:value-type="string">
            <text:p>s</text:p>
          </table:table-cell>
          <table:table-cell table:style-name="Default" office:value-type="string">
            <text:p>end_events_interval = 2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======== end of neutron nova interactions ==========</text:p>
          </table:table-cell>
        </table:table-row>
        <table:table-row table:style-name="ro2">
          <table:table-cell table:style-name="Default" office:value-type="string">
            <text:p>k</text:p>
          </table:table-cell>
          <table:table-cell table:style-name="Default" office:value-type="string">
            <text:p>ombu_reconnect_delay=1.0</text:p>
          </table:table-cell>
        </table:table-row>
        <table:table-row table:style-name="ro2">
          <table:table-cell table:style-name="Default" office:value-type="string">
            <text:p>r</text:p>
          </table:table-cell>
          <table:table-cell table:style-name="Default" office:value-type="string">
            <text:p>abbit_use_ssl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>
          <table:table-cell table:style-name="ce3" office:value-type="string">
            <text:p>[</text:p>
          </table:table-cell>
          <table:table-cell table:style-name="ce3" office:value-type="string">
            <text:p>quotas]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fault driver to use for quota checks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quota_driver = neutron.db.quota_db.DbQuotaDrive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esource name(s) that are supported in quota featur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quota_items = network,subnet,port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fault number of resource allowed per tenant. A negative value mean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unlimited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fault_quota = -1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networks allowed per tenant. A negative value means unlimited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quota_network = 1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subnets allowed per tenant. A negative value means unlimited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quota_subnet = 1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ports allowed per tenant. A negative value means unlimited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quota_port = 5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security groups allowed per tenant. A negative value mean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unlimited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quota_security_group = 1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security group rules allowed per tenant. A negative value mean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unlimited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quota_security_group_rule = 1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umber of vips allowed per tenant. A negative value means unlimited.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quota_vip = 1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pools allowed per tenant. A negative value means unlimited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quota_pool = 1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pool members allowed per tenant. A negative value means unlimited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default is unlimited because a member is not a real resource consumer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n Openstack. However, on back-end, a member is a resource consum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nd that is the reason why quota is possible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quota_member = -1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health monitors allowed per tenant. A negative value mean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unlimited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default is unlimited because a health monitor is not a real resourc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consumer on Openstack. However, on back-end, a member is a resource consum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nd that is the reason why quota is possible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quota_health_monitors = -1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routers allowed per tenant. A negative value means unlimited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quota_router = 1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umber of floating IPs allowed per tenant. A negative value means unlimited.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quota_floatingip = 5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>
          <table:table-cell table:style-name="ce3" office:value-type="string">
            <text:p>[</text:p>
          </table:table-cell>
          <table:table-cell table:style-name="ce3" office:value-type="string">
            <text:p>agent]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se "sudo neutron-rootwrap /etc/neutron/rootwrap.conf" to use the real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oot filter facility.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Change to "sudo" to skip the filtering and just run the comand directly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root_helper = sudo neutron-rootwrap /etc/neutron/rootwrap.conf</text:p>
          </table:table-cell>
        </table:table-row>
        <table:table-row table:style-name="ro2">
          <table:table-cell table:style-name="Default" office:value-type="string">
            <text:p>r</text:p>
          </table:table-cell>
          <table:table-cell table:style-name="Default" office:value-type="string">
            <text:p>oot_helper = sudo neutron-rootwrap /etc/neutron/rootwrap.conf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=========== items for agent management extension =============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conds between nodes reporting state to server; should be less tha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gent_down_time, best if it is half or less than agent_down_tim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eport_interval = 30</text:p>
          </table:table-cell>
        </table:table-row>
        <table:table-row table:style-name="ro2">
          <table:table-cell table:style-name="Default" office:value-type="string">
            <text:p>r</text:p>
          </table:table-cell>
          <table:table-cell table:style-name="Default" office:value-type="string">
            <text:p>eport_interval = 3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=========== <text:s/>end of items for agent management extension ====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>
          <table:table-cell table:style-name="ce3" office:value-type="string">
            <text:p>[</text:p>
          </table:table-cell>
          <table:table-cell table:style-name="ce3" office:value-type="string">
            <text:p>keystone_authtoken]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uth_host = 127.0.0.1</text:p>
          </table:table-cell>
        </table:table-row>
        <table:table-row table:style-name="ro2">
          <table:table-cell table:style-name="Default" office:value-type="string">
            <text:p>a</text:p>
          </table:table-cell>
          <table:table-cell table:style-name="Default" office:value-type="string">
            <text:p>uth_host = keystadmi100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uth_port = 35357</text:p>
          </table:table-cell>
        </table:table-row>
        <table:table-row table:style-name="ro2">
          <table:table-cell table:style-name="Default" office:value-type="string">
            <text:p>a</text:p>
          </table:table-cell>
          <table:table-cell table:style-name="Default" office:value-type="string">
            <text:p>uth_port = 35357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uth_protocol = http</text:p>
          </table:table-cell>
        </table:table-row>
        <table:table-row table:style-name="ro2">
          <table:table-cell table:style-name="Default" office:value-type="string">
            <text:p>a</text:p>
          </table:table-cell>
          <table:table-cell table:style-name="Default" office:value-type="string">
            <text:p>uth_protocol = http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dmin_tenant_name = %SERVICE_TENANT_NAME%</text:p>
          </table:table-cell>
        </table:table-row>
        <table:table-row table:style-name="ro2">
          <table:table-cell table:style-name="Default" office:value-type="string">
            <text:p>a</text:p>
          </table:table-cell>
          <table:table-cell table:style-name="Default" office:value-type="string">
            <text:p>dmin_tenant_name = servic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dmin_user = %SERVICE_USER%</text:p>
          </table:table-cell>
        </table:table-row>
        <table:table-row table:style-name="ro2">
          <table:table-cell table:style-name="Default" office:value-type="string">
            <text:p>a</text:p>
          </table:table-cell>
          <table:table-cell table:style-name="Default" office:value-type="string">
            <text:p>dmin_user = neutron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dmin_password = %SERVICE_PASSWORD%</text:p>
          </table:table-cell>
        </table:table-row>
        <table:table-row table:style-name="ro2">
          <table:table-cell table:style-name="Default" office:value-type="string">
            <text:p>a</text:p>
          </table:table-cell>
          <table:table-cell table:style-name="Default" office:value-type="string">
            <text:p>dmin_password = Ic3H0us32014</text:p>
          </table:table-cell>
        </table:table-row>
        <table:table-row table:style-name="ro2">
          <table:table-cell table:style-name="Default" office:value-type="string">
            <text:p>a</text:p>
          </table:table-cell>
          <table:table-cell table:style-name="Default" office:value-type="string">
            <text:p>uth_uri=http://keystpri:50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>
          <table:table-cell table:style-name="ce3" office:value-type="string">
            <text:p>[</text:p>
          </table:table-cell>
          <table:table-cell table:style-name="ce3" office:value-type="string">
            <text:p>database]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is line MUST be changed to actually run the plugin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xample: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connection = mysql://root:pass@127.0.0.1:3306/neutron</text:p>
          </table:table-cell>
        </table:table-row>
        <table:table-row table:style-name="ro2">
          <table:table-cell table:style-name="Default" office:value-type="string">
            <text:p>c</text:p>
          </table:table-cell>
          <table:table-cell table:style-name="Default" office:value-type="string">
            <text:p>onnection = mysql://neutron:Ic3H0us32014@mysqlci100.hq.ltg/neutro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eplace 127.0.0.1 above with the IP address of the database used by th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ain neutron server. (Leave it as is if the database runs on this host.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connection = sqlite://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SQLAlchemy connection string used to connect to the slave databas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lave_connection 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atabase reconnection retry times - in event connectivity is los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t to -1 implies an infinite retry coun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ax_retries = 1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atabase reconnection interval in seconds - if the initial connection to th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atabase fail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etry_interval = 1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inimum number of SQL connections to keep open in a pool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in_pool_size = 1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aximum number of SQL connections to keep open in a pool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ax_pool_size = 1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imeout in seconds before idle sql connections are reape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dle_timeout = 36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f set, use this value for max_overflow with sqlalchemy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ax_overflow = 2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erbosity of SQL debugging information. 0=None, 100=Everyth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onnection_debug = 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dd python stack traces to SQL as comment string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onnection_trace = 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f set, use this value for pool_timeout with sqlalchemy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ool_timeout = 1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>
          <table:table-cell table:style-name="ce3" office:value-type="string">
            <text:p>[</text:p>
          </table:table-cell>
          <table:table-cell table:style-name="ce3" office:value-type="string">
            <text:p>service_providers]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pecify service providers (drivers) for advanced services like loadbalancer, VPN, Firewall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ust be in form: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rvice_provider=&lt;service_type&gt;:&lt;name&gt;:&lt;driver&gt;[:default]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List of allowed service types includes LOADBALANCER, FIREWALL, VP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ombination of &lt;service type&gt; and &lt;name&gt; must be unique; &lt;driver&gt; must also be uniqu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is is multiline option, example for default provider: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ervice_provider=LOADBALANCER:name:lbaas_plugin_driver_path:defaul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xample of non-default provider: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rvice_provider=FIREWALL:name2:firewall_driver_path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--- Reference implementations ---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ervice_provider = LOADBALANCER:Haproxy:neutron.services.loadbalancer.drivers.haproxy.plugin_driver.HaproxyOnHostPluginDriver:default</text:p>
          </table:table-cell>
        </table:table-row>
        <table:table-row table:style-name="ro2">
          <table:table-cell table:style-name="Default" office:value-type="string">
            <text:p>s</text:p>
          </table:table-cell>
          <table:table-cell table:style-name="Default" office:value-type="string">
            <text:p>ervice_provider=VPN:openswan:neutron.services.vpn.service_drivers.ipsec.IPsecVPNDriver:default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n order to activate Radware's lbaas driver you need to uncomment the next line.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f you want to keep the HA Proxy as the default lbaas driver, remove the attribute default from the line below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Otherwise comment the HA Proxy lin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ervice_provider = LOADBALANCER:Radware:neutron.services.loadbalancer.drivers.radware.driver.LoadBalancerDriver:default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ncomment the following line to make the 'netscaler' LBaaS provider available.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ervice_provider=LOADBALANCER:NetScaler:neutron.services.loadbalancer.drivers.netscaler.netscaler_driver.NetScalerPluginDriver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ncomment the following line (and comment out the OpenSwan VPN line) to enable Cisco's VPN driver.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ervice_provider=VPN:cisco:neutron.services.vpn.service_drivers.cisco_ipsec.CiscoCsrIPsecVPNDriver:default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ncomment the line below to use Embrane heleos as Load Balancer service provider.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ervice_provider=LOADBALANCER:Embrane:neutron.services.loadbalancer.drivers.embrane.driver.EmbraneLbaas:default</text:p>
          </table:table-cell>
        </table:table-row>
      </table:table>
      <table:table table:name="neutron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Neutron 103</text:p>
          </table:table-cell>
          <table:table-cell/>
          <table:table-cell office:value-type="string">
            <text:p>Neutron 165</text:p>
          </table:table-cell>
        </table:table-row>
        <table:table-row table:style-name="ro1">
          <table:table-cell table:style-name="ce1" office:value-type="string">
            <text:p>[DEFAULT]</text:p>
          </table:table-cell>
          <table:table-cell/>
          <table:table-cell table:style-name="ce3" office:value-type="string">
            <text:p>[DEFAULT]</text:p>
          </table:table-cell>
        </table:table-row>
        <table:table-row table:style-name="ro1">
          <table:table-cell office:value-type="string">
            <text:p>verbose = true</text:p>
          </table:table-cell>
          <table:table-cell/>
          <table:table-cell office:value-type="string">
            <text:p>verbose = True</text:p>
          </table:table-cell>
        </table:table-row>
        <table:table-row table:style-name="ro1">
          <table:table-cell table:number-columns-repeated="2"/>
          <table:table-cell office:value-type="string">
            <text:p>debug = False</text:p>
          </table:table-cell>
        </table:table-row>
        <table:table-row table:style-name="ro2">
          <table:table-cell table:number-columns-repeated="2"/>
          <table:table-cell office:value-type="string">
            <text:p>use_syslog = False</text:p>
          </table:table-cell>
        </table:table-row>
        <table:table-row table:style-name="ro2">
          <table:table-cell table:number-columns-repeated="2"/>
          <table:table-cell office:value-type="string">
            <text:p>log_dir =/var/log/neutron</text:p>
          </table:table-cell>
        </table:table-row>
        <table:table-row table:style-name="ro1">
          <table:table-cell table:number-columns-repeated="2"/>
          <table:table-cell office:value-type="string">
            <text:p>bind_host = 0.0.0.0</text:p>
          </table:table-cell>
        </table:table-row>
        <table:table-row table:style-name="ro1">
          <table:table-cell table:number-columns-repeated="2"/>
          <table:table-cell office:value-type="string">
            <text:p>bind_port = 9696</text:p>
          </table:table-cell>
        </table:table-row>
        <table:table-row table:style-name="ro4">
          <table:table-cell office:value-type="string">
            <text:p>core_plugin = ml2</text:p>
          </table:table-cell>
          <table:table-cell/>
          <table:table-cell table:style-name="ce4" office:value-type="string">
            <text:p>core_plugin =openvswitch</text:p>
          </table:table-cell>
        </table:table-row>
        <table:table-row table:style-name="ro2">
          <table:table-cell office:value-type="string">
            <text:p>service_plugins = router</text:p>
          </table:table-cell>
          <table:table-cell table:number-columns-repeated="2"/>
        </table:table-row>
        <table:table-row table:style-name="ro2">
          <table:table-cell office:value-type="string">
            <text:p>auth_strategy = keystone</text:p>
          </table:table-cell>
          <table:table-cell/>
          <table:table-cell office:value-type="string">
            <text:p>auth_strategy = keystone</text:p>
          </table:table-cell>
        </table:table-row>
        <table:table-row table:style-name="ro1">
          <table:table-cell table:number-columns-repeated="2"/>
          <table:table-cell office:value-type="string">
            <text:p>base_mac = fa:16:3e:00:00:00</text:p>
          </table:table-cell>
        </table:table-row>
        <table:table-row table:style-name="ro1">
          <table:table-cell table:number-columns-repeated="2"/>
          <table:table-cell office:value-type="string">
            <text:p>mac_generation_retries = 16</text:p>
          </table:table-cell>
        </table:table-row>
        <table:table-row table:style-name="ro2">
          <table:table-cell table:number-columns-repeated="2"/>
          <table:table-cell office:value-type="string">
            <text:p>dhcp_lease_duration = 86400</text:p>
          </table:table-cell>
        </table:table-row>
        <table:table-row table:style-name="ro2">
          <table:table-cell table:number-columns-repeated="2"/>
          <table:table-cell office:value-type="string">
            <text:p>dhcp_agent_notification = True</text:p>
          </table:table-cell>
        </table:table-row>
        <table:table-row table:style-name="ro1">
          <table:table-cell table:number-columns-repeated="2"/>
          <table:table-cell office:value-type="string">
            <text:p>allow_bulk = True</text:p>
          </table:table-cell>
        </table:table-row>
        <table:table-row table:style-name="ro1">
          <table:table-cell table:number-columns-repeated="2"/>
          <table:table-cell office:value-type="string">
            <text:p>allow_pagination = False</text:p>
          </table:table-cell>
        </table:table-row>
        <table:table-row table:style-name="ro1">
          <table:table-cell table:number-columns-repeated="2"/>
          <table:table-cell office:value-type="string">
            <text:p>allow_sorting = False</text:p>
          </table:table-cell>
        </table:table-row>
        <table:table-row table:style-name="ro2">
          <table:table-cell table:number-columns-repeated="2"/>
          <table:table-cell office:value-type="string">
            <text:p>allow_overlapping_ips = True</text:p>
          </table:table-cell>
        </table:table-row>
        <table:table-row table:style-name="ro2">
          <table:table-cell office:value-type="string">
            <text:p>rpc_backend = neutron.openstack.common.rpc.impl_kombu</text:p>
          </table:table-cell>
          <table:table-cell/>
          <table:table-cell office:value-type="string">
            <text:p>rpc_backend = neutron.openstack.common.rpc.impl_kombu</text:p>
          </table:table-cell>
        </table:table-row>
        <table:table-row table:style-name="ro1">
          <table:table-cell table:number-columns-repeated="2"/>
          <table:table-cell office:value-type="string">
            <text:p>control_exchange = neutron</text:p>
          </table:table-cell>
        </table:table-row>
        <table:table-row table:style-name="ro1">
          <table:table-cell table:number-columns-repeated="2"/>
          <table:table-cell table:style-name="ce5" office:value-type="string">
            <text:p>rabbit_host = rabbitni101</text:p>
          </table:table-cell>
        </table:table-row>
        <table:table-row table:style-name="ro1">
          <table:table-cell table:number-columns-repeated="2"/>
          <table:table-cell office:value-type="string">
            <text:p>rabbit_password = Ic3H0us32014</text:p>
          </table:table-cell>
        </table:table-row>
        <table:table-row table:style-name="ro1">
          <table:table-cell table:number-columns-repeated="2"/>
          <table:table-cell office:value-type="string">
            <text:p>rabbit_port = 5672</text:p>
          </table:table-cell>
        </table:table-row>
        <table:table-row table:style-name="ro1">
          <table:table-cell office:value-type="string">
            <text:p>rabbit_hosts = rabbitni101:5672</text:p>
          </table:table-cell>
          <table:table-cell/>
          <table:table-cell office:value-type="string">
            <text:p>rabbit_hosts = rabbitni101:5672</text:p>
          </table:table-cell>
        </table:table-row>
        <table:table-row table:style-name="ro2">
          <table:table-cell table:number-columns-repeated="2"/>
          <table:table-cell office:value-type="string">
            <text:p>rabbit_userid = openstack</text:p>
          </table:table-cell>
        </table:table-row>
        <table:table-row table:style-name="ro1">
          <table:table-cell table:number-columns-repeated="2"/>
          <table:table-cell office:value-type="string">
            <text:p>rabbit_virtual_host = /</text:p>
          </table:table-cell>
        </table:table-row>
        <table:table-row table:style-name="ro1">
          <table:table-cell table:number-columns-repeated="2"/>
          <table:table-cell office:value-type="string">
            <text:p>rabbit_ha_queues = False</text:p>
          </table:table-cell>
        </table:table-row>
        <table:table-row table:style-name="ro2">
          <table:table-cell table:number-columns-repeated="2"/>
          <table:table-cell office:value-type="string">
            <text:p>dhcp_agents_per_network = 1</text:p>
          </table:table-cell>
        </table:table-row>
        <table:table-row table:style-name="ro2">
          <table:table-cell table:number-columns-repeated="2"/>
          <table:table-cell office:value-type="string">
            <text:p>use_ssl = False</text:p>
          </table:table-cell>
        </table:table-row>
        <table:table-row table:style-name="ro1">
          <table:table-cell table:number-columns-repeated="2"/>
          <table:table-cell office:value-type="string">
            <text:p>notify_nova_on_port_status_changes = True</text:p>
          </table:table-cell>
        </table:table-row>
        <table:table-row table:style-name="ro1">
          <table:table-cell table:number-columns-repeated="2"/>
          <table:table-cell office:value-type="string">
            <text:p>notify_nova_on_port_data_changes = True</text:p>
          </table:table-cell>
        </table:table-row>
        <table:table-row table:style-name="ro2">
          <table:table-cell table:number-columns-repeated="2"/>
          <table:table-cell office:value-type="string">
            <text:p>nova_url = http://127.0.0.1:8774/v2</text:p>
          </table:table-cell>
        </table:table-row>
        <table:table-row table:style-name="ro2">
          <table:table-cell table:number-columns-repeated="2"/>
          <table:table-cell office:value-type="string">
            <text:p>nova_region_name =RegionOne</text:p>
          </table:table-cell>
        </table:table-row>
        <table:table-row table:style-name="ro2">
          <table:table-cell table:number-columns-repeated="2"/>
          <table:table-cell office:value-type="string">
            <text:p>nova_admin_username =nova</text:p>
          </table:table-cell>
        </table:table-row>
        <table:table-row table:style-name="ro2">
          <table:table-cell table:number-columns-repeated="2"/>
          <table:table-cell office:value-type="string">
            <text:p>nova_admin_password =Ic3H0us32014</text:p>
          </table:table-cell>
        </table:table-row>
        <table:table-row table:style-name="ro2">
          <table:table-cell table:number-columns-repeated="2"/>
          <table:table-cell office:value-type="string">
            <text:p>nova_admin_auth_url =http://keystadmi100:35357/v2.0</text:p>
          </table:table-cell>
        </table:table-row>
        <table:table-row table:style-name="ro1">
          <table:table-cell table:number-columns-repeated="2"/>
          <table:table-cell office:value-type="string">
            <text:p>send_events_interval = 2</text:p>
          </table:table-cell>
        </table:table-row>
        <table:table-row table:style-name="ro5">
          <table:table-cell table:number-columns-repeated="2"/>
          <table:table-cell office:value-type="string">
            <text:p>kombu_reconnect_delay=1.0</text:p>
          </table:table-cell>
        </table:table-row>
        <table:table-row table:style-name="ro5">
          <table:table-cell table:number-columns-repeated="2"/>
          <table:table-cell office:value-type="string">
            <text:p>rabbit_use_ssl=False</text:p>
          </table:table-cell>
        </table:table-row>
        <table:table-row table:style-name="ro1">
          <table:table-cell table:style-name="ce1" office:value-type="string">
            <text:p>[quotas]</text:p>
          </table:table-cell>
          <table:table-cell/>
          <table:table-cell table:style-name="ce3" office:value-type="string">
            <text:p>[quotas]</text:p>
          </table:table-cell>
        </table:table-row>
        <table:table-row table:style-name="ro1">
          <table:table-cell table:style-name="ce1" office:value-type="string">
            <text:p>[agent]</text:p>
          </table:table-cell>
          <table:table-cell/>
          <table:table-cell table:style-name="ce3" office:value-type="string">
            <text:p>[agent]</text:p>
          </table:table-cell>
        </table:table-row>
        <table:table-row table:style-name="ro5">
          <table:table-cell table:number-columns-repeated="2"/>
          <table:table-cell office:value-type="string">
            <text:p>root_helper = sudo neutron-rootwrap /etc/neutron/rootwrap.conf</text:p>
          </table:table-cell>
        </table:table-row>
        <table:table-row table:style-name="ro1">
          <table:table-cell table:number-columns-repeated="2"/>
          <table:table-cell office:value-type="string">
            <text:p>report_interval = 30</text:p>
          </table:table-cell>
        </table:table-row>
        <table:table-row table:style-name="ro2">
          <table:table-cell table:style-name="ce1" office:value-type="string">
            <text:p>[keystone_authtoken]</text:p>
          </table:table-cell>
          <table:table-cell/>
          <table:table-cell table:style-name="ce3" office:value-type="string">
            <text:p>[keystone_authtoken]</text:p>
          </table:table-cell>
        </table:table-row>
        <table:table-row table:style-name="ro2">
          <table:table-cell office:value-type="string">
            <text:p>auth_host = keystadmi100</text:p>
          </table:table-cell>
          <table:table-cell/>
          <table:table-cell office:value-type="string">
            <text:p>auth_host = keystadmi100</text:p>
          </table:table-cell>
        </table:table-row>
        <table:table-row table:style-name="ro2">
          <table:table-cell office:value-type="string">
            <text:p>auth_port = 35357</text:p>
          </table:table-cell>
          <table:table-cell/>
          <table:table-cell office:value-type="string">
            <text:p>auth_port = 35357</text:p>
          </table:table-cell>
        </table:table-row>
        <table:table-row table:style-name="ro2">
          <table:table-cell office:value-type="string">
            <text:p>auth_protocol = http</text:p>
          </table:table-cell>
          <table:table-cell/>
          <table:table-cell office:value-type="string">
            <text:p>auth_protocol = http</text:p>
          </table:table-cell>
        </table:table-row>
        <table:table-row table:style-name="ro2">
          <table:table-cell office:value-type="string">
            <text:p>admin_tenant_name = service</text:p>
          </table:table-cell>
          <table:table-cell/>
          <table:table-cell office:value-type="string">
            <text:p>admin_tenant_name = service</text:p>
          </table:table-cell>
        </table:table-row>
        <table:table-row table:style-name="ro2">
          <table:table-cell office:value-type="string">
            <text:p>admin_user = neutron</text:p>
          </table:table-cell>
          <table:table-cell/>
          <table:table-cell office:value-type="string">
            <text:p>admin_user = neutron</text:p>
          </table:table-cell>
        </table:table-row>
        <table:table-row table:style-name="ro2">
          <table:table-cell office:value-type="string">
            <text:p>admin_password = Ic3H0us32014</text:p>
          </table:table-cell>
          <table:table-cell/>
          <table:table-cell office:value-type="string">
            <text:p>admin_password = Ic3H0us32014</text:p>
          </table:table-cell>
        </table:table-row>
        <table:table-row table:style-name="ro2">
          <table:table-cell office:value-type="string">
            <text:p>auth_uri = http://keystpri100:5000</text:p>
          </table:table-cell>
          <table:table-cell/>
          <table:table-cell office:value-type="string">
            <text:p>auth_uri=http://keystpri:5000</text:p>
          </table:table-cell>
        </table:table-row>
        <table:table-row table:style-name="ro1">
          <table:table-cell table:style-name="ce1" office:value-type="string">
            <text:p>[database]</text:p>
          </table:table-cell>
          <table:table-cell/>
          <table:table-cell table:style-name="ce3" office:value-type="string">
            <text:p>[database]</text:p>
          </table:table-cell>
        </table:table-row>
        <table:table-row table:style-name="ro2">
          <table:table-cell table:number-columns-repeated="2"/>
          <table:table-cell office:value-type="string">
            <text:p>connection = mysql://neutron:Ic3H0us32014@mysqlci100.hq.ltg/neutron</text:p>
          </table:table-cell>
        </table:table-row>
        <table:table-row table:style-name="ro1">
          <table:table-cell table:style-name="ce1" office:value-type="string">
            <text:p>[service_providers]</text:p>
          </table:table-cell>
          <table:table-cell/>
          <table:table-cell table:style-name="ce3" office:value-type="string">
            <text:p>[service_providers]</text:p>
          </table:table-cell>
        </table:table-row>
        <table:table-row table:style-name="ro2">
          <table:table-cell table:number-columns-repeated="2"/>
          <table:table-cell office:value-type="string">
            <text:p>service_provider=VPN:openswan:neutron.services.vpn.service_drivers.ipsec.IPsecVPNDriver:default</text:p>
          </table:table-cell>
        </table:table-row>
        <table:table-row table:style-name="ro1" table:number-rows-repeated="10485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nova103" table:style-name="ta1">
        <table:table-column table:style-name="co5" table:default-cell-style-name="Default"/>
        <table:table-column table:style-name="co9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 table:visibility="filter">
          <table:table-cell table:style-name="ce3" office:value-type="string">
            <text:p>[</text:p>
          </table:table-cell>
          <table:table-cell table:style-name="ce3" office:value-type="string">
            <text:p>DEFAULT]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office:value-type="string">
            <text:p>a</text:p>
          </table:table-cell>
          <table:table-cell office:value-type="string">
            <text:p>uth_strategy = keystone</text:p>
          </table:table-cell>
        </table:table-row>
        <table:table-row table:style-name="ro2" table:visibility="filter">
          <table:table-cell office:value-type="string">
            <text:p>r</text:p>
          </table:table-cell>
          <table:table-cell office:value-type="string">
            <text:p>pc_backend = nova.openstack.common.rpc.impl_kombu</text:p>
          </table:table-cell>
        </table:table-row>
        <table:table-row table:style-name="ro2" table:visibility="filter">
          <table:table-cell office:value-type="string">
            <text:p>r</text:p>
          </table:table-cell>
          <table:table-cell office:value-type="string">
            <text:p>abbit_hosts = rabbitni101:5672</text:p>
          </table:table-cell>
        </table:table-row>
        <table:table-row table:style-name="ro2" table:visibility="filter">
          <table:table-cell office:value-type="string">
            <text:p>m</text:p>
          </table:table-cell>
          <table:table-cell office:value-type="string">
            <text:p>y_ip = 192.168.6.103</text:p>
          </table:table-cell>
        </table:table-row>
        <table:table-row table:style-name="ro2" table:visibility="filter">
          <table:table-cell office:value-type="string">
            <text:p>v</text:p>
          </table:table-cell>
          <table:table-cell office:value-type="string">
            <text:p>nc_enabled = True</text:p>
          </table:table-cell>
        </table:table-row>
        <table:table-row table:style-name="ro2" table:visibility="filter">
          <table:table-cell office:value-type="string">
            <text:p>v</text:p>
          </table:table-cell>
          <table:table-cell office:value-type="string">
            <text:p>ncserver_listen = 0.0.0.0</text:p>
          </table:table-cell>
        </table:table-row>
        <table:table-row table:style-name="ro2" table:visibility="filter">
          <table:table-cell office:value-type="string">
            <text:p>v</text:p>
          </table:table-cell>
          <table:table-cell office:value-type="string">
            <text:p>ncserver_proxyclient_address = 192.168.6.103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ovncproxy_base_url = http://novapri100:6080/vnc_auto.html</text:p>
          </table:table-cell>
        </table:table-row>
        <table:table-row table:style-name="ro1" table:visibility="filter">
          <table:table-cell office:value-type="string">
            <text:p>g</text:p>
          </table:table-cell>
          <table:table-cell office:value-type="string">
            <text:p>lance_host = glancepri100</text:p>
          </table:table-cell>
        </table:table-row>
        <table:table-row table:style-name="ro1" table:visibility="filter">
          <table:table-cell office:value-type="string">
            <text:p>g</text:p>
          </table:table-cell>
          <table:table-cell office:value-type="string">
            <text:p>lance_port = 9292</text:p>
          </table:table-cell>
        </table:table-row>
        <table:table-row table:style-name="ro2" table:visibility="filter">
          <table:table-cell office:value-type="string">
            <text:p>i</text:p>
          </table:table-cell>
          <table:table-cell office:value-type="string">
            <text:p>mage_service = nova.image.glance.GlanceImageService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etwork_api_class = nova.network.neutronv2.api.API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eutron_url = http://neutronpri100:9696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eutron_auth_strategy = keystone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eutron_admin_tenant_name = service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eutron_admin_username = neutron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eutron_admin_password = Ic3H0us32014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eutron_admin_auth_url = http://keystadmi100:35357/v2.0</text:p>
          </table:table-cell>
        </table:table-row>
        <table:table-row table:style-name="ro2" table:visibility="filter">
          <table:table-cell office:value-type="string">
            <text:p>l</text:p>
          </table:table-cell>
          <table:table-cell office:value-type="string">
            <text:p>inuxnet_interface_driver = nova.network.linux_net.LinuxOVSInterfaceDriver</text:p>
          </table:table-cell>
        </table:table-row>
        <table:table-row table:style-name="ro2" table:visibility="filter">
          <table:table-cell office:value-type="string">
            <text:p>f</text:p>
          </table:table-cell>
          <table:table-cell office:value-type="string">
            <text:p>irewall_driver = nova.virt.firewall.NoopFirewallDriver</text:p>
          </table:table-cell>
        </table:table-row>
        <table:table-row table:style-name="ro2" table:visibility="filter">
          <table:table-cell office:value-type="string">
            <text:p>s</text:p>
          </table:table-cell>
          <table:table-cell office:value-type="string">
            <text:p>ecurity_group_api = neutron</text:p>
          </table:table-cell>
        </table:table-row>
        <table:table-row table:style-name="ro2" table:visibility="filter">
          <table:table-cell office:value-type="string">
            <text:p>i</text:p>
          </table:table-cell>
          <table:table-cell office:value-type="string">
            <text:p>nstance_usage_audit = True</text:p>
          </table:table-cell>
        </table:table-row>
        <table:table-row table:style-name="ro2" table:visibility="filter">
          <table:table-cell office:value-type="string">
            <text:p>i</text:p>
          </table:table-cell>
          <table:table-cell office:value-type="string">
            <text:p>nstance_usage_audit_period = hour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otify_on_state_change = vm_and_task_state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otification_driver = nova.openstack.common.notifier.rpc_notifier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otification_driver = ceilometer.compute.nova_notifier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glance_api_servers = glancepri100:9292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debug = true</text:p>
          </table:table-cell>
        </table:table-row>
        <table:table-row table:style-name="ro2" table:visibility="filter">
          <table:table-cell office:value-type="string">
            <text:p>i</text:p>
          </table:table-cell>
          <table:table-cell office:value-type="string">
            <text:p>nstances_path = /mount/gswift/nova/instanc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oslo.messag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 durable queues in amqp.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rabbit_durable_queues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amqp_durable_queues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uto-delete queues in amqp. 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amqp_auto_delete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ize of RPC connection pool.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rpc_conn_pool_size=3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odules of exceptions that are permitted to be recreated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upon receiving exception data from an rpc call. (list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allowed_rpc_exception_modules=oslo.messaging.exceptions,nova.exception,cinder.exception,exceptions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Qpid broker hostname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qpid_hostname=localhost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Qpid broker port.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qpid_port=5672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Qpid HA cluster host:port pairs. (list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qpid_hosts=$qpid_hostname:$qpid_port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rname for Qpid connection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qpid_username=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Password for Qpid connection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qpid_password=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pace separated list of SASL mechanisms to use for auth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qpid_sasl_mechanisms=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econds between connection keepalive heartbeats.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qpid_heartbeat=60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ransport to use, either 'tcp' or 'ssl'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qpid_protocol=tcp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Whether to disable the Nagle algorithm. 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qpid_tcp_nodelay=tru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qpid topology version to use. <text:s/>Version 1 is what was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riginally used by impl_qpid. <text:s/>Version 2 includes som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backwards-incompatible changes that allow broker federatio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o work. <text:s/>Users should update to version 2 when they ar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ble to take everything down, as it requires a clean break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qpid_topology_version=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SL version to use (valid only if SSL enabled). valid value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re TLSv1, SSLv23 and SSLv3. SSLv2 may be available on som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istributions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kombu_ssl_version=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SL key file (valid only if SSL enabled)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kombu_ssl_keyfile=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SL cert file (valid only if SSL enabled)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kombu_ssl_certfile=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SL certification authority file (valid only if SSL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nabled)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kombu_ssl_ca_certs=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How long to wait before reconnecting in response to an AMQP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onsumer cancel notification. (floating point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kombu_reconnect_delay=1.0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RabbitMQ broker address where a single node is used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rabbit_host=localhost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RabbitMQ broker port where a single node is used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abbit_port=5672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RabbitMQ HA cluster host:port pairs. (list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abbit_hosts=$rabbit_host:$rabbit_port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Connect over SSL for RabbitMQ. 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rabbit_use_ssl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RabbitMQ userid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rabbit_userid=guest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RabbitMQ password.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abbit_password=guest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RabbitMQ login method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abbit_login_method=AMQPLAIN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RabbitMQ virtual host.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abbit_virtual_host=/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How frequently to retry connecting with RabbitMQ.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abbit_retry_interval=1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How long to backoff for between retries when connecting to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RabbitMQ.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rabbit_retry_backoff=2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imum number of RabbitMQ connection retries. Default is 0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infinite retry count).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abbit_max_retries=0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 HA queues in RabbitMQ (x-ha-policy: all). If you change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is option, you must wipe the RabbitMQ database. (boolea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abbit_ha_queues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If passed, use a fake RabbitMQ provider.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fake_rabbit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ZeroMQ bind address. Should be a wildcard (*), an etherne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nterface, or IP. The "host" option should point or resolv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o this address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rpc_zmq_bind_address=*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MatchMaker driver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rpc_zmq_matchmaker=oslo.messaging._drivers.matchmaker.MatchMakerLocalhost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ZeroMQ receiver listening port.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rpc_zmq_port=9501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ZeroMQ contexts, defaults to 1.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rpc_zmq_contexts=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imum number of ingress messages to locally buffer p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opic. Default is unlimited.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rpc_zmq_topic_backlog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irectory for holding IPC sockets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rpc_zmq_ipc_dir=/var/run/openstack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ame of this node. Must be a valid hostname, FQDN, or IP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ddress. Must match "host" option, if running Nova.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rpc_zmq_host=nov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conds to wait before a cast expires (TTL). Only supported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by impl_zmq.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rpc_cast_timeout=3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Heartbeat frequency.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matchmaker_heartbeat_freq=3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Heartbeat time-to-live.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matchmaker_heartbeat_ttl=6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Host to locate redis.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host=127.0.0.1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 this port to connect to redis host.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port=6379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Password for Redis server (optional).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password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ize of RPC greenthread pool.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rpc_thread_pool_size=64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river or drivers to handle sending notifications. (multi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d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notification_driver=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MQP topic used for OpenStack notifications. (list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[rpc_notifier2]/topic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notification_topics=notification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conds to wait for a response from a call.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rpc_response_timeout=6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 URL representing the messaging driver to use and its full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configuration. If not set, we fall back to the rpc_backend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 and driver specific configuration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transport_url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messaging driver to use, defaults to rabbit. Other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rivers include qpid and zmq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rpc_backend=rabbit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default exchange under which topics are scoped. May b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verridden by an exchange name specified in the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ransport_url option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ontrol_exchange=openstack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availability_zone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availability_zone to show internal services und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internal_service_availability_zone=internal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fault compute node availability_zone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default_availability_zone=nova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rypto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ilename of root CA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a_file=cacert.pe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ilename of private key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key_file=private/cakey.pe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ilename of root Certificate Revocation List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rl_file=crl.pe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here we keep our keys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keys_path=$state_path/key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here we keep our root CA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a_path=$state_path/C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hould we use a CA for each project?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use_project_ca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ubject for certificate for users, %s for project, user,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imestamp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user_cert_subject=/C=US/ST=California/O=OpenStack/OU=NovaDev/CN=%.16s-%.16s-%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ubject for certificate for projects, %s for project,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imestamp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project_cert_subject=/C=US/ST=California/O=OpenStack/OU=NovaDev/CN=project-ca-%.16s-%s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exceptio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ke exception message format errors fatal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fatal_exception_format_errors=false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netconf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P address of this host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my_ip=10.0.0.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ame of this node. <text:s/>This can be an opaque identifier. <text:s/>It is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ot necessarily a hostname, FQDN, or IP address. However,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node name must be valid within an AMQP key, and if using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ZeroMQ, a valid hostname, FQDN, or IP address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host=nov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 IPv6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use_ipv6=false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notification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If set, send compute.instance.update notifications o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nstance state changes. <text:s/>Valid values are None for no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otifications, "vm_state" for notifications on VM state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changes, or "vm_and_task_state" for notifications on VM and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ask state changes.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notify_on_state_change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If set, send api.fault notifications on caught exceptions i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API service. 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notify_api_faults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fault notification level for outgoing notification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default_notification_level=INFO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fault publisher_id for outgoing notifications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default_publisher_id=&lt;None&gt;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path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irectory where the nova python module is installed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pybasedir=/usr/lib/python/site-package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irectory where nova binaries are installed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bindir=/usr/local/bi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op-level directory for maintaining nova's state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state_path=/var/lib/nova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policy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JSON file representing policy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policy_file=policy.jso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ule checked when requested rule is not found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policy_default_rule=default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quota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instances allowed per project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quota_instances=1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instance cores allowed per project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quota_cores=2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egabytes of instance RAM allowed per project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quota_ram=512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floating IPs allowed per project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quota_floating_ips=10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fixed IPs allowed per project (this should be a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least the number of instances allowed)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quota_fixed_ips=-1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metadata items allowed per instance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quota_metadata_items=128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injected files allowed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quota_injected_files=5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bytes allowed per injected file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quota_injected_file_content_bytes=1024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bytes allowed per injected file path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quota_injected_file_path_bytes=255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security groups per project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quota_security_groups=1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security rules per security group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quota_security_group_rules=2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key pairs per user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quota_key_pairs=1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seconds until a reservation expires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eservation_expire=864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ount of reservations until usage is refreshed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until_refresh=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seconds between subsequent usage refreshe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max_age=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fault driver to use for quota checks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quota_driver=nova.quota.DbQuotaDriver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servic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econds between nodes reporting state to datastore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eport_interval=1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nable periodic tasks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periodic_enable=tru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ange of seconds to randomly delay when starting th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eriodic task scheduler to reduce stampeding. (Disable by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tting to 0)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periodic_fuzzy_delay=60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 list of APIs to enable by default (list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enabled_apis=ec2,osapi_compute,metadata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 list of APIs with enabled SSL (list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enabled_ssl_apis=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IP address on which the EC2 API will listen.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ec2_listen=0.0.0.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port on which the EC2 API will listen.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ec2_listen_port=8773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workers for EC2 API service. The default will b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qual to the number of CPUs available.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ec2_workers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IP address on which the OpenStack API will listen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osapi_compute_listen=0.0.0.0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port on which the OpenStack API will listen.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osapi_compute_listen_port=8774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workers for OpenStack API service. The defaul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ill be the number of CPUs available.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osapi_compute_workers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enStack metadata service manager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metadata_manager=nova.api.manager.MetadataManag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IP address on which the metadata API will listen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metadata_listen=0.0.0.0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port on which the metadata API will listen.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metadata_listen_port=8775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workers for metadata service. The default will b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number of CPUs available.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metadata_workers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ull class name for the Manager for compute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ompute_manager=nova.compute.manager.ComputeManag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ull class name for the Manager for console proxy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onsole_manager=nova.console.manager.ConsoleProxyManag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Manager for console auth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onsoleauth_manager=nova.consoleauth.manager.ConsoleAuthManag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ull class name for the Manager for cert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ert_manager=nova.cert.manager.CertManag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ull class name for the Manager for network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network_manager=nova.network.manager.FlatDHCPManag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ull class name for the Manager for scheduler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cheduler_manager=nova.scheduler.manager.SchedulerManag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imum time since last check-in for up service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service_down_time=60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tes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File name of clean sqlite db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qlite_clean_db=clean.sqlite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util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hether to log monkey patching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monkey_patch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List of modules/decorators to monkey patch (list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monkey_patch_modules=nova.api.ec2.cloud:nova.notifications.notify_decorator,nova.compute.api:nova.notifications.notify_decorator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Length of generated instance admin passwords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password_length=12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ime period to generate instance usages for. <text:s/>Time period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ust be hour, day, month or year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instance_usage_audit_period=month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Path to the rootwrap configuration file to use for runn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ommands as root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rootwrap_config=/etc/nova/rootwrap.conf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xplicitly specify the temporary working directory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tempdir=&lt;None&gt;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wsgi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File name for the paste.deploy config for nova-api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api_paste_config=api-paste.ini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 python format string that is used as the template to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generate log lines. The following values can be formatted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into it: client_ip, date_time, request_line, status_code,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body_length, wall_seconds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wsgi_log_format=%(client_ip)s "%(request_line)s" status: %(status_code)s len: %(body_length)s time: %(wall_seconds).7f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A certificate file to use to verify connecting client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sl_ca_file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SL certificate of API server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sl_cert_file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SL private key of API server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sl_key_file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ts the value of TCP_KEEPIDLE in seconds for each serv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ocket. Not supported on OS X.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tcp_keepidle=6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ize of the pool of greenthreads used by wsgi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wsgi_default_pool_size=10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imum line size of message headers to be accepted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_header_line may need to be increased when using larg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okens (typically those generated by the Keystone v3 API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ith big service catalogs).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max_header_line=16384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api.auth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Whether to use per-user rate limiting for the api. This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 is only used by v2 api. Rate limiting is removed from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v3 api. 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api_rate_limit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strategy to use for auth: noauth or keystone.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auth_strategy=noauth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reat X-Forwarded-For as the canonical remote address. Only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nable this if you have a sanitizing proxy.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use_forwarded_for=false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api.ec2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failed auths before lockout.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lockout_attempts=5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minutes to lockout if triggered.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lockout_minutes=15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minutes for lockout window.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lockout_window=15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URL to get token from ec2 request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keystone_ec2_url=http://localhost:5000/v2.0/ec2tokens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Return the IP address as private dns hostname in describ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nstances 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ec2_private_dns_show_ip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idate security group names according to EC2 specificatio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ec2_strict_validation=tru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ime in seconds before ec2 timestamp expires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ec2_timestamp_expiry=300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api.ec2.cloud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IP address of the EC2 API server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ec2_host=$my_ip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internal IP address of the EC2 API server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ec2_dmz_host=$my_ip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port of the EC2 API server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ec2_port=8773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protocol to use when connecting to the EC2 API server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(http, https)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ec2_scheme=http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path prefix used to call the ec2 API server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ec2_path=/services/Cloud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List of region=fqdn pairs separated by commas (list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egion_list=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api.metadata.bas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List of metadata versions to skip placing into the confi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rive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onfig_drive_skip_versions=1.0 2007-01-19 2007-03-01 2007-08-29 2007-10-10 2007-12-15 2008-02-01 2008-09-0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river to use for vendor data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vendordata_driver=nova.api.metadata.vendordata_json.JsonFileVendorData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api.metadata.handl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et flag to indicate Neutron will proxy metadata request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nd resolve instance ids. 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ervice_neutron_metadata_proxy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hared secret to validate proxies Neutron metadata request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neutron_metadata_proxy_shared_secret=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api.metadata.vendordata_jso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File to load json formatted vendor data from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vendordata_jsonfile_path=&lt;None&gt;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api.openstack.commo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maximum number of items returned in a single respons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rom a collection resource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osapi_max_limit=10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Base URL that will be presented to users in links to the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enStack Compute API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osapi_compute_link_prefix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Base URL that will be presented to users in links to glanc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esources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osapi_glance_link_prefix=&lt;None&gt;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api.openstack.comput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ermit instance snapshot operations.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allow_instance_snapshots=true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api.openstack.compute.contrib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pecify list of extensions to load when using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sapi_compute_extension option with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ova.api.openstack.compute.contrib.select_extensions (lis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osapi_compute_ext_list=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api.openstack.compute.contrib.fp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Full path to fping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fping_path=/usr/sbin/fping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api.openstack.compute.contrib.os_tenant_network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nables or disables quota checking for tenant network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enable_network_quota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ontrol for checking for default networks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use_neutron_default_nets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fault tenant id when creating neutron networks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neutron_default_tenant_id=default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api.openstack.compute.extension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sapi compute extension to load (multi valued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osapi_compute_extension=nova.api.openstack.compute.contrib.standard_extensions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api.openstack.compute.plugins.v3.hide_server_addresse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List of instance states that should hide network info (lis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osapi_hide_server_address_states=building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api.openstack.compute.server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nables returning of the instance password by the relevan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rver API calls such as create, rebuild or rescue, If the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hypervisor does not support password injection then th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assword returned will not be correct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enable_instance_password=true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api.sizelimi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maximum body size per each osapi request(bytes)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osapi_max_request_body_size=114688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ert.rpcapi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topic cert nodes listen on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ert_topic=cert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loudpipe.pipelib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Image ID used when starting up a cloudpipe vpn serv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vpn_image_id=0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Flavor for vpn instances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vpn_flavor=m1.tiny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emplate for cloudpipe instance boot script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boot_script_template=$pybasedir/nova/cloudpipe/bootscript.templat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etwork to push into openvpn config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dmz_net=10.0.0.0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etmask to push into openvpn config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dmz_mask=255.255.255.0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uffix to add to project name for vpn key and secgroup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vpn_key_suffix=-vpn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md.novnc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ecord sessions to FILE.[session_number]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ecord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Become a daemon (background process)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daemon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isallow non-encrypted connections 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sl_only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ource is ipv6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source_is_ipv6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SL certificate file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ert=self.pe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SL key file (if separate from cert)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key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Run webserver on same port. Serve files from DIR.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web=/usr/share/spice-html5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md.novncproxy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Host on which to listen for incoming requests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novncproxy_host=0.0.0.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ort on which to listen for incoming requests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novncproxy_port=6080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md.spicehtml5proxy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Host on which to listen for incoming requests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spicehtml5proxy_host=0.0.0.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ort on which to listen for incoming requests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spicehtml5proxy_port=6082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ompute.api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llow destination machine to match source for resize. Useful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hen testing in single-host environments.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allow_resize_to_same_host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llow migrate machine to the same host. Useful when test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n single-host environments.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allow_migrate_to_same_host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vailability zone to use when user doesn't specify on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default_schedule_zone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se are image properties which a snapshot should no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nherit from an instance (list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non_inheritable_image_properties=cache_in_nova,bittorrent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Kernel image that indicates not to use a kernel, but to us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 raw disk image instead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null_kernel=nokernel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hen creating multiple instances with a single request using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os-multiple-create API extension, this template will b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d to build the display name for each instance. Th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benefit is that the instances end up with different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hostnames. To restore legacy behavior of every instanc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having the same name, set this option to "%(name)s". <text:s/>Valid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keys for the template are: name, uuid, count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multi_instance_display_name_template=%(name)s-%(uuid)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imum number of devices that will result in a local image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being created on the hypervisor node. Setting this to 0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eans nova will allow only boot from volume. A negativ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means unlimited.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max_local_block_devices=3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ompute.flavor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fault flavor to use for the EC2 API only. The Nova API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oes not support a default flavor.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default_flavor=m1.small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ompute.mana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onsole proxy host to use to connect to instances on thi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host.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onsole_host=nova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ame of network to use to set access IPs for instance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default_access_ip_network_name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Whether to batch up the application of IPTables rules during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 host restart and apply all at the end of the init phas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defer_iptables_apply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here instances are stored on disk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instances_path=$state_path/instances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Generate periodic compute.instance.exists notification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instance_usage_audit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1 second retries needed in live_migration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live_migration_retry_count=3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hether to start guests that were running before the hos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ebooted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esume_guests_state_on_host_boot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times to retry network allocation on failure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network_allocate_retries=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number of times to attempt to reap an instance's files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maximum_instance_delete_attempts=5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nterval to pull network bandwidth usage info. Not supported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n all hypervisors. Set to 0 to disable.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bandwidth_poll_interval=6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nterval to sync power states between the database and the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hypervisor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sync_power_state_interval=6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seconds between instance info_cache self heal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updates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heal_instance_info_cache_interval=6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nterval in seconds for reclaiming deleted instance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eclaim_instance_interval=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nterval in seconds for gathering volume usages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volume_usage_poll_interval=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nterval in seconds for polling shelved instances to offload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shelved_poll_interval=36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ime in seconds before a shelved instance is eligible fo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emoving from a host. <text:s/>-1 never offload, 0 offload whe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helved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shelved_offload_time=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nterval in seconds for retrying failed instance fil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letes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instance_delete_interval=3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ction to take if a running deleted instance is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tected.Valid options are 'noop', 'log', 'shutdown', or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'reap'. Set to 'noop' to take no action.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unning_deleted_instance_action=reap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seconds to wait between runs of the cleanup task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unning_deleted_instance_poll_interval=18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seconds after being deleted when a runn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nstance should be considered eligible for cleanup.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unning_deleted_instance_timeout=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utomatically hard reboot an instance if it has been stuck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n a rebooting state longer than N seconds. Set to 0 to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isable.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eboot_timeout=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mount of time in seconds an instance can be in BUILD before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going into ERROR status.Set to 0 to disable.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instance_build_timeout=0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utomatically unrescue an instance after N seconds. Set to 0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o disable.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escue_timeout=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utomatically confirm resizes after N seconds. Set to 0 to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isable.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esize_confirm_window=0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ompute.monitor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onitor classes available to the compute which may b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pecified more than once. (multi valued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ompute_available_monitors=nova.compute.monitors.all_monitor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 list of monitors that can be used for getting comput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etrics. (list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ompute_monitors=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ompute.resource_track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mount of disk in MB to reserve for the host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reserved_host_disk_mb=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mount of memory in MB to reserve for the host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reserved_host_memory_mb=512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lass that will manage stats for the local compute hos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ompute_stats_class=nova.compute.stats.Stats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ompute.rpcapi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topic compute nodes listen on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ompute_topic=compute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onductor.tasks.live_migrat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times to retry live-migration before failing. If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== -1, try until out of hosts. If == 0, only try once, no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etries.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migrate_max_retries=-1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onsole.mana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river to use for the console proxy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onsole_driver=nova.console.xvp.XVPConsoleProx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tub calls to compute worker for tests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stub_compute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ublicly visible name for this console host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onsole_public_hostname=nova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onsole.rpcapi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topic console proxy nodes listen on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onsole_topic=console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onsole.vmrc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Port for VMware VMRC connections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onsole_vmrc_port=443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retries for retrieving VMRC information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onsole_vmrc_error_retries=10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onsole.xvp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XVP conf template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onsole_xvp_conf_template=$pybasedir/nova/console/xvp.conf.templat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Generated XVP conf file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onsole_xvp_conf=/etc/xvp.conf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XVP master process pid file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onsole_xvp_pid=/var/run/xvp.pid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XVP log file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onsole_xvp_log=/var/log/xvp.log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ort for XVP to multiplex VNC connections on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onsole_xvp_multiplex_port=5900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onsoleauth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topic console auth proxy nodes listen on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onsoleauth_topic=consoleauth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onsoleauth.mana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How many seconds before deleting tokens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onsole_token_ttl=600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db.api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rvices to be added to the available pool on creat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enable_new_services=tru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emplate string to be used to generate instance name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instance_name_template=instance-%08x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emplate string to be used to generate snapshot name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snapshot_name_template=snapshot-%s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db.bas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driver to use for database access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db_driver=nova.db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db.sqlalchemy.api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When set, compute API will consider duplicate hostname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nvalid within the specified scope, regardless of case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hould be empty, "project" or "global"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osapi_compute_unique_server_name_scope=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image.glanc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fault glance hostname or IP address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glance_host=$my_ip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fault glance port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glance_port=9292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fault protocol to use when connecting to glance. Set to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https for SSL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glance_protocol=http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 list of the glance api servers available to nova. Prefix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with https:// for ssl-based glance api servers.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([hostname|ip]:port) (list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glance_api_servers=$glance_host:$glance_port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llow to perform insecure SSL (https) requests to glanc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glance_api_insecure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retries when downloading an image from glanc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glance_num_retries=0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 list of url scheme that can be downloaded directly via the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irect_url. <text:s/>Currently supported schemes: [file]. (lis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allowed_direct_url_schemes=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image.s3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Parent directory for tempdir used for image decryptio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image_decryption_dir=/tmp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Hostname or IP for OpenStack to use when accessing the S3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pi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3_host=$my_ip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Port used when accessing the S3 api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s3_port=3333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ccess key to use for S3 server for images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3_access_key=notchecked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cret key to use for S3 server for images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3_secret_key=notchecked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hether to use SSL when talking to S3 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3_use_ssl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hether to affix the tenant id to the access key whe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ownloading from S3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s3_affix_tenant=false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ipv6.api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Backend to use for IPv6 generation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ipv6_backend=rfc2462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network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full class name of the network API class to use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network_api_class=nova.network.api.API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network.driv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river to use for network creation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network_driver=nova.network.linux_net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network.floating_ip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fault pool for floating IPs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default_floating_pool=nova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utoassigning floating IP to VM 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auto_assign_floating_ip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Full class name for the DNS Manager for floating IPs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floating_ip_dns_manager=nova.network.noop_dns_driver.NoopDNSDriv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Full class name for the DNS Manager for instance IPs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instance_dns_manager=nova.network.noop_dns_driver.NoopDNSDriv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Full class name for the DNS Zone for instance IPs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instance_dns_domain=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network.ldapdn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URL for LDAP server which will store DNS entries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ldap_dns_url=ldap://ldap.example.com:389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r for LDAP DNS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ldap_dns_user=uid=admin,ou=people,dc=example,dc=org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assword for LDAP DNS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ldap_dns_password=password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Hostmaster for LDAP DNS driver Statement of Authority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ldap_dns_soa_hostmaster=hostmaster@example.org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NS Servers for LDAP DNS driver (multi valued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ldap_dns_servers=dns.example.org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Base DN for DNS entries in LDAP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ldap_dns_base_dn=ou=hosts,dc=example,dc=org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efresh interval (in seconds) for LDAP DNS driver Statemen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f Authority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ldap_dns_soa_refresh=18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etry interval (in seconds) for LDAP DNS driver Statement of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uthority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ldap_dns_soa_retry=36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xpiry interval (in seconds) for LDAP DNS driver Statemen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f Authority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ldap_dns_soa_expiry=864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inimum interval (in seconds) for LDAP DNS driver Statemen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f Authority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ldap_dns_soa_minimum=7200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network.linux_ne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Location of flagfiles for dhcpbridge (multi valued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dhcpbridge_flagfile=/etc/nova/nova.conf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Location to keep network config files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networks_path=$state_path/network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nterface for public IP addresses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public_interface=eth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TU setting for network interface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network_device_mtu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Location of nova-dhcpbridge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dhcpbridge=/usr/bin/nova-dhcpbridg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ublic IP of network host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routing_source_ip=$my_ip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Lifetime of a DHCP lease in seconds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dhcp_lease_time=120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If set, uses specific DNS server for dnsmasq. Can b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pecified multiple times. (multi valued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dns_server=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If set, uses the dns1 and dns2 from the network ref. as dn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rvers. 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use_network_dns_servers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 list of dmz range that should be accepted (list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dmz_cidr=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raffic to this range will always be snatted to the fallback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ip, even if it would normally be bridged out of the node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an be specified multiple times. (multi valued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force_snat_range=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verride the default dnsmasq settings with this file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dnsmasq_config_file=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river used to create ethernet devices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linuxnet_interface_driver=nova.network.linux_net.LinuxBridgeInterfaceDriv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ame of Open vSwitch bridge used with linuxnet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linuxnet_ovs_integration_bridge=br-int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end gratuitous ARPs for HA setup 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end_arp_for_ha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end this many gratuitous ARPs for HA setup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end_arp_for_ha_count=3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 single default gateway. Only first nic of vm will get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fault gateway from dhcp server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use_single_default_gateway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n interface that bridges can forward to. If this is set to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ll then all traffic will be forwarded. Can be specified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ultiple times. (multi valued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forward_bridge_interface=all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IP address for the metadata API server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metadata_host=$my_ip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port for the metadata API port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metadata_port=8775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Regular expression to match iptables rule that should alway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be on the top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iptables_top_regex=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Regular expression to match iptables rule that should alway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be on the bottom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iptables_bottom_regex=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table that iptables to jump to when a packet is to b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ropped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iptables_drop_action=DROP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mount of time, in seconds, that ovs_vsctl should wait for a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esponse from the database. 0 is to wait forever.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ovs_vsctl_timeout=12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f passed, use fake network devices and addresses (boolea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fake_network=false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network.mana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Bridge for simple network instances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flat_network_bridge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NS server for simple network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flat_network_dns=8.8.4.4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hether to attempt to inject network setup into gues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flat_injected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FlatDhcp will bridge into this interface if set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flat_interface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irst VLAN for private networks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vlan_start=1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VLANs will bridge into this interface if set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vlan_interface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networks to support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num_networks=1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Public IP for the cloudpipe VPN servers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vpn_ip=$my_ip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First Vpn port for private networks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vpn_start=10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addresses in each private subnet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network_size=256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ixed IPv6 address block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fixed_range_v6=fd00::/48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fault IPv4 gateway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gateway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fault IPv6 gateway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gateway_v6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addresses reserved for vpn clients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nt_vpn_clients=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conds after which a deallocated IP is disassociated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fixed_ip_disassociate_timeout=6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attempts to create unique mac address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reate_unique_mac_address_attempts=5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f True, skip using the queue and make local calls (boolea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fake_call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f True, unused gateway devices (VLAN and bridge) ar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leted in VLAN network mode with multi hosted network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teardown_unused_network_gateway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If True, send a dhcp release on instance terminatio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force_dhcp_release=Tru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f True in multi_host mode, all compute hosts share the same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hcp address. The same IP address used for DHCP will b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dded on each nova-network node which is only visible to the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vms on the same host. 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hare_dhcp_address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f True, when a DNS entry must be updated, it sends a fanou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ast to all network hosts to update their DNS entries i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ulti host mode 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update_dns_entries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seconds to wait between runs of updates to DN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ntries.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dns_update_periodic_interval=-1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omain to use for building the hostnames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dhcp_domain=novalocal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ndicates underlying L3 management library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l3_lib=nova.network.l3.LinuxNetL3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network.neutronv2.api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URL for connecting to neutron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neutron_url=http://127.0.0.1:9696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imeout value for connecting to neutron in seconds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neutron_url_timeout=30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rname for connecting to neutron in admin context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neutron_admin_username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Password for connecting to neutron in admin context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neutron_admin_password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enant id for connecting to neutron in admin context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neutron_admin_tenant_id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enant name for connecting to neutron in admin context. This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 is mutually exclusive with neutron_admin_tenant_id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ote that with Keystone V3 tenant names are only uniqu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ithin a domain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neutron_admin_tenant_name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Region name for connecting to neutron in admin contex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neutron_region_name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uthorization URL for connecting to neutron in admin contex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neutron_admin_auth_url=http://localhost:5000/v2.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f set, ignore any SSL validation issues 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neutron_api_insecure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uthorization strategy for connecting to neutron in admi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ontext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neutron_auth_strategy=keyston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ame of Integration Bridge used by Open vSwitch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neutron_ovs_bridge=br-int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seconds before querying neutron for extension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neutron_extension_sync_interval=6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Location of CA certificates file to use for neutron clien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equests.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neutron_ca_certificates_file=&lt;None&gt;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network.rpcapi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topic network nodes listen on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network_topic=network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fault value for multi_host in networks. Also, if set, some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rpc network calls will be sent directly to host. (boolea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multi_host=false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network.security_group.openstack_driv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full class name of the security API class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ecurity_group_api=nova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objectstore.s3serv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ath to S3 buckets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buckets_path=$state_path/bucket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P address for S3 API to listen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s3_listen=0.0.0.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ort for S3 API to listen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s3_listen_port=3333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openstack.common.eventlet_backdoo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Enable eventlet backdoor. Acceptable values are 0, &lt;port&gt;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nd &lt;start&gt;:&lt;end&gt;, where 0 results in listening on a random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cp port number, &lt;port&gt; results in listening on the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pecified port number and not enabling backdoorif it is i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 and &lt;start&gt;:&lt;end&gt; results in listening on the smalles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unused port number within the specified range of por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s. The chosen port is displayed in the service's lo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ile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backdoor_port=&lt;None&gt;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openstack.common.lockutil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hether to disable inter-process locks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disable_process_locking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irectory to use for lock files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lock_path=/var/lib/nova/tmp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openstack.common.lo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rint debugging output (set logging level to DEBUG instead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f default WARNING level).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debug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rint more verbose output (set logging level to INFO instead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f default WARNING level).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verbose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Log output to standard error 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use_stderr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ormat string to use for log messages with context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logging_context_format_string=%(asctime)s.%(msecs)03d %(process)d %(levelname)s %(name)s [%(request_id)s %(user)s %(tenant)s] %(instance)s%(message)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ormat string to use for log messages without contex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logging_default_format_string=%(asctime)s.%(msecs)03d %(process)d %(levelname)s %(name)s [-] %(instance)s%(message)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ata to append to log format when level is DEBUG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logging_debug_format_suffix=%(funcName)s %(pathname)s:%(lineno)d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refix each line of exception output with this forma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logging_exception_prefix=%(asctime)s.%(msecs)03d %(process)d TRACE %(name)s %(instance)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list of logger=LEVEL pairs (list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default_log_levels=amqp=WARN,amqplib=WARN,boto=WARN,qpid=WARN,sqlalchemy=WARN,suds=INFO,oslo.messaging=INFO,iso8601=WARN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ublish error events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publish_errors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ke deprecations fatal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fatal_deprecations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f an instance is passed with the log message, format i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like this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instance_format="[instance: %(uuid)s] "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f an instance UUID is passed with the log message, forma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t like this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instance_uuid_format="[instance: %(uuid)s] "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name of logging configuration file. It does not disabl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xisting loggers, but just appends specified logg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onfiguration to any other existing logging options. Pleas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e the Python logging module documentation for details o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logging configuration files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log_config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log_config_append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. A logging.Formatter log message format string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which may use any of the available logging.LogRecord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ttributes. This option is deprecated. <text:s/>Please us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logging_context_format_string and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logging_default_format_string instead.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log_format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Format string for %%(asctime)s in log records. Default: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%(default)s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log_date_format=%Y-%m-%d %H:%M:%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Optional) Name of log file to output to. If no default is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et, logging will go to stdout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logfil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log_file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Optional) The base directory used for relative --log-fil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aths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logdir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log_dir=/var/log/nova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 syslog for logging. Existing syslog format is DEPRECATED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uring I, and then will be changed in J to honor RFC5424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use_syslog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(Optional) Use syslog rfc5424 format for logging. If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nabled, will add APP-NAME (RFC5424) before the MSG part of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syslog message. <text:s/>The old format without APP-NAME i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in I, and will be removed in J. 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use_syslog_rfc_format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yslog facility to receive log lines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yslog_log_facility=LOG_USER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openstack.common.memorycach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Memcached servers or None for in process cache. (list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memcached_servers=&lt;None&gt;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openstack.common.periodic_task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ome periodic tasks can be run in a separate process. Should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e run them here?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un_external_periodic_tasks=true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pci.pci_reques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n alias for a PCI passthrough device requirement. Thi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llows users to specify the alias in the extra_spec for a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lavor, without needing to repeat all the PCI property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requirements. For example: pci_alias = { "name":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"QuicAssist", <text:s text:c="2"/>"product_id": "0443", <text:s text:c="2"/>"vendor_id": "8086",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"device_type": "ACCEL" } defines an alias for the Intel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QuickAssist card. (multi valued) (multi valued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pci_alias=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pci.pci_whitelis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White list of PCI devices available to VMs. For example: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pci_passthrough_whitelist = <text:s/>[{"vendor_id": "8086",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"product_id": "0443"}] (multi valued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pci_passthrough_whitelist=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scheduler.driv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scheduler host manager class to use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cheduler_host_manager=nova.scheduler.host_manager.HostManag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imum number of attempts to schedule an instance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scheduler_max_attempts=3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scheduler.filter_schedul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ew instances will be scheduled on a host chosen randomly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rom a subset of the N best hosts. This property defines th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ubset size that a host is chosen from. A value of 1 choose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first host returned by the weighing functions. Thi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 must be at least 1. Any value less than 1 will b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gnored, and 1 will be used instead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scheduler_host_subset_size=1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scheduler.filters.aggregate_image_properties_isolatio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orce the filter to consider only keys matching the given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amespace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aggregate_image_properties_isolation_namespace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separator used between the namespace and keys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aggregate_image_properties_isolation_separator=.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scheduler.filters.core_filt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irtual CPU to physical CPU allocation ratio which affect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ll CPU filters. This configuration specifies a global ratio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for CoreFilter. For AggregateCoreFilter, it will fall back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o this configuration value if no per-aggregate sett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ound. (floating point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pu_allocation_ratio=16.0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scheduler.filters.disk_filt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irtual disk to physical disk allocation ratio (float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oint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disk_allocation_ratio=1.0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scheduler.filters.io_ops_filt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gnore hosts that have too many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builds/resizes/snaps/migrations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max_io_ops_per_host=8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scheduler.filters.isolated_hosts_filt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mages to run on isolated host (list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isolated_images=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Host reserved for specific images (list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isolated_hosts=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hether to force isolated hosts to run only isolated image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estrict_isolated_hosts_to_isolated_images=true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scheduler.filters.num_instances_filt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gnore hosts that have too many instances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max_instances_per_host=50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scheduler.filters.ram_filt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irtual ram to physical ram allocation ratio which affect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ll ram filters. This configuration specifies a global ratio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for RamFilter. For AggregateRamFilter, it will fall back to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is configuration value if no per-aggregate setting found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floating point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am_allocation_ratio=1.5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scheduler.host_mana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ilter classes available to the scheduler which may b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pecified more than once. <text:s/>An entry of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"nova.scheduler.filters.standard_filters" maps to all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ilters included with nova. (multi valued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cheduler_available_filters=nova.scheduler.filters.all_filter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hich filter class names to use for filtering hosts when no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pecified in the request. (list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cheduler_default_filters=RetryFilter,AvailabilityZoneFilter,RamFilter,ComputeFilter,ComputeCapabilitiesFilter,ImagePropertiesFilter,ServerGroupAntiAffinityFilter,ServerGroupAffinityFilt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hich weight class names to use for weighing hosts (lis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cheduler_weight_classes=nova.scheduler.weights.all_weighers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scheduler.mana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fault driver to use for the scheduler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cheduler_driver=nova.scheduler.filter_scheduler.FilterSchedul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How often (in seconds) to run periodic tasks in th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cheduler driver of your choice. Please note this is likely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o interact with the value of service_down_time, but exactly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how they interact will depend on your choice of schedul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river.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scheduler_driver_task_period=60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scheduler.rpcapi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topic scheduler nodes listen on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scheduler_topic=scheduler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scheduler.scheduler_option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bsolute path to scheduler configuration JSON file.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cheduler_json_config_location=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scheduler.weights.ram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ultiplier used for weighing ram. <text:s/>Negative numbers mean to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tack vs spread. (floating point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am_weight_multiplier=1.0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servicegroup.api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driver for servicegroup service (valid options are: db,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zk, mc)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ervicegroup_driver=db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configdriv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Config drive format. One of iso9660 (default) or vfa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onfig_drive_format=iso9660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Where to put temporary files associated with config driv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reation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onfig_drive_tempdir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et to force injection to take place on a config drive (if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t, valid options are: always)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force_config_drive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ame and optionally path of the tool used for ISO imag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reation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mkisofs_cmd=genisoimage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cpu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fines which pcpus that instance vcpus can use. Fo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xample, "4-12,^8,15"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vcpu_pin_set=&lt;None&gt;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disk.api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emplate file for injected network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injected_network_template=/usr/share/nova/interfaces.templat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ame of the mkfs commands for ephemeral device. The format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is &lt;os_type&gt;=&lt;mkfs command&gt; (multi valued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virt_mkfs=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ttempt to resize the filesystem by accessing the image ov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 block device. This is done by the host and may not b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ecessary if the image contains a recent version of cloud-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init. Possible mechanisms require the nbd driver (for qcow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nd raw), or loop (for raw). 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resize_fs_using_block_device=false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disk.mount.nbd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mount of time, in seconds, to wait for NBD device start up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timeout_nbd=10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driv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river to use for controlling virtualization. Options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include: libvirt.LibvirtDriver, xenapi.XenAPIDriver,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fake.FakeDriver, baremetal.BareMetalDriver,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vmwareapi.VMwareESXDriver, vmwareapi.VMwareVCDriver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ompute_driver=libvirt.LibvirtDriv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default format an ephemeral_volume will be formatted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ith on creation.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default_ephemeral_format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M image preallocation mode: "none" =&gt; no storag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rovisioning is done up front, "space" =&gt; storage is fully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llocated at instance start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preallocate_images=non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hether to use cow images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use_cow_images=tru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Fail instance boot if vif plugging fails 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vif_plugging_is_fatal=tru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seconds to wait for neutron vif plugging events to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rrive before continuing or failing (see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vif_plugging_is_fatal). If this is set to zero and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vif_plugging_is_fatal is False, events should not b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xpected to arrive at all.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vif_plugging_timeout=300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firewall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Firewall driver (defaults to hypervisor specific iptable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river)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firewall_driver=nova.virt.libvirt.firewall.IptablesFirewallDriv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hether to allow network traffic from same network (boolea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allow_same_net_traffic=true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imagecach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seconds to wait between runs of the image cach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nager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image_cache_manager_interval=24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here cached images are stored under $instances_path. Thi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s NOT the full path - just a folder name. For per-compute-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host cached images, set to _base_$my_ip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base_dir_nam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image_cache_subdirectory_name=_ba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hould unused base images be removed?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emove_unused_base_images=tru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Unused unresized base images younger than this will not b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emoved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emove_unused_original_minimum_age_seconds=86400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imagehandl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pecifies which image handler extension names to use fo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handling images. The first extension in the list which ca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handle the image with a suitable location will be used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list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image_handlers=download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image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orce backing images to raw format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force_raw_images=true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nc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Location of VNC console proxy, in the form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"http://127.0.0.1:6080/vnc_auto.html"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novncproxy_base_url=http://127.0.0.1:6080/vnc_auto.html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Location of nova xvp VNC console proxy, in the form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"http://127.0.0.1:6081/console"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xvpvncproxy_base_url=http://127.0.0.1:6081/consol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IP address on which instance vncservers should liste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vncserver_listen=127.0.0.1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address to which proxy clients (like nova-xvpvncproxy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hould connect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vncserver_proxyclient_address=127.0.0.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nable VNC related features 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vnc_enabled=tru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Keymap for VNC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vnc_keymap=en-us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nc.xvp_proxy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ort that the XCP VNC proxy should bind to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xvpvncproxy_port=608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ddress that the XCP VNC proxy should bind to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xvpvncproxy_host=0.0.0.0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olum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full class name of the volume API class to use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volume_api_class=nova.volume.cinder.API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olume.cind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nfo to match when looking for cinder in the servic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atalog. Format is: separated values of the form: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&lt;service_type&gt;:&lt;service_name&gt;:&lt;endpoint_type&gt;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inder_catalog_info=volume:cinder:publicURL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verride service catalog lookup with template for cinder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endpoint e.g. http://localhost:8776/v1/%(project_id)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inder_endpoint_template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egion name of this node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os_region_name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Location of ca certificates file to use for cinder clien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equests.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inder_ca_certificates_file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cinderclient retries on failed http calls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inder_http_retries=3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llow to perform insecure SSL requests to cinder (boolea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inder_api_insecure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llow attach between instance and volume in differen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vailability zones. 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inder_cross_az_attach=true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2" table:visibility="filter">
          <table:table-cell table:style-name="ce3" office:value-type="string">
            <text:p>[</text:p>
          </table:table-cell>
          <table:table-cell table:style-name="ce3" office:value-type="string">
            <text:p>baremetal]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baremetal.db.api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backend to use for bare-metal database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db_backend=sqlalchemy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baremetal.db.sqlalchemy.sessio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SQLAlchemy connection string used to connect to th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bare-metal database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ql_connection=sqlite:///$state_path/baremetal_nova.sqlite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baremetal.driv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Baremetal VIF driver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vif_driver=nova.virt.baremetal.vif_driver.BareMetalVIFDriv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Baremetal volume driver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volume_driver=nova.virt.baremetal.volume_driver.LibvirtVolumeDriv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 list of additional capabilities corresponding to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lavor_extra_specs for this compute host to advertise. Valid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ntries are name=value, pairs For example, "key1:val1,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key2:val2" (list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instance_type_extra_spec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flavor_extra_specs=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Baremetal driver back-end (pxe or tilera)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driver=nova.virt.baremetal.pxe.PX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Baremetal power management method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power_manager=nova.virt.baremetal.ipmi.IPMI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Baremetal compute node's tftp root path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tftp_root=/tftpboot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baremetal.ipmi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Path to baremetal terminal program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terminal=shellinaboxd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Path to baremetal terminal SSL cert(PEM)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terminal_cert_dir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Path to directory stores pidfiles of baremetal_terminal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terminal_pid_dir=$state_path/baremetal/consol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imal number of retries for IPMI operations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ipmi_power_retry=10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baremetal.px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fault kernel image ID used in deployment phase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deploy_kernel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fault ramdisk image ID used in deployment phase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deploy_ramdisk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emplate file for injected network config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net_config_template=$pybasedir/nova/virt/baremetal/net-dhcp.ubuntu.templat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dditional append parameters for baremetal PXE boot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pxe_append_params=nofb nomodeset vga=normal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emplate file for PXE configuration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pxe_config_template=$pybasedir/nova/virt/baremetal/pxe_config.templat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f True, enable file injection for network info, files and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dmin password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use_file_injection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imeout for PXE deployments. Default: 0 (unlimited)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pxe_deploy_timeout=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f set, pass the network configuration details to the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initramfs via cmdline.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pxe_network_config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is gets passed to Neutron as the bootfile dhcp parameter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pxe_bootfile_name=pxelinux.0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baremetal.tilera_pdu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P address of tilera pdu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tile_pdu_ip=10.0.100.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nagement script for tilera pdu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tile_pdu_mgr=/tftpboot/pdu_mgr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Power status of tilera PDU is OFF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tile_pdu_off=2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Power status of tilera PDU is ON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tile_pdu_on=1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Power status of tilera PDU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tile_pdu_status=9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Wait time in seconds until check the result after tilera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ower operations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tile_power_wait=9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baremetal.virtual_power_driv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P or name to virtual power host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virtual_power_ssh_host=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ort to use for ssh to virtual power host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virtual_power_ssh_port=22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Base command to use for virtual power(vbox, virsh)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virtual_power_type=virsh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r to execute virtual power commands as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virtual_power_host_user=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assword for virtual power host_user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virtual_power_host_pass=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ssh key for virtual power host_user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virtual_power_host_key=&lt;None&gt;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baremetal.volume_driv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o not set this out of dev/test environments. If a node doe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ot have a fixed PXE IP address, volumes are exported with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globally opened ACL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use_unsafe_iscsi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iSCSI IQN prefix used in baremetal volume connections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iscsi_iqn_prefix=iqn.2010-10.org.openstack.baremetal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3" office:value-type="string">
            <text:p>[</text:p>
          </table:table-cell>
          <table:table-cell table:style-name="ce3" office:value-type="string">
            <text:p>cells]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ells.mana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ells communication driver to use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driver=nova.cells.rpc_driver.CellsRPCDriv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seconds after an instance was updated or deleted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o continue to update cells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instance_updated_at_threshold=36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instances to update per periodic task run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instance_update_num_instances=1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ells.messag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imum number of hops for cells routing.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max_hop_count=1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ells scheduler to use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cheduler=nova.cells.scheduler.CellsScheduler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ells.opt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nable cell functionality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enable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topic cells nodes listen on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topic=cell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nager for cells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manager=nova.cells.manager.CellsManag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ame of this cell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name=nov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Key/Multi-value list with the capabilities of the cell (lis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apabilities=hypervisor=xenserver;kvm,os=linux;window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conds to wait for response from a call to a cell.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all_timeout=6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ercentage of cell capacity to hold in reserve. Affects both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emory and disk utilization (floating point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eserve_percent=10.0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ype of cell: api or compute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ell_type=comput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seconds after which a lack of capability and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apacity updates signals the child cell is to be treated a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 mute.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mute_child_interval=3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conds between bandwidth updates for cells.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bandwidth_update_interval=600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ells.rpc_driv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Base queue name to use when communicating between cells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rious topics by message type will be appended to this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pc_driver_queue_base=cells.intercell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ells.schedul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ilter classes the cells scheduler should use. <text:s/>An entry of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"nova.cells.filters.all_filters" maps to all cells filter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ncluded with nova. (list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cheduler_filter_classes=nova.cells.filters.all_filter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eigher classes the cells scheduler should use. <text:s/>An entry of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"nova.cells.weights.all_weighers" maps to all cell weigher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ncluded with nova. (list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cheduler_weight_classes=nova.cells.weights.all_weigher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How many retries when no cells are available.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scheduler_retries=1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How often to retry in seconds when no cells are available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scheduler_retry_delay=2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ells.stat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nterval, in seconds, for getting fresh cell informatio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rom the database.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db_check_interval=6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onfiguration file from which to read cells configuration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f given, overrides reading cells from the database.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ells_config=&lt;None&gt;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ells.weights.mute_child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ultiplier used to weigh mute children. (The value should b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egative.) (floating point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mute_weight_multiplier=-10.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eight value assigned to mute children. (The value should b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ositive.) (floating point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mute_weight_value=1000.0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ells.weights.ram_by_instance_typ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ultiplier used for weighing ram. <text:s/>Negative numbers mean to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tack vs spread. (floating point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am_weight_multiplier=10.0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ells.weights.weight_offse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ultiplier used to weigh offset weigher. (floating poin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offset_weight_multiplier=1.0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3" office:value-type="string">
            <text:p>[</text:p>
          </table:table-cell>
          <table:table-cell table:style-name="ce3" office:value-type="string">
            <text:p>conductor]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onductor.api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erform nova-conductor operations locally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use_local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topic on which conductor nodes listen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topic=conducto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ull class name for the Manager for conductor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manager=nova.conductor.manager.ConductorManag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workers for OpenStack Conductor service. Th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fault will be the number of CPUs available.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workers=&lt;None&gt;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3" office:value-type="string">
            <text:p>[</text:p>
          </table:table-cell>
          <table:table-cell table:style-name="ce3" office:value-type="string">
            <text:p>database]</text:p>
          </table:table-cell>
        </table:table-row>
        <table:table-row table:style-name="ro2" table:visibility="filter">
          <table:table-cell office:value-type="string">
            <text:p>c</text:p>
          </table:table-cell>
          <table:table-cell office:value-type="string">
            <text:p>onnection = mysql://nova:Ic3H0us32014@mysqlci100/nov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db.sqlalchemy.api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SQLAlchemy connection string used to connect to th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lave database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slave_connection=&lt;None&gt;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openstack.common.db.option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file name to use with SQLite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qlite_db=nova.sqlit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If True, SQLite uses synchronous mode 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qlite_synchronous=tru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backend to use for db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db_backend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backend=sqlalchemy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SQLAlchemy connection string used to connect to th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atabase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sql_connection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[DATABASE]/sql_connection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[sql]/connection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onnection=mysql://nova:nova@localhost/nova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SQL mode to be used for MySQL sessions (default i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mpty, meaning do not override any server-side SQL mod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tting)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mysql_sql_mode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imeout before idle sql connections are reaped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sql_idle_timeout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[DATABASE]/sql_idle_timeout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[sql]/idle_timeou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idle_timeout=36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inimum number of SQL connections to keep open in a pool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sql_min_pool_size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[DATABASE]/sql_min_pool_siz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min_pool_size=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imum number of SQL connections to keep open in a pool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sql_max_pool_size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[DATABASE]/sql_max_pool_siz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max_pool_size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imum db connection retries during startup. (setting -1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mplies an infinite retry count)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sql_max_retrie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[DATABASE]/sql_max_retrie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max_retries=-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nterval between retries of opening a sql connectio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sql_retry_interval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[DATABASE]/reconnect_interval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etry_interval=10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If set, use this value for max_overflow with sqlalchemy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sql_max_overflow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[DATABASE]/sqlalchemy_max_overflow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max_overflow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erbosity of SQL debugging information. 0=None,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100=Everything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sql_connection_debu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onnection_debug=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dd python stack traces to SQL as comment strings (boolea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sql_connection_trac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onnection_trace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f set, use this value for pool_timeout with sqlalchemy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[DATABASE]/sqlalchemy_pool_timeou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pool_timeout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nable the experimental use of database reconnect o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onnection lost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use_db_reconnect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conds between db connection retries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db_retry_interval=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hether to increase interval between db connection retries,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up to db_max_retry_interval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db_inc_retry_interval=tru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 seconds between db connection retries, if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b_inc_retry_interval is enabled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db_max_retry_interval=1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imum db connection retries before error is raised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etting -1 implies an infinite retry count)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db_max_retries=20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3" office:value-type="string">
            <text:p>[</text:p>
          </table:table-cell>
          <table:table-cell table:style-name="ce3" office:value-type="string">
            <text:p>hyperv]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hyperv.pathutil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name of a Windows share name mapped to the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"instances_path" dir and used by the resize feature to copy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iles to the target host. If left blank, an administrativ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hare will be used, looking for the same "instances_path"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d locally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instances_path_share=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hyperv.utilsfactory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orce V1 WMI utility classes 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force_hyperv_utils_v1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orce V1 volume utility class 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force_volumeutils_v1=false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hyperv.vif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xternal virtual switch Name, if not provided, the firs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xternal virtual switch is used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vswitch_name=&lt;None&gt;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hyperv.vmop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equired for live migration among hosts with different CPU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eatures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limit_cpu_features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ts the admin password in the config drive image (boolea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onfig_drive_inject_password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ath of qemu-img command which is used to convert betwee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ifferent image types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qemu_img_cmd=qemu-img.ex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ttaches the Config Drive image as a cdrom drive instead of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 disk drive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onfig_drive_cdrom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nables metrics collections for an instance by using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Hyper-V's metric APIs. Collected data can by retrieved by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ther apps and services, e.g.: Ceilometer. Requires Hyper-V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/ Windows Server 2012 and above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enable_instance_metrics_collection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nables dynamic memory allocation (ballooning) when set to a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 greater than 1. The value expresses the ratio betwee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total RAM assigned to an instance and its startup RAM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mount. For example a ratio of 2.0 for an instance with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1024MB of RAM implies 512MB of RAM allocated at startup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floating point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dynamic_memory_ratio=1.0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hyperv.volumeop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number of times to retry to attach a volume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volume_attach_retry_count=1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nterval between volume attachment attempts, in second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volume_attach_retry_interval=5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number of times to retry checking for a disk mounted via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SCSI.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mounted_disk_query_retry_count=1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nterval between checks for a mounted iSCSI disk, i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conds.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mounted_disk_query_retry_interval=5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3" office:value-type="string">
            <text:p>[</text:p>
          </table:table-cell>
          <table:table-cell table:style-name="ce3" office:value-type="string">
            <text:p>image_file_url]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image.download.fil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List of file systems that are configured in this file in th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mage_file_url:&lt;list entry name&gt; sections (list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filesystems=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2" table:visibility="filter">
          <table:table-cell table:style-name="ce3" office:value-type="string">
            <text:p>[</text:p>
          </table:table-cell>
          <table:table-cell table:style-name="ce3" office:value-type="string">
            <text:p>keymgr]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keymg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full class name of the key manager API class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api_class=nova.keymgr.conf_key_mgr.ConfKeyManager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keymgr.conf_key_mg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ixed key returned by key manager, specified in hex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fixed_key=&lt;None&gt;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3" office:value-type="string">
            <text:p>[</text:p>
          </table:table-cell>
          <table:table-cell table:style-name="ce3" office:value-type="string">
            <text:p>keystone_authtoken]</text:p>
          </table:table-cell>
        </table:table-row>
        <table:table-row table:style-name="ro1" table:visibility="filter">
          <table:table-cell office:value-type="string">
            <text:p>a</text:p>
          </table:table-cell>
          <table:table-cell office:value-type="string">
            <text:p>uth_uri = http://keystpri100:5000</text:p>
          </table:table-cell>
        </table:table-row>
        <table:table-row table:style-name="ro1" table:visibility="filter">
          <table:table-cell office:value-type="string">
            <text:p>a</text:p>
          </table:table-cell>
          <table:table-cell office:value-type="string">
            <text:p>uth_host = keystadmi100</text:p>
          </table:table-cell>
        </table:table-row>
        <table:table-row table:style-name="ro1" table:visibility="filter">
          <table:table-cell office:value-type="string">
            <text:p>a</text:p>
          </table:table-cell>
          <table:table-cell office:value-type="string">
            <text:p>uth_protocol = http</text:p>
          </table:table-cell>
        </table:table-row>
        <table:table-row table:style-name="ro1" table:visibility="filter">
          <table:table-cell office:value-type="string">
            <text:p>a</text:p>
          </table:table-cell>
          <table:table-cell office:value-type="string">
            <text:p>uth_port = 35357</text:p>
          </table:table-cell>
        </table:table-row>
        <table:table-row table:style-name="ro1" table:visibility="filter">
          <table:table-cell office:value-type="string">
            <text:p>a</text:p>
          </table:table-cell>
          <table:table-cell office:value-type="string">
            <text:p>dmin_user = nova</text:p>
          </table:table-cell>
        </table:table-row>
        <table:table-row table:style-name="ro1" table:visibility="filter">
          <table:table-cell office:value-type="string">
            <text:p>a</text:p>
          </table:table-cell>
          <table:table-cell office:value-type="string">
            <text:p>dmin_tenant_name = service</text:p>
          </table:table-cell>
        </table:table-row>
        <table:table-row table:style-name="ro1" table:visibility="filter">
          <table:table-cell office:value-type="string">
            <text:p>a</text:p>
          </table:table-cell>
          <table:table-cell office:value-type="string">
            <text:p>dmin_password = Ic3H0us32014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keystoneclient.middleware.auth_toke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refix to prepend at the beginning of the path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auth_admin_prefix=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Host providing the admin Identity API endpoint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auth_host=127.0.0.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ort of the admin Identity API endpoint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auth_port=35357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rotocol of the admin Identity API endpoint(http or https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auth_protocol=http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omplete public Identity API endpoint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auth_uri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PI version of the admin Identity API endpoint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auth_version=v2.0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o not handle authorization requests within the middleware,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but delegate the authorization decision to downstream WSGI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omponents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delay_auth_decision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equest timeout value for communicating with Identity API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rver.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http_connect_timeout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How many times are we trying to reconnect when communicat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ith Identity API Server.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http_request_max_retries=3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llows to pass in the name of a fake http_handler callback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unction used instead of httplib.HTTPConnection o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httplib.HTTPSConnection. Useful for unit testing wher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etwork is not available.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http_handler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ingle shared secret with the Keystone configuration used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or bootstrapping a Keystone installation, or otherwis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bypassing the normal authentication process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admin_token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Keystone account username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admin_user=%SERVICE_USER%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Keystone account password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admin_password=%SERVICE_PASSWORD%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Keystone service account tenant name to validate user token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admin_tenant_name=%SERVICE_TENANT_NAME%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nv key for the swift cache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ache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equired if Keystone server requires client certificat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ertfile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equired if Keystone server requires client certificat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keyfile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 PEM encoded Certificate Authority to use when verifying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HTTPs connections. Defaults to system CAs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afile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erify HTTPS connections.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insecure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irectory used to cache files related to PKI tokens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igning_dir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If defined, the memcache server(s) to use for caching (lis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memcache_server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memcached_servers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n order to prevent excessive requests and validations, the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middleware uses an in-memory cache for the tokens th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Keystone API returns. This is only valid if memcache_server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s defined. Set to -1 to disable caching completely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token_cache_time=3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 only used for unit testing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evocation_cache_time=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optional) if defined, indicate whether token data should b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uthenticated or authenticated and encrypted. Acceptabl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s are MAC or ENCRYPT. <text:s/>If MAC, token data i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uthenticated (with HMAC) in the cache. If ENCRYPT, toke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ata is encrypted and authenticated in the cache. If th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 is not one of these options or empty, auth_token will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aise an exception on initialization.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memcache_security_strategy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optional, mandatory if memcache_security_strategy i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fined) this string is used for key derivation.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memcache_secret_key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optional) indicate whether to set the X-Service-Catalo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header. If False, middleware will not ask for servic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atalog on token validation and will not set the X-Service-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atalog header.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include_service_catalog=tru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d to control the use and type of token binding. Can b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t to: "disabled" to not check token binding. "permissive"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default) to validate binding information if the bind typ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s of a form known to the server and ignore it if not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"strict" like "permissive" but if the bind type is unknow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token will be rejected. "required" any form of toke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binding is needed to be allowed. Finally the name of a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binding method that must be present in tokens.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enforce_token_bind=permissive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3" office:value-type="string">
            <text:p>[</text:p>
          </table:table-cell>
          <table:table-cell table:style-name="ce3" office:value-type="string">
            <text:p>libvirt]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libvirt.driv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escue ami image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escue_image_id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escue aki image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escue_kernel_id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escue ari image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rescue_ramdisk_id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Libvirt domain type (valid options are: kvm, lxc, qemu, uml,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xen)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libvirt_type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virt_type=kvm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verride the default libvirt URI (which is dependent on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virt_type)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libvirt_uri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onnection_uri=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Inject the admin password at boot time, without an agent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libvirt_inject_password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inject_password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nject the ssh public key at boot time 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libvirt_inject_key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inject_key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partition to inject to : -2 =&gt; disable, -1 =&gt; inspect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(libguestfs only), 0 =&gt; not partitioned, &gt;0 =&gt; partitio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libvirt_inject_partitio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inject_partition=-2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ync virtual and real mouse cursors in Windows VMs (boolea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use_usb_tablet=tru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igration target URI (any included "%s" is replaced with the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migration target hostname)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live_migration_uri=qemu+tcp://%s/system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igration flags to be set for live migration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live_migration_flag=VIR_MIGRATE_UNDEFINE_SOURCE, VIR_MIGRATE_PEER2PE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igration flags to be set for block migration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block_migration_flag=VIR_MIGRATE_UNDEFINE_SOURCE, VIR_MIGRATE_PEER2PEER, VIR_MIGRATE_NON_SHARED_INC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imum bandwidth to be used during migration, in Mbp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live_migration_bandwidth=0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napshot image format (valid options are : raw, qcow2, vmdk,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vdi). Defaults to same as source image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snapshot_image_format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. The libvirt VIF driver to configure the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VIFs.This option is deprecated and will be removed in th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Juno release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libvirt_vif_driver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vif_driver=nova.virt.libvirt.vif.LibvirtGenericVIFDriv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Libvirt handlers for remote volumes. (list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libvirt_volume_drivers</text:p>
          </table:table-cell>
        </table:table-row>
        <table:table-row table:style-name="ro6" table:visibility="filter">
          <table:table-cell table:style-name="ce2" office:value-type="string">
            <text:p>#</text:p>
          </table:table-cell>
          <table:table-cell table:style-name="ce6" office:value-type="string">
            <text:p>volume_drivers=iscsi=nova.virt.libvirt.volume.LibvirtISCSIVolumeDriver,iser=nova.virt.libvirt.volume.LibvirtISERVolumeDriver,local=nova.virt.libvirt.volume.LibvirtVolumeDriver,fake=nova.virt.libvirt.volume.LibvirtFakeVolumeDriver,rbd=nova.virt.libvirt.volume.LibvirtNetVolumeDriver,sheepdog=nova.virt.libvirt.volume.LibvirtNetVolumeDriver,nfs=nova.virt.libvirt.volume.LibvirtNFSVolumeDriver,aoe=nova.virt.libvirt.volume.LibvirtAOEVolumeDriver,glusterfs=nova.virt.libvirt.volume.LibvirtGlusterfsVolumeDriver,fibre_channel=nova.virt.libvirt.volume.LibvirtFibreChannelVolumeDriver,scality=nova.virt.libvirt.volume.LibvirtScalityVolumeDriv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verride the default disk prefix for the devices attached to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 server, which is dependent on virt_type. (valid options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are: sd, xvd, uvd, vd)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libvirt_disk_prefix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disk_prefix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seconds to wait for instance to shut down aft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oft reboot request is made. We fall back to hard reboot if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nstance does not shutdown within this window.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libvirt_wait_soft_reboot_second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wait_soft_reboot_seconds=12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t to "host-model" to clone the host CPU feature flags; to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"host-passthrough" to use the host CPU model exactly; to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"custom" to use a named CPU model; to "none" to not set any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CPU model. If virt_type="kvm|qemu", it will default to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"host-model", otherwise it will default to "none"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libvirt_cpu_mode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pu_mode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et to a named libvirt CPU model (see names listed in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/usr/share/libvirt/cpu_map.xml). Only has effect if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cpu_mode="custom" and virt_type="kvm|qemu"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libvirt_cpu_model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pu_model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Location where libvirt driver will store snapshots befor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uploading them to image service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libvirt_snapshots_directory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snapshots_directory=$instances_path/snapshots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Location where the Xen hvmloader is kept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xen_hvmloader_path=/usr/lib/xen/boot/hvmload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pecific cachemodes to use for different disk types e.g: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file=directsync,block=none (list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disk_cachemodes=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 path to a device that will be used as source of entropy on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host. Permitted options are: /dev/random or /dev/hwr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rng_dev_path=&lt;None&gt;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libvirt.imagebackend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VM Images format. Acceptable values are: raw, qcow2, lvm,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rbd, default. If default is specified, then use_cow_image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lag is used instead of this one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libvirt_images_typ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images_type=default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LVM Volume Group that is used for VM images, when you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pecify images_type=lvm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libvirt_images_volume_group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images_volume_group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Create sparse logical volumes (with virtualsize) if thi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lag is set to True. 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libvirt_sparse_logical_volume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sparse_logical_volumes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ethod used to wipe old volumes (valid options are: none,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zero, shred)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volume_clear=zero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ize in MiB to wipe at start of old volumes. 0 =&gt; all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volume_clear_size=0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RADOS pool in which rbd volumes are stored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libvirt_images_rbd_pool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images_rbd_pool=rbd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Path to the ceph configuration file to use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libvirt_images_rbd_ceph_conf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images_rbd_ceph_conf=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libvirt.imagecach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llows image information files to be stored in non-standard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locations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image_info_filename_pattern=$instances_path/$image_cache_subdirectory_name/%(image)s.info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hould unused kernel images be removed? This is only safe to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nable if all compute nodes have been updated to suppor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is option. This will be enabled by default in future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emove_unused_kernels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Unused resized base images younger than this will not b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emoved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emove_unused_resized_minimum_age_seconds=36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rite a checksum for files in _base to disk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hecksum_base_images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How frequently to checksum base images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hecksum_interval_seconds=3600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libvirt.util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ompress snapshot images when possible. This currently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pplies exclusively to qcow2 images 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libvirt_snapshot_compressio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snapshot_compression=false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libvirt.vif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 virtio for bridge interfaces with KVM/QEMU (boolea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libvirt_use_virtio_for_bridges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use_virtio_for_bridges=true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libvirt.volum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times to rescan iSCSI target to find volum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num_iscsi_scan_tries=5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times to rescan iSER target to find volum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num_iser_scan_tries=5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RADOS client name for accessing rbd volumes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rbd_user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libvirt UUID of the secret for the rbd_uservolume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rbd_secret_uuid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irectory where the NFS volume is mounted on the comput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ode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nfs_mount_point_base=$state_path/mnt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Mount options passedf to the NFS client. See section of the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fs man page for details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nfs_mount_options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times to rediscover AoE target to find volum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num_aoe_discover_tries=3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irectory where the glusterfs volume is mounted on th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ompute node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glusterfs_mount_point_base=$state_path/mnt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 multipath connection of the iSCSI volume 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libvirt_iscsi_use_multipath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iscsi_use_multipath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 multipath connection of the iSER volume 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libvirt_iser_use_multipath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iser_use_multipath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Path or URL to Scality SOFS configuration file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cality_sofs_config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Base dir where Scality SOFS shall be mounted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cality_sofs_mount_point=$state_path/scality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rotocols listed here will be accessed directly from QEMU.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Currently supported protocols: [gluster] (list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qemu_allowed_storage_drivers=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3" office:value-type="string">
            <text:p>[</text:p>
          </table:table-cell>
          <table:table-cell table:style-name="ce3" office:value-type="string">
            <text:p>matchmaker_ring]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oslo.messag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tchmaker ring file (JSON)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matchmaker_ringfile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ringfile=/etc/oslo/matchmaker_ring.json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3" office:value-type="string">
            <text:p>[</text:p>
          </table:table-cell>
          <table:table-cell table:style-name="ce3" office:value-type="string">
            <text:p>metrics]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scheduler.weights.metric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ultiplier used for weighing metrics. (floating point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weight_multiplier=1.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How the metrics are going to be weighed. This should be in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form of "&lt;name1&gt;=&lt;ratio1&gt;, &lt;name2&gt;=&lt;ratio2&gt;, ...", where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&lt;nameX&gt; is one of the metrics to be weighed, and &lt;ratioX&gt; i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corresponding ratio. So for "name1=1.0, name2=-1.0" Th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inal weight would be name1.value * 1.0 + name2.value *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-1.0. (list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weight_setting=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How to treat the unavailable metrics. When a metric is NO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vailable for a host, if it is set to be True, it would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aise an exception, so it is recommended to use th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cheduler filter MetricFilter to filter out those hosts. If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t is set to be False, the unavailable metric would b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reated as a negative factor in weighing process, th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eturned value would be set by the optio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eight_of_unavailable.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equired=tru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final weight value to be returned if required is set to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alse and any one of the metrics set by weight_setting i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unavailable. (floating point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weight_of_unavailable=-10000.0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2" table:visibility="filter">
          <table:table-cell table:style-name="ce3" office:value-type="string">
            <text:p>[</text:p>
          </table:table-cell>
          <table:table-cell table:style-name="ce3" office:value-type="string">
            <text:p>osapi_v3]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api.openstack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hether the V3 API is enabled or not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enabled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 list of v3 API extensions to never load. Specify th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xtension aliases here. (list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extensions_blacklist=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f the list is not empty then a v3 API extension will only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be loaded if it exists in this list. Specify the extensio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liases here. (list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extensions_whitelist=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3" office:value-type="string">
            <text:p>[</text:p>
          </table:table-cell>
          <table:table-cell table:style-name="ce3" office:value-type="string">
            <text:p>rdp]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rdp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Location of RDP html5 console proxy, in the form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"http://127.0.0.1:6083/"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html5_proxy_base_url=http://127.0.0.1:6083/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nable RDP related features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enabled=false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3" office:value-type="string">
            <text:p>[</text:p>
          </table:table-cell>
          <table:table-cell table:style-name="ce3" office:value-type="string">
            <text:p>spice]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spic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Location of spice HTML5 console proxy, in the form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"http://127.0.0.1:6082/spice_auto.html"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html5proxy_base_url=http://127.0.0.1:6082/spice_auto.html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P address on which instance spice server should liste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server_listen=127.0.0.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address to which proxy clients (like nova-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picehtml5proxy) should connect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erver_proxyclient_address=127.0.0.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nable spice related features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enabled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nable spice guest agent support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agent_enabled=tru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Keymap for spice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keymap=en-us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3" office:value-type="string">
            <text:p>[</text:p>
          </table:table-cell>
          <table:table-cell table:style-name="ce3" office:value-type="string">
            <text:p>ssl]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openstack.common.sslutil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A certificate file to use to verify connecting clients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a_file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ertificate file to use when starting the server securely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ert_file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rivate key file to use when starting the server securely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key_file=&lt;None&gt;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3" office:value-type="string">
            <text:p>[</text:p>
          </table:table-cell>
          <table:table-cell table:style-name="ce3" office:value-type="string">
            <text:p>trusted_computing]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scheduler.filters.trusted_filt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ttestation server HTTP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attestation_server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ttestation server Cert file for Identity verificatio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attestation_server_ca_file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ttestation server port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attestation_port=8443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ttestation web API URL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attestation_api_url=/OpenAttestationWebServices/V1.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ttestation authorization blob - must change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attestation_auth_blob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ttestation status cache valid period length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attestation_auth_timeout=60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3" office:value-type="string">
            <text:p>[</text:p>
          </table:table-cell>
          <table:table-cell table:style-name="ce3" office:value-type="string">
            <text:p>upgrade_levels]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baserpc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t a version cap for messages sent to the base api in any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rvice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baseapi=&lt;None&gt;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ells.rpc_driv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t a version cap for messages sent between cells service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intercell=&lt;None&gt;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ells.rpcapi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t a version cap for messages sent to local cells service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ells=&lt;None&gt;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ert.rpcapi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t a version cap for messages sent to cert services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ert=&lt;None&gt;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ompute.rpcapi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t a version cap for messages sent to compute services. If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you plan to do a live upgrade from havana to icehouse, you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hould set this option to "icehouse-compat" before beginn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live upgrade procedure.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ompute=&lt;None&gt;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onductor.rpcapi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t a version cap for messages sent to conductor service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onductor=&lt;None&gt;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onsole.rpcapi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t a version cap for messages sent to console service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onsole=&lt;None&gt;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consoleauth.rpcapi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Set a version cap for messages sent to consoleauth service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consoleauth=&lt;None&gt;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network.rpcapi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t a version cap for messages sent to network service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network=&lt;None&gt;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scheduler.rpcapi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t a version cap for messages sent to scheduler service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scheduler=&lt;None&gt;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3" office:value-type="string">
            <text:p>[</text:p>
          </table:table-cell>
          <table:table-cell table:style-name="ce3" office:value-type="string">
            <text:p>vmware]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vmwareapi.driv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Hostname or IP address for connection to VMware ESX/VC host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host_ip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rname for connection to VMware ESX/VC host.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host_username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Password for connection to VMware ESX/VC host.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host_password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ame of a VMware Cluster ComputeResource. Used only if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compute_driver is vmwareapi.VMwareVCDriver. (multi valued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luster_name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Regex to match the name of a datastore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datastore_regex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interval used for polling of remote tasks. (float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oint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task_poll_interval=0.5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number of times we retry on failures, e.g., socke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rror, etc.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api_retry_count=1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NC starting port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vnc_port=59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otal number of VNC ports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vnc_port_total=100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hether to use linked clone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use_linked_clone=true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vmwareapi.vif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Physical ethernet adapter name for vlan networking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vlan_interface=vmnic0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vmwareapi.vim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al VIM Service WSDL Location e.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http://&lt;server&gt;/vimService.wsdl. Optional over-ride to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fault location for bug work-arounds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wsdl_location=&lt;None&gt;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vmwareapi.vim_util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maximum number of ObjectContent data objects that should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be returned in a single result. A positive value will caus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operation to suspend the retrieval when the count of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bjects reaches the specified maximum. The server may still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limit the count to something less than the configured value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Any remaining objects may be retrieved with additional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equests.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maximum_objects=100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vmwareapi.vmop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ame of Integration Bridge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integration_bridge=br-int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2" table:visibility="filter">
          <table:table-cell table:style-name="ce3" office:value-type="string">
            <text:p>[</text:p>
          </table:table-cell>
          <table:table-cell table:style-name="ce3" office:value-type="string">
            <text:p>xenserver]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xenapi.agen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seconds to wait for agent reply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agent_timeou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agent_timeout=3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seconds to wait for agent to be fully operational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agent_version_timeou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agent_version_timeout=3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seconds to wait for agent reply to resetnetwork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equest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agent_resetnetwork_timeou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agent_resetnetwork_timeout=6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pecifies the path in which the XenAPI guest agent should b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located. If the agent is present, network configuration i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ot injected into the image. Used if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ompute_driver=xenapi.XenAPIDriver and flat_injected=Tru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agent_path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agent_path=usr/sbin/xe-update-networking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isables the use of the XenAPI agent in any image regardles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f what image properties are present. 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disable_agen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disable_agent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termines if the XenAPI agent should be used when the imag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d does not contain a hint to declare if the agent i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resent or not. The hint is a glance property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"xenapi_use_agent" that has the value "True" or "False"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ote that waiting for the agent when it is not present will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ignificantly increase server boot times. 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use_agent_defaul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use_agent_default=false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xenapi.client.sessio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imeout in seconds for XenAPI login.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login_timeou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login_timeout=1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imum number of concurrent XenAPI connections. Used only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if compute_driver=xenapi.XenAPIDriver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connection_concurren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onnection_concurrent=5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xenapi.driv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URL for connection to XenServer/Xen Cloud Platform. A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pecial value of unix://local can be used to connect to th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local unix socket. <text:s/>Required if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ompute_driver=xenapi.XenAPIDriver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connection_url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onnection_url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rname for connection to XenServer/Xen Cloud Platform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d only if compute_driver=xenapi.XenAPIDriver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connection_usernam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onnection_username=root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Password for connection to XenServer/Xen Cloud Platform.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d only if compute_driver=xenapi.XenAPIDriver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connection_password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onnection_password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interval used for polling of coalescing vhds. Used only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if compute_driver=xenapi.XenAPIDriver (floating point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vhd_coalesce_poll_interval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vhd_coalesce_poll_interval=5.0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Ensure compute service is running on host XenAPI connect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o. (boolean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check_hos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heck_host=tru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 number of times to poll for VHD to coalesce. Used only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f compute_driver=xenapi.XenAPIDriver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vhd_coalesce_max_attempt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vhd_coalesce_max_attempts=2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Base path to the storage repository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sr_base_path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sr_base_path=/var/run/sr-mount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iSCSI Target Host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target_hos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target_host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iSCSI Target Port, default is port 3260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target_por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target_port=326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QN Prefix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iqn_prefix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iqn_prefix=iqn.2010-10.org.openstack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Used to enable the remapping of VBD dev (Works around a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ssue in Ubuntu Maverick)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remap_vbd_dev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emap_vbd_dev=fals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pecify prefix to remap VBD dev to (ex. /dev/xvdb -&gt;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/dev/sdb)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remap_vbd_dev_prefix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emap_vbd_dev_prefix=sd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xenapi.image.bittorren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Base URL for torrent files.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torrent_base_url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torrent_base_url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robability that peer will become a seeder. (1.0 = 100%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floating point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torrent_seed_chanc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torrent_seed_chance=1.0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seconds after downloading an image via BitTorren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at it should be seeded for other peers.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torrent_seed_duratio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torrent_seed_duration=36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ached torrent files not accessed within this number of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econds can be reaped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torrent_max_last_accessed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torrent_max_last_accessed=864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Beginning of port range to listen on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torrent_listen_port_star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torrent_listen_port_start=688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End of port range to listen on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torrent_listen_port_end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torrent_listen_port_end=6891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seconds a download can remain at the same progres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percentage w/o being considered a stall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torrent_download_stall_cutoff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torrent_download_stall_cutoff=6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imum number of seeder processes to run concurrently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ithin a given dom0. (-1 = no limit)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torrent_max_seeder_processes_per_hos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torrent_max_seeder_processes_per_host=1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xenapi.pool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o use for hosts with different CPUs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use_join_forc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use_join_force=true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xenapi.vif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ame of Integration Bridge used by Open vSwitch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ovs_integration_bridg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ovs_integration_bridge=xapi1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xenapi.vm_util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ache glance images locally. `all` will cache all images,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`some` will only cache images that have the image_property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`cache_in_nova=True`, and `none` turns off caching entirely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cache_image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cache_images=all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ompression level for images, e.g., 9 for gzip -9. Range i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1-9, 9 being most compressed but most CPU intensive on dom0.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image_compression_level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image_compression_level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fault OS type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default_os_typ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default_os_type=linux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ime to wait for a block device to be created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block_device_creation_timeou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block_device_creation_timeout=1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imum size in bytes of kernel or ramdisk images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max_kernel_ramdisk_siz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max_kernel_ramdisk_size=16777216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ilter for finding the SR to be used to install gues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instances on. To use the Local Storage in defaul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XenServer/XCP installations set this flag to other-confi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:i18n-key=local-storage. To select an SR with a differen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tching criteria, you could set it to other-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onfig:my_favorite_sr=true. On the other hand, to fall back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n the Default SR, as displayed by XenCenter, set this fla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o: default-sr:true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sr_matching_filt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sr_matching_filter=default-sr:tru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hether to use sparse_copy for copying data on a resize dow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False will use standard dd). This speeds up resizes dow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onsiderably since large runs of zeros won't have to b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rsynced (boolean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sparse_copy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sparse_copy=tru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Maximum number of retries to unplug VBD 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num_vbd_unplug_retries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num_vbd_unplug_retries=1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Whether or not to download images via Bit Torren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all|some|none).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torrent_image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torrent_images=none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ame of network to use for booting iPXE ISOs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ipxe_network_nam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ipxe_network_name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URL to the iPXE boot menu 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ipxe_boot_menu_url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ipxe_boot_menu_url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ame and optionally path of the tool used for ISO imag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creation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ipxe_mkisofs_cmd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ipxe_mkisofs_cmd=mkisofs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xenapi.vmop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seconds to wait for instance to go to runn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state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running_timeout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running_timeout=60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XenAPI VIF driver using XenServer Network APIs.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vif_driv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vif_driver=nova.virt.xenapi.vif.XenAPIBridgeDriver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om0 plugin driver used to handle image uploads. (string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eprecated group;name - DEFAULT;xenapi_image_upload_handl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image_upload_handler=nova.virt.xenapi.image.glance.GlanceStore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virt.xenapi.volume_util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seconds to wait for an SR to settle if the VDI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does not exist when first introduced (integer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introduce_vdi_retry_wait=20</text:p>
          </table:table-cell>
        </table:table-row>
        <table:table-row table:style-name="ro1" table:visibility="filter" table:number-rows-repeated="2">
          <table:table-cell table:number-columns-repeated="2"/>
        </table:table-row>
        <table:table-row table:style-name="ro1" table:visibility="filter">
          <table:table-cell table:style-name="ce3" office:value-type="string">
            <text:p>[</text:p>
          </table:table-cell>
          <table:table-cell table:style-name="ce3" office:value-type="string">
            <text:p>zookeeper]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Options defined in nova.servicegroup.drivers.zk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/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ZooKeeper addresses for servicegroup service in the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format of host1:port,host2:port,host3:port (string value)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address=&lt;None&gt;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recv_timeout parameter for the zk session (integer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recv_timeout=4000</text:p>
          </table:table-cell>
        </table:table-row>
        <table:table-row table:style-name="ro1" table:visibility="filter">
          <table:table-cell table:number-columns-repeated="2"/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<text:s/>The prefix used in ZooKeeper to store ephemeral nodes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string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g_prefix=/servicegroups</text:p>
          </table:table-cell>
        </table:table-row>
        <table:table-row table:style-name="ro1" table:visibility="filter">
          <table:table-cell table:number-columns-repeated="2"/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Number of seconds to wait until retrying to join the session</text:p>
          </table:table-cell>
        </table:table-row>
        <table:table-row table:style-name="ro1" table:visibility="filter">
          <table:table-cell table:style-name="ce2" office:value-type="string">
            <text:p>#</text:p>
          </table:table-cell>
          <table:table-cell table:style-name="ce2" office:value-type="string">
            <text:p><text:s/>(integer value)</text:p>
          </table:table-cell>
        </table:table-row>
        <table:table-row table:style-name="ro2" table:visibility="filter">
          <table:table-cell table:style-name="ce2" office:value-type="string">
            <text:p>#</text:p>
          </table:table-cell>
          <table:table-cell table:style-name="ce2" office:value-type="string">
            <text:p>sg_retry_interval=5</text:p>
          </table:table-cell>
        </table:table-row>
        <table:table-row table:style-name="ro1" table:number-rows-repeated="104484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nova165" table:style-name="ta1">
        <table:table-column table:style-name="co1" table:default-cell-style-name="ce2"/>
        <table:table-column table:style-name="co10" table:default-cell-style-name="ce2"/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</table:table-row>
        <table:table-row table:style-name="ro1" table:visibility="filter">
          <table:table-cell table:style-name="ce3" office:value-type="string">
            <text:p>[</text:p>
          </table:table-cell>
          <table:table-cell table:style-name="ce3" office:value-type="string">
            <text:p>DEFAULT]</text:p>
          </table:table-cell>
        </table:table-row>
        <table:table-row table:style-name="ro2" table:visibility="filter">
          <table:table-cell table:style-name="Default" office:value-type="string">
            <text:p>n</text:p>
          </table:table-cell>
          <table:table-cell table:style-name="Default" office:value-type="string">
            <text:p>otification_driver=ceilometer.compute.nova_notifier</text:p>
          </table:table-cell>
        </table:table-row>
        <table:table-row table:style-name="ro2" table:visibility="filter">
          <table:table-cell table:style-name="Default" office:value-type="string">
            <text:p>n</text:p>
          </table:table-cell>
          <table:table-cell table:style-name="Default" office:value-type="string">
            <text:p>otification_driver=nova.openstack.common.notifier.rpc_notifie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oslo.messag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se durable queues in amqp.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precated group;name - DEFAULT;rabbit_durable_queues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amqp_durable_queues=false</text:p>
          </table:table-cell>
        </table:table-row>
        <table:table-row table:style-name="ro2" table:visibility="filter">
          <table:table-cell table:style-name="Default" office:value-type="string">
            <text:p>a</text:p>
          </table:table-cell>
          <table:table-cell table:style-name="Default" office:value-type="string">
            <text:p>mqp_durable_queues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uto-delete queues in amqp.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amqp_auto_delete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ize of RPC connection pool.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rpc_conn_pool_size=3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odules of exceptions that are permitted to be recreated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pon receiving exception data from an rpc call. (list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allowed_rpc_exception_modules=oslo.messaging.exceptions,nova.exception,cinder.exception,exceptions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Qpid broker hostname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qpid_hostname=localhost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Qpid broker port.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qpid_port=5672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Qpid HA cluster host:port pairs. (list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qpid_hosts=$qpid_hostname:$qpid_port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sername for Qpid connection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qpid_username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Password for Qpid connection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qpid_password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pace separated list of SASL mechanisms to use for auth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qpid_sasl_mechanisms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econds between connection keepalive heartbeats.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qpid_heartbeat=6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ransport to use, either 'tcp' or 'ssl'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qpid_protocol=tcp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Whether to disable the Nagle algorithm.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qpid_tcp_nodelay=tru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qpid topology version to use. <text:s/>Version 1 is what was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riginally used by impl_qpid. <text:s/>Version 2 includes som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backwards-incompatible changes that allow broker federatio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o work. <text:s/>Users should update to version 2 when they ar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ble to take everything down, as it requires a clean break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qpid_topology_version=1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SL version to use (valid only if SSL enabled). valid valu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re TLSv1, SSLv23 and SSLv3. SSLv2 may be available on som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istributions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kombu_ssl_version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SL key file (valid only if SSL enabled)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kombu_ssl_keyfile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SL cert file (valid only if SSL enabled)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kombu_ssl_certfile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SL certification authority file (valid only if SSL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nabled)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kombu_ssl_ca_certs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How long to wait before reconnecting in response to an AMQP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onsumer cancel notification. (floating point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kombu_reconnect_delay=1.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RabbitMQ broker address where a single node is used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rabbit_host=localhost</text:p>
          </table:table-cell>
        </table:table-row>
        <table:table-row table:style-name="ro2" table:visibility="filter">
          <table:table-cell table:style-name="Default" office:value-type="string">
            <text:p>r</text:p>
          </table:table-cell>
          <table:table-cell table:style-name="Default" office:value-type="string">
            <text:p>abbit_host=rabbitni101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RabbitMQ broker port where a single node is used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abbit_port=5672</text:p>
          </table:table-cell>
        </table:table-row>
        <table:table-row table:style-name="ro2" table:visibility="filter">
          <table:table-cell table:style-name="Default" office:value-type="string">
            <text:p>r</text:p>
          </table:table-cell>
          <table:table-cell table:style-name="Default" office:value-type="string">
            <text:p>abbit_port=5672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RabbitMQ HA cluster host:port pairs. (list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abbit_hosts=$rabbit_host:$rabbit_port</text:p>
          </table:table-cell>
        </table:table-row>
        <table:table-row table:style-name="ro2" table:visibility="filter">
          <table:table-cell table:style-name="Default" office:value-type="string">
            <text:p>r</text:p>
          </table:table-cell>
          <table:table-cell table:style-name="Default" office:value-type="string">
            <text:p>abbit_hosts=rabbitni101:5672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Connect over SSL for RabbitMQ.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rabbit_use_ssl=false</text:p>
          </table:table-cell>
        </table:table-row>
        <table:table-row table:style-name="ro2" table:visibility="filter">
          <table:table-cell table:style-name="Default" office:value-type="string">
            <text:p>r</text:p>
          </table:table-cell>
          <table:table-cell table:style-name="Default" office:value-type="string">
            <text:p>abbit_use_ssl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RabbitMQ userid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rabbit_userid=guest</text:p>
          </table:table-cell>
        </table:table-row>
        <table:table-row table:style-name="ro2" table:visibility="filter">
          <table:table-cell table:style-name="Default" office:value-type="string">
            <text:p>r</text:p>
          </table:table-cell>
          <table:table-cell table:style-name="Default" office:value-type="string">
            <text:p>abbit_userid=openstack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RabbitMQ password.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abbit_password=guest</text:p>
          </table:table-cell>
        </table:table-row>
        <table:table-row table:style-name="ro2" table:visibility="filter">
          <table:table-cell table:style-name="Default" office:value-type="string">
            <text:p>r</text:p>
          </table:table-cell>
          <table:table-cell table:style-name="Default" office:value-type="string">
            <text:p>abbit_password=Ic3H0us32014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RabbitMQ login method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abbit_login_method=AMQPLAIN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RabbitMQ virtual host.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abbit_virtual_host=/</text:p>
          </table:table-cell>
        </table:table-row>
        <table:table-row table:style-name="ro2" table:visibility="filter">
          <table:table-cell table:style-name="Default" office:value-type="string">
            <text:p>r</text:p>
          </table:table-cell>
          <table:table-cell table:style-name="Default" office:value-type="string">
            <text:p>abbit_virtual_host=/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How frequently to retry connecting with RabbitMQ.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abbit_retry_interval=1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How long to backoff for between retries when connecting to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RabbitMQ.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rabbit_retry_backoff=2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Maximum number of RabbitMQ connection retries. Default is 0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infinite retry count).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abbit_max_retries=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se HA queues in RabbitMQ (x-ha-policy: all). If you chang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is option, you must wipe the RabbitMQ database. (boolea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abbit_ha_queues=false</text:p>
          </table:table-cell>
        </table:table-row>
        <table:table-row table:style-name="ro2" table:visibility="filter">
          <table:table-cell table:style-name="Default" office:value-type="string">
            <text:p>r</text:p>
          </table:table-cell>
          <table:table-cell table:style-name="Default" office:value-type="string">
            <text:p>abbit_ha_queues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f passed, use a fake RabbitMQ provider.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fake_rabbit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ZeroMQ bind address. Should be a wildcard (*), an etherne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nterface, or IP. The "host" option should point or resolv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o this address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rpc_zmq_bind_address=*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MatchMaker driver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rpc_zmq_matchmaker=oslo.messaging._drivers.matchmaker.MatchMakerLocalhost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ZeroMQ receiver listening port.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rpc_zmq_port=9501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umber of ZeroMQ contexts, defaults to 1.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rpc_zmq_contexts=1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aximum number of ingress messages to locally buffer p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opic. Default is unlimited.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rpc_zmq_topic_backlog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irectory for holding IPC sockets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rpc_zmq_ipc_dir=/var/run/openstack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ame of this node. Must be a valid hostname, FQDN, or IP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ddress. Must match "host" option, if running Nova.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rpc_zmq_host=nova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conds to wait before a cast expires (TTL). Only supported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by impl_zmq.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rpc_cast_timeout=3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Heartbeat frequency.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matchmaker_heartbeat_freq=3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Heartbeat time-to-live.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matchmaker_heartbeat_ttl=6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Host to locate redis.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host=127.0.0.1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se this port to connect to redis host.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port=6379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Password for Redis server (optional).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password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ize of RPC greenthread pool.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rpc_thread_pool_size=64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river or drivers to handle sending notifications. (multi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d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notification_driver=</text:p>
          </table:table-cell>
        </table:table-row>
        <table:table-row table:style-name="ro2" table:visibility="filter">
          <table:table-cell table:style-name="Default" office:value-type="string">
            <text:p>n</text:p>
          </table:table-cell>
          <table:table-cell table:style-name="Default" office:value-type="string">
            <text:p>otification_driver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MQP topic used for OpenStack notifications. (list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[rpc_notifier2]/topic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notification_topics=notifications</text:p>
          </table:table-cell>
        </table:table-row>
        <table:table-row table:style-name="ro2" table:visibility="filter">
          <table:table-cell table:style-name="Default" office:value-type="string">
            <text:p>n</text:p>
          </table:table-cell>
          <table:table-cell table:style-name="Default" office:value-type="string">
            <text:p>otification_topics=notifications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conds to wait for a response from a call.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rpc_response_timeout=6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 URL representing the messaging driver to use and its full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configuration. If not set, we fall back to the rpc_backen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option and driver specific configuration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transport_url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messaging driver to use, defaults to rabbit. Other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rivers include qpid and zmq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rpc_backend=rabbit</text:p>
          </table:table-cell>
        </table:table-row>
        <table:table-row table:style-name="ro2" table:visibility="filter">
          <table:table-cell table:style-name="Default" office:value-type="string">
            <text:p>r</text:p>
          </table:table-cell>
          <table:table-cell table:style-name="Default" office:value-type="string">
            <text:p>pc_backend=nova.openstack.common.rpc.impl_kombu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default exchange under which topics are scoped. May b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overridden by an exchange name specified in th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ransport_url option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ontrol_exchange=openstack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availability_zon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availability_zone to show internal services und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internal_service_availability_zone=internal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fault compute node availability_zone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default_availability_zone=nova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rypto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ilename of root CA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a_file=cacert.pem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ilename of private key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key_file=private/cakey.pem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ilename of root Certificate Revocation List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rl_file=crl.pem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here we keep our keys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keys_path=$state_path/keys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here we keep our root CA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ca_path=$state_path/CA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hould we use a CA for each project?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use_project_ca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ubject for certificate for users, %s for project, user,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imestamp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user_cert_subject=/C=US/ST=California/O=OpenStack/OU=NovaDev/CN=%.16s-%.16s-%s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ubject for certificate for projects, %s for project,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imestamp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project_cert_subject=/C=US/ST=California/O=OpenStack/OU=NovaDev/CN=project-ca-%.16s-%s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exceptio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ake exception message format errors fatal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fatal_exception_format_errors=false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netconf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P address of this host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my_ip=10.0.0.1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ame of this node. <text:s/>This can be an opaque identifier. <text:s/>It is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ot necessarily a hostname, FQDN, or IP address. However,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node name must be valid within an AMQP key, and if using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ZeroMQ, a valid hostname, FQDN, or IP address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host=nova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Use IPv6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use_ipv6=false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notification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f set, send compute.instance.update notifications o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nstance state changes. <text:s/>Valid values are None for no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otifications, "vm_state" for notifications on VM stat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changes, or "vm_and_task_state" for notifications on VM an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ask state changes.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notify_on_state_change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f set, send api.fault notifications on caught exceptions i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API service.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notify_api_faults=false</text:p>
          </table:table-cell>
        </table:table-row>
        <table:table-row table:style-name="ro2" table:visibility="filter">
          <table:table-cell table:style-name="Default" office:value-type="string">
            <text:p>n</text:p>
          </table:table-cell>
          <table:table-cell table:style-name="Default" office:value-type="string">
            <text:p>otify_api_faults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fault notification level for outgoing notification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default_notification_level=INFO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fault publisher_id for outgoing notifications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default_publisher_id=&lt;None&gt;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path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irectory where the nova python module is installed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pybasedir=/usr/lib/python/site-packages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irectory where nova binaries are installed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bindir=/usr/local/bin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op-level directory for maintaining nova's state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state_path=/var/lib/nova</text:p>
          </table:table-cell>
        </table:table-row>
        <table:table-row table:style-name="ro2" table:visibility="filter">
          <table:table-cell table:style-name="Default" office:value-type="string">
            <text:p>s</text:p>
          </table:table-cell>
          <table:table-cell table:style-name="Default" office:value-type="string">
            <text:p>tate_path=/var/lib/nova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policy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JSON file representing policy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policy_file=policy.json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ule checked when requested rule is not found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policy_default_rule=default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quota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instances allowed per project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quota_instances=1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instance cores allowed per project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quota_cores=2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egabytes of instance RAM allowed per project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quota_ram=512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umber of floating IPs allowed per project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quota_floating_ips=1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umber of fixed IPs allowed per project (this should be a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least the number of instances allowed)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quota_fixed_ips=-1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umber of metadata items allowed per instance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quota_metadata_items=128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injected files allowed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quota_injected_files=5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bytes allowed per injected file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quota_injected_file_content_bytes=1024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bytes allowed per injected file path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quota_injected_file_path_bytes=255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security groups per project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quota_security_groups=1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security rules per security group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quota_security_group_rules=2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key pairs per user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quota_key_pairs=1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seconds until a reservation expires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eservation_expire=864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ount of reservations until usage is refreshed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until_refresh=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seconds between subsequent usage refresh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max_age=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fault driver to use for quota checks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quota_driver=nova.quota.DbQuotaDriver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servic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econds between nodes reporting state to datastore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eport_interval=10</text:p>
          </table:table-cell>
        </table:table-row>
        <table:table-row table:style-name="ro2" table:visibility="filter">
          <table:table-cell table:style-name="Default" office:value-type="string">
            <text:p>r</text:p>
          </table:table-cell>
          <table:table-cell table:style-name="Default" office:value-type="string">
            <text:p>eport_interval=1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nable periodic tasks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periodic_enable=tru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ange of seconds to randomly delay when starting th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eriodic task scheduler to reduce stampeding. (Disable by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tting to 0)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periodic_fuzzy_delay=6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 list of APIs to enable by default (list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enabled_apis=ec2,osapi_compute,metadata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 list of APIs with enabled SSL (list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enabled_ssl_apis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IP address on which the EC2 API will listen.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ec2_listen=0.0.0.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port on which the EC2 API will listen.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ec2_listen_port=8773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workers for EC2 API service. The default will b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qual to the number of CPUs available.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ec2_workers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IP address on which the OpenStack API will listen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osapi_compute_listen=0.0.0.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port on which the OpenStack API will listen.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osapi_compute_listen_port=8774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umber of workers for OpenStack API service. The defaul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ill be the number of CPUs available.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osapi_compute_workers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enStack metadata service manager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metadata_manager=nova.api.manager.MetadataManage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IP address on which the metadata API will listen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metadata_listen=0.0.0.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port on which the metadata API will listen.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metadata_listen_port=8775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umber of workers for metadata service. The default will b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number of CPUs available.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metadata_workers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ull class name for the Manager for compute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ompute_manager=nova.compute.manager.ComputeManage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ull class name for the Manager for console proxy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onsole_manager=nova.console.manager.ConsoleProxyManage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Manager for console auth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onsoleauth_manager=nova.consoleauth.manager.ConsoleAuthManage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ull class name for the Manager for cert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ert_manager=nova.cert.manager.CertManage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ull class name for the Manager for network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network_manager=nova.network.manager.FlatDHCPManage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ull class name for the Manager for scheduler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cheduler_manager=nova.scheduler.manager.SchedulerManage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aximum time since last check-in for up service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service_down_time=60</text:p>
          </table:table-cell>
        </table:table-row>
        <table:table-row table:style-name="ro2" table:visibility="filter">
          <table:table-cell table:style-name="Default" office:value-type="string">
            <text:p>s</text:p>
          </table:table-cell>
          <table:table-cell table:style-name="Default" office:value-type="string">
            <text:p>ervice_down_time=60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tes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File name of clean sqlite db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qlite_clean_db=clean.sqlite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util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hether to log monkey patching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monkey_patch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List of modules/decorators to monkey patch (list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monkey_patch_modules=nova.api.ec2.cloud:nova.notifications.notify_decorator,nova.compute.api:nova.notifications.notify_decorato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Length of generated instance admin passwords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password_length=12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ime period to generate instance usages for. <text:s/>Time perio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ust be hour, day, month or year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instance_usage_audit_period=month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Path to the rootwrap configuration file to use for runn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ommands as root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rootwrap_config=/etc/nova/rootwrap.conf</text:p>
          </table:table-cell>
        </table:table-row>
        <table:table-row table:style-name="ro2" table:visibility="filter">
          <table:table-cell table:style-name="Default" office:value-type="string">
            <text:p>r</text:p>
          </table:table-cell>
          <table:table-cell table:style-name="Default" office:value-type="string">
            <text:p>ootwrap_config=/etc/nova/rootwrap.conf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xplicitly specify the temporary working directory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tempdir=&lt;None&gt;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wsgi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File name for the paste.deploy config for nova-api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api_paste_config=api-paste.ini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 python format string that is used as the template to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generate log lines. The following values can be formatted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nto it: client_ip, date_time, request_line, status_code,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body_length, wall_seconds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wsgi_log_format=%(client_ip)s "%(request_line)s" status: %(status_code)s len: %(body_length)s time: %(wall_seconds).7f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A certificate file to use to verify connecting client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sl_ca_file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SL certificate of API server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sl_cert_file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SL private key of API server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sl_key_file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ts the value of TCP_KEEPIDLE in seconds for each serv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ocket. Not supported on OS X.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tcp_keepidle=6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ize of the pool of greenthreads used by wsgi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wsgi_default_pool_size=10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aximum line size of message headers to be accepted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ax_header_line may need to be increased when using larg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okens (typically those generated by the Keystone v3 API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ith big service catalogs).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max_header_line=16384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api.auth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Whether to use per-user rate limiting for the api. This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 is only used by v2 api. Rate limiting is removed from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v3 api.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api_rate_limit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strategy to use for auth: noauth or keystone.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auth_strategy=noauth</text:p>
          </table:table-cell>
        </table:table-row>
        <table:table-row table:style-name="ro2" table:visibility="filter">
          <table:table-cell table:style-name="Default" office:value-type="string">
            <text:p>a</text:p>
          </table:table-cell>
          <table:table-cell table:style-name="Default" office:value-type="string">
            <text:p>uth_strategy=keyston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reat X-Forwarded-For as the canonical remote address. Only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nable this if you have a sanitizing proxy.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use_forwarded_for=false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Options defined in nova.api.ec2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umber of failed auths before lockout.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lockout_attempts=5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minutes to lockout if triggered.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lockout_minutes=15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minutes for lockout window.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lockout_window=15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URL to get token from ec2 request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keystone_ec2_url=http://localhost:5000/v2.0/ec2tokens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Return the IP address as private dns hostname in describ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nstances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ec2_private_dns_show_ip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idate security group names according to EC2 specificatio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ec2_strict_validation=tru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ime in seconds before ec2 timestamp expires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ec2_timestamp_expiry=300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Options defined in nova.api.ec2.clou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IP address of the EC2 API server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ec2_host=$my_ip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internal IP address of the EC2 API server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ec2_dmz_host=$my_ip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port of the EC2 API server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ec2_port=8773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protocol to use when connecting to the EC2 API server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(http, https)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ec2_scheme=http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path prefix used to call the ec2 API server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ec2_path=/services/Cloud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List of region=fqdn pairs separated by commas (list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egion_list=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api.metadata.bas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List of metadata versions to skip placing into the confi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rive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onfig_drive_skip_versions=1.0 2007-01-19 2007-03-01 2007-08-29 2007-10-10 2007-12-15 2008-02-01 2008-09-01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river to use for vendor data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vendordata_driver=nova.api.metadata.vendordata_json.JsonFileVendorData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api.metadata.handl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et flag to indicate Neutron will proxy metadata request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nd resolve instance ids.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ervice_neutron_metadata_proxy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hared secret to validate proxies Neutron metadata request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neutron_metadata_proxy_shared_secret=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api.metadata.vendordata_jso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File to load json formatted vendor data from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vendordata_jsonfile_path=&lt;None&gt;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api.openstack.commo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maximum number of items returned in a single respons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rom a collection resource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osapi_max_limit=10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Base URL that will be presented to users in links to th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enStack Compute API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osapi_compute_link_prefix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Base URL that will be presented to users in links to glanc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esources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osapi_glance_link_prefix=&lt;None&gt;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api.openstack.comput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ermit instance snapshot operations.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allow_instance_snapshots=true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api.openstack.compute.contrib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pecify list of extensions to load when using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sapi_compute_extension option with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ova.api.openstack.compute.contrib.select_extensions (lis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osapi_compute_ext_list=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api.openstack.compute.contrib.fp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Full path to fping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fping_path=/usr/sbin/fping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api.openstack.compute.contrib.os_tenant_network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nables or disables quota checking for tenant network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enable_network_quota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ontrol for checking for default networks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use_neutron_default_nets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fault tenant id when creating neutron networks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neutron_default_tenant_id=default</text:p>
          </table:table-cell>
        </table:table-row>
        <table:table-row table:style-name="ro2" table:visibility="filter">
          <table:table-cell table:style-name="Default" office:value-type="string">
            <text:p>n</text:p>
          </table:table-cell>
          <table:table-cell table:style-name="Default" office:value-type="string">
            <text:p>eutron_default_tenant_id=default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api.openstack.compute.extension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sapi compute extension to load (multi valued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osapi_compute_extension=nova.api.openstack.compute.contrib.standard_extensions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Options defined in nova.api.openstack.compute.plugins.v3.hide_server_address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List of instance states that should hide network info (lis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osapi_hide_server_address_states=building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api.openstack.compute.server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nables returning of the instance password by the relevan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rver API calls such as create, rebuild or rescue, If th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hypervisor does not support password injection then th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assword returned will not be correct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enable_instance_password=true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api.sizelimi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maximum body size per each osapi request(bytes)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osapi_max_request_body_size=114688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ert.rpcapi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topic cert nodes listen on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cert_topic=cert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loudpipe.pipelib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mage ID used when starting up a cloudpipe vpn serv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vpn_image_id=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Flavor for vpn instances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vpn_flavor=m1.tiny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emplate for cloudpipe instance boot script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boot_script_template=$pybasedir/nova/cloudpipe/bootscript.templat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etwork to push into openvpn config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dmz_net=10.0.0.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etmask to push into openvpn config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dmz_mask=255.255.255.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uffix to add to project name for vpn key and secgroup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vpn_key_suffix=-vpn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md.novnc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ecord sessions to FILE.[session_number]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ecord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Become a daemon (background process)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daemon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isallow non-encrypted connections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sl_only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ource is ipv6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source_is_ipv6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SL certificate file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ert=self.pem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SL key file (if separate from cert)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key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Run webserver on same port. Serve files from DIR.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web=/usr/share/spice-html5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md.novncproxy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Host on which to listen for incoming requests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novncproxy_host=0.0.0.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ort on which to listen for incoming requests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novncproxy_port=6080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Options defined in nova.cmd.spicehtml5proxy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Host on which to listen for incoming requests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spicehtml5proxy_host=0.0.0.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ort on which to listen for incoming requests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spicehtml5proxy_port=6082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ompute.api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llow destination machine to match source for resize. Useful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hen testing in single-host environments.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allow_resize_to_same_host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llow migrate machine to the same host. Useful when test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n single-host environments.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allow_migrate_to_same_host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vailability zone to use when user doesn't specify on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default_schedule_zone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se are image properties which a snapshot should no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nherit from an instance (list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non_inheritable_image_properties=cache_in_nova,bittorrent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Kernel image that indicates not to use a kernel, but to us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 raw disk image instead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null_kernel=nokernel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hen creating multiple instances with a single request using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os-multiple-create API extension, this template will b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used to build the display name for each instance. Th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benefit is that the instances end up with different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hostnames. To restore legacy behavior of every instanc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having the same name, set this option to "%(name)s". <text:s/>Valid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keys for the template are: name, uuid, count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multi_instance_display_name_template=%(name)s-%(uuid)s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aximum number of devices that will result in a local imag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being created on the hypervisor node. Setting this to 0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eans nova will allow only boot from volume. A negativ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means unlimited.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max_local_block_devices=3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ompute.flavor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fault flavor to use for the EC2 API only. The Nova API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oes not support a default flavor.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default_flavor=m1.small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ompute.mana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onsole proxy host to use to connect to instances on thi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host.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console_host=nova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ame of network to use to set access IPs for instanc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default_access_ip_network_name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Whether to batch up the application of IPTables rules during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 host restart and apply all at the end of the init phas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defer_iptables_apply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here instances are stored on disk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instances_path=$state_path/instances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Generate periodic compute.instance.exists notification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instance_usage_audit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1 second retries needed in live_migration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live_migration_retry_count=3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hether to start guests that were running before the hos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ebooted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esume_guests_state_on_host_boot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times to retry network allocation on failur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network_allocate_retries=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number of times to attempt to reap an instance's files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maximum_instance_delete_attempts=5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nterval to pull network bandwidth usage info. Not supported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n all hypervisors. Set to 0 to disable.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bandwidth_poll_interval=6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nterval to sync power states between the database and th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hypervisor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sync_power_state_interval=6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seconds between instance info_cache self heal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updates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heal_instance_info_cache_interval=6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nterval in seconds for reclaiming deleted instanc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eclaim_instance_interval=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nterval in seconds for gathering volume usages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volume_usage_poll_interval=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nterval in seconds for polling shelved instances to offloa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shelved_poll_interval=36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ime in seconds before a shelved instance is eligible fo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emoving from a host. <text:s/>-1 never offload, 0 offload whe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helved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shelved_offload_time=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nterval in seconds for retrying failed instance fil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letes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instance_delete_interval=3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ction to take if a running deleted instance is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tected.Valid options are 'noop', 'log', 'shutdown', or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'reap'. Set to 'noop' to take no action.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unning_deleted_instance_action=reap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seconds to wait between runs of the cleanup task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unning_deleted_instance_poll_interval=18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seconds after being deleted when a runn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nstance should be considered eligible for cleanup.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unning_deleted_instance_timeout=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utomatically hard reboot an instance if it has been stuck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n a rebooting state longer than N seconds. Set to 0 to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isable.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eboot_timeout=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mount of time in seconds an instance can be in BUILD befor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going into ERROR status.Set to 0 to disable.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instance_build_timeout=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utomatically unrescue an instance after N seconds. Set to 0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o disable.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escue_timeout=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utomatically confirm resizes after N seconds. Set to 0 to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isable.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esize_confirm_window=0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ompute.monitor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onitor classes available to the compute which may b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pecified more than once. (multi valued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ompute_available_monitors=nova.compute.monitors.all_monitors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 list of monitors that can be used for getting comput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etrics. (list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compute_monitors=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ompute.resource_track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mount of disk in MB to reserve for the host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reserved_host_disk_mb=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mount of memory in MB to reserve for the host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reserved_host_memory_mb=512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lass that will manage stats for the local compute hos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ompute_stats_class=nova.compute.stats.Stats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ompute.rpcapi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topic compute nodes listen on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compute_topic=compute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onductor.tasks.live_migrat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times to retry live-migration before failing. If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== -1, try until out of hosts. If == 0, only try once, no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etries.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migrate_max_retries=-1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onsole.mana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river to use for the console proxy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onsole_driver=nova.console.xvp.XVPConsoleProxy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tub calls to compute worker for tests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stub_compute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ublicly visible name for this console host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onsole_public_hostname=nova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onsole.rpcapi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topic console proxy nodes listen on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console_topic=console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onsole.vmrc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Port for VMware VMRC connections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onsole_vmrc_port=443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retries for retrieving VMRC information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onsole_vmrc_error_retries=10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onsole.xvp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XVP conf template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onsole_xvp_conf_template=$pybasedir/nova/console/xvp.conf.templat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Generated XVP conf file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onsole_xvp_conf=/etc/xvp.conf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XVP master process pid file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onsole_xvp_pid=/var/run/xvp.pid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XVP log file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onsole_xvp_log=/var/log/xvp.log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ort for XVP to multiplex VNC connections on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onsole_xvp_multiplex_port=5900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onsoleauth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topic console auth proxy nodes listen on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onsoleauth_topic=consoleauth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onsoleauth.mana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How many seconds before deleting tokens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onsole_token_ttl=600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db.api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rvices to be added to the available pool on creat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enable_new_services=tru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emplate string to be used to generate instance nam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instance_name_template=instance-%08x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emplate string to be used to generate snapshot nam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snapshot_name_template=snapshot-%s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db.bas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driver to use for database access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db_driver=nova.db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db.sqlalchemy.api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When set, compute API will consider duplicate hostnam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nvalid within the specified scope, regardless of case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hould be empty, "project" or "global"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osapi_compute_unique_server_name_scope=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image.glanc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fault glance hostname or IP address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glance_host=$my_ip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fault glance port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glance_port=9292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fault protocol to use when connecting to glance. Set to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https for SSL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glance_protocol=http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 list of the glance api servers available to nova. Prefix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with https:// for ssl-based glance api servers.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([hostname|ip]:port) (list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glance_api_servers=$glance_host:$glance_port</text:p>
          </table:table-cell>
        </table:table-row>
        <table:table-row table:style-name="ro2" table:visibility="filter">
          <table:table-cell table:style-name="Default" office:value-type="string">
            <text:p>g</text:p>
          </table:table-cell>
          <table:table-cell table:style-name="Default" office:value-type="string">
            <text:p>lance_api_servers=http://glancepri100:9292/v1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llow to perform insecure SSL (https) requests to glanc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glance_api_insecure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retries when downloading an image from glanc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glance_num_retries=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 list of url scheme that can be downloaded directly via th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irect_url. <text:s/>Currently supported schemes: [file]. (lis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allowed_direct_url_schemes=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Options defined in nova.image.s3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Parent directory for tempdir used for image decryptio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image_decryption_dir=/tmp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Hostname or IP for OpenStack to use when accessing the S3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pi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3_host=$my_ip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Port used when accessing the S3 api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s3_port=3333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ccess key to use for S3 server for images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3_access_key=notchecked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cret key to use for S3 server for images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3_secret_key=notchecked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hether to use SSL when talking to S3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3_use_ssl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hether to affix the tenant id to the access key whe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ownloading from S3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s3_affix_tenant=false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Options defined in nova.ipv6.api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Backend to use for IPv6 generation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ipv6_backend=rfc2462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network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full class name of the network API class to use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network_api_class=nova.network.api.API</text:p>
          </table:table-cell>
        </table:table-row>
        <table:table-row table:style-name="ro2" table:visibility="filter">
          <table:table-cell table:style-name="Default" office:value-type="string">
            <text:p>n</text:p>
          </table:table-cell>
          <table:table-cell table:style-name="Default" office:value-type="string">
            <text:p>etwork_api_class=nova.network.neutronv2.api.API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network.driv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river to use for network creation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network_driver=nova.network.linux_net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network.floating_ip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fault pool for floating IPs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default_floating_pool=nova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utoassigning floating IP to VM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auto_assign_floating_ip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Full class name for the DNS Manager for floating IPs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floating_ip_dns_manager=nova.network.noop_dns_driver.NoopDNSDrive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Full class name for the DNS Manager for instance IPs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instance_dns_manager=nova.network.noop_dns_driver.NoopDNSDrive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Full class name for the DNS Zone for instance IPs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instance_dns_domain=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network.ldapdn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URL for LDAP server which will store DNS entries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ldap_dns_url=ldap://ldap.example.com:389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User for LDAP DNS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ldap_dns_user=uid=admin,ou=people,dc=example,dc=org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assword for LDAP DNS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ldap_dns_password=password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Hostmaster for LDAP DNS driver Statement of Authority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ldap_dns_soa_hostmaster=hostmaster@example.org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NS Servers for LDAP DNS driver (multi valued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ldap_dns_servers=dns.example.org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Base DN for DNS entries in LDAP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ldap_dns_base_dn=ou=hosts,dc=example,dc=org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efresh interval (in seconds) for LDAP DNS driver Statemen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of Authority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ldap_dns_soa_refresh=18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etry interval (in seconds) for LDAP DNS driver Statement of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uthority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ldap_dns_soa_retry=36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xpiry interval (in seconds) for LDAP DNS driver Statemen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of Authority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ldap_dns_soa_expiry=864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inimum interval (in seconds) for LDAP DNS driver Statemen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of Authority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ldap_dns_soa_minimum=7200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network.linux_ne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Location of flagfiles for dhcpbridge (multi valued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dhcpbridge_flagfile=/etc/nova/nova.conf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Location to keep network config files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networks_path=$state_path/networks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nterface for public IP addresses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public_interface=eth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TU setting for network interface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network_device_mtu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Location of nova-dhcpbridge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dhcpbridge=/usr/bin/nova-dhcpbridg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ublic IP of network host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routing_source_ip=$my_ip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Lifetime of a DHCP lease in seconds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dhcp_lease_time=12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f set, uses specific DNS server for dnsmasq. Can b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pecified multiple times. (multi valued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dns_server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f set, uses the dns1 and dns2 from the network ref. as dn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rvers.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use_network_dns_servers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 list of dmz range that should be accepted (list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dmz_cidr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raffic to this range will always be snatted to the fallback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p, even if it would normally be bridged out of the node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an be specified multiple times. (multi valued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force_snat_range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verride the default dnsmasq settings with this file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dnsmasq_config_file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river used to create ethernet devices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linuxnet_interface_driver=nova.network.linux_net.LinuxBridgeInterfaceDrive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ame of Open vSwitch bridge used with linuxnet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linuxnet_ovs_integration_bridge=br-int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end gratuitous ARPs for HA setup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end_arp_for_ha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end this many gratuitous ARPs for HA setup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end_arp_for_ha_count=3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se single default gateway. Only first nic of vm will get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fault gateway from dhcp server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use_single_default_gateway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n interface that bridges can forward to. If this is set to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ll then all traffic will be forwarded. Can be specifie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ultiple times. (multi valued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forward_bridge_interface=all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IP address for the metadata API server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metadata_host=$my_ip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port for the metadata API port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metadata_port=8775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Regular expression to match iptables rule that should alway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be on the top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iptables_top_regex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Regular expression to match iptables rule that should alway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be on the bottom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iptables_bottom_regex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table that iptables to jump to when a packet is to b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ropped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iptables_drop_action=DROP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mount of time, in seconds, that ovs_vsctl should wait for a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esponse from the database. 0 is to wait forever.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ovs_vsctl_timeout=12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f passed, use fake network devices and addresses (boolea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fake_network=false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network.mana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Bridge for simple network instances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flat_network_bridge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NS server for simple network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flat_network_dns=8.8.4.4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hether to attempt to inject network setup into gues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flat_injected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FlatDhcp will bridge into this interface if set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flat_interface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irst VLAN for private networks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vlan_start=1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VLANs will bridge into this interface if set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vlan_interface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networks to support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num_networks=1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Public IP for the cloudpipe VPN servers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vpn_ip=$my_ip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First Vpn port for private networks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vpn_start=10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addresses in each private subnet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network_size=256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ixed IPv6 address block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fixed_range_v6=fd00::/48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fault IPv4 gateway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gateway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fault IPv6 gateway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gateway_v6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umber of addresses reserved for vpn clients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nt_vpn_clients=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conds after which a deallocated IP is disassociate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fixed_ip_disassociate_timeout=6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attempts to create unique mac address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create_unique_mac_address_attempts=5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f True, skip using the queue and make local calls (boolea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fake_call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f True, unused gateway devices (VLAN and bridge) ar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leted in VLAN network mode with multi hosted network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teardown_unused_network_gateway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f True, send a dhcp release on instance terminatio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force_dhcp_release=Tru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f True in multi_host mode, all compute hosts share the sam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hcp address. The same IP address used for DHCP will b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dded on each nova-network node which is only visible to th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vms on the same host.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hare_dhcp_address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f True, when a DNS entry must be updated, it sends a fanou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ast to all network hosts to update their DNS entries i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ulti host mode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update_dns_entries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seconds to wait between runs of updates to DN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ntries.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dns_update_periodic_interval=-1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omain to use for building the hostnames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dhcp_domain=novalocal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ndicates underlying L3 management library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l3_lib=nova.network.l3.LinuxNetL3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Options defined in nova.network.neutronv2.api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URL for connecting to neutron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neutron_url=http://127.0.0.1:9696</text:p>
          </table:table-cell>
        </table:table-row>
        <table:table-row table:style-name="ro2" table:visibility="filter">
          <table:table-cell table:style-name="Default" office:value-type="string">
            <text:p>n</text:p>
          </table:table-cell>
          <table:table-cell table:style-name="Default" office:value-type="string">
            <text:p>eutron_url=http://127.0.0.1:9696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imeout value for connecting to neutron in seconds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neutron_url_timeout=30</text:p>
          </table:table-cell>
        </table:table-row>
        <table:table-row table:style-name="ro2" table:visibility="filter">
          <table:table-cell table:style-name="Default" office:value-type="string">
            <text:p>n</text:p>
          </table:table-cell>
          <table:table-cell table:style-name="Default" office:value-type="string">
            <text:p>eutron_url_timeout=3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sername for connecting to neutron in admin context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neutron_admin_username=&lt;None&gt;</text:p>
          </table:table-cell>
        </table:table-row>
        <table:table-row table:style-name="ro2" table:visibility="filter">
          <table:table-cell table:style-name="Default" office:value-type="string">
            <text:p>n</text:p>
          </table:table-cell>
          <table:table-cell table:style-name="Default" office:value-type="string">
            <text:p>eutron_admin_username=neutron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Password for connecting to neutron in admin context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neutron_admin_password=&lt;None&gt;</text:p>
          </table:table-cell>
        </table:table-row>
        <table:table-row table:style-name="ro2" table:visibility="filter">
          <table:table-cell table:style-name="Default" office:value-type="string">
            <text:p>n</text:p>
          </table:table-cell>
          <table:table-cell table:style-name="Default" office:value-type="string">
            <text:p>eutron_admin_password=Ic3H0us32014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enant id for connecting to neutron in admin context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neutron_admin_tenant_id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enant name for connecting to neutron in admin context. This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 is mutually exclusive with neutron_admin_tenant_id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ote that with Keystone V3 tenant names are only uniqu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ithin a domain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neutron_admin_tenant_name=&lt;None&gt;</text:p>
          </table:table-cell>
        </table:table-row>
        <table:table-row table:style-name="ro2" table:visibility="filter">
          <table:table-cell table:style-name="Default" office:value-type="string">
            <text:p>n</text:p>
          </table:table-cell>
          <table:table-cell table:style-name="Default" office:value-type="string">
            <text:p>eutron_admin_tenant_name=services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Region name for connecting to neutron in admin contex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neutron_region_name=&lt;None&gt;</text:p>
          </table:table-cell>
        </table:table-row>
        <table:table-row table:style-name="ro2" table:visibility="filter">
          <table:table-cell table:style-name="Default" office:value-type="string">
            <text:p>n</text:p>
          </table:table-cell>
          <table:table-cell table:style-name="Default" office:value-type="string">
            <text:p>eutron_region_name=RegionOn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uthorization URL for connecting to neutron in admin contex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neutron_admin_auth_url=http://localhost:5000/v2.0</text:p>
          </table:table-cell>
        </table:table-row>
        <table:table-row table:style-name="ro2" table:visibility="filter">
          <table:table-cell table:style-name="Default" office:value-type="string">
            <text:p>n</text:p>
          </table:table-cell>
          <table:table-cell table:style-name="Default" office:value-type="string">
            <text:p>eutron_admin_auth_url=http://keystadmi100:35357/v2.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f set, ignore any SSL validation issues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neutron_api_insecure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uthorization strategy for connecting to neutron in admi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ontext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neutron_auth_strategy=keystone</text:p>
          </table:table-cell>
        </table:table-row>
        <table:table-row table:style-name="ro2" table:visibility="filter">
          <table:table-cell table:style-name="Default" office:value-type="string">
            <text:p>n</text:p>
          </table:table-cell>
          <table:table-cell table:style-name="Default" office:value-type="string">
            <text:p>eutron_auth_strategy=keyston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ame of Integration Bridge used by Open vSwitch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neutron_ovs_bridge=br-int</text:p>
          </table:table-cell>
        </table:table-row>
        <table:table-row table:style-name="ro2" table:visibility="filter">
          <table:table-cell table:style-name="Default" office:value-type="string">
            <text:p>n</text:p>
          </table:table-cell>
          <table:table-cell table:style-name="Default" office:value-type="string">
            <text:p>eutron_ovs_bridge=br-int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seconds before querying neutron for extension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neutron_extension_sync_interval=600</text:p>
          </table:table-cell>
        </table:table-row>
        <table:table-row table:style-name="ro2" table:visibility="filter">
          <table:table-cell table:style-name="Default" office:value-type="string">
            <text:p>n</text:p>
          </table:table-cell>
          <table:table-cell table:style-name="Default" office:value-type="string">
            <text:p>eutron_extension_sync_interval=6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Location of CA certificates file to use for neutron clien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equests.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neutron_ca_certificates_file=&lt;None&gt;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network.rpcapi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topic network nodes listen on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network_topic=network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fault value for multi_host in networks. Also, if set, som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rpc network calls will be sent directly to host. (boolea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multi_host=false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network.security_group.openstack_driv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full class name of the security API class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ecurity_group_api=nova</text:p>
          </table:table-cell>
        </table:table-row>
        <table:table-row table:style-name="ro2" table:visibility="filter">
          <table:table-cell table:style-name="Default" office:value-type="string">
            <text:p>s</text:p>
          </table:table-cell>
          <table:table-cell table:style-name="Default" office:value-type="string">
            <text:p>ecurity_group_api=neutron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Options defined in nova.objectstore.s3serv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ath to S3 buckets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buckets_path=$state_path/buckets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P address for S3 API to listen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s3_listen=0.0.0.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ort for S3 API to listen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s3_listen_port=3333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openstack.common.eventlet_backdoo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Enable eventlet backdoor. Acceptable values are 0, &lt;port&gt;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nd &lt;start&gt;:&lt;end&gt;, where 0 results in listening on a random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cp port number, &lt;port&gt; results in listening on th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pecified port number and not enabling backdoorif it is i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use and &lt;start&gt;:&lt;end&gt; results in listening on the smalles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unused port number within the specified range of por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s. The chosen port is displayed in the service's lo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ile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backdoor_port=&lt;None&gt;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openstack.common.lockutil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hether to disable inter-process locks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disable_process_locking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irectory to use for lock files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lock_path=/var/lib/nova/tmp</text:p>
          </table:table-cell>
        </table:table-row>
        <table:table-row table:style-name="ro2" table:visibility="filter">
          <table:table-cell table:style-name="Default" office:value-type="string">
            <text:p>l</text:p>
          </table:table-cell>
          <table:table-cell table:style-name="Default" office:value-type="string">
            <text:p>ock_path=/var/lib/nova/tmp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openstack.common.lo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rint debugging output (set logging level to DEBUG instea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of default WARNING level).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debug=false</text:p>
          </table:table-cell>
        </table:table-row>
        <table:table-row table:style-name="ro2" table:visibility="filter">
          <table:table-cell table:style-name="Default" office:value-type="string">
            <text:p>d</text:p>
          </table:table-cell>
          <table:table-cell table:style-name="Default" office:value-type="string">
            <text:p>ebug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rint more verbose output (set logging level to INFO instea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of default WARNING level).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verbose=false</text:p>
          </table:table-cell>
        </table:table-row>
        <table:table-row table:style-name="ro2" table:visibility="filter">
          <table:table-cell table:style-name="Default" office:value-type="string">
            <text:p>v</text:p>
          </table:table-cell>
          <table:table-cell table:style-name="Default" office:value-type="string">
            <text:p>erbose=Tru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Log output to standard error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use_stderr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ormat string to use for log messages with context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logging_context_format_string=%(asctime)s.%(msecs)03d %(process)d %(levelname)s %(name)s [%(request_id)s %(user)s %(tenant)s] %(instance)s%(message)s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ormat string to use for log messages without contex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logging_default_format_string=%(asctime)s.%(msecs)03d %(process)d %(levelname)s %(name)s [-] %(instance)s%(message)s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ata to append to log format when level is DEBUG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logging_debug_format_suffix=%(funcName)s %(pathname)s:%(lineno)d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refix each line of exception output with this forma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logging_exception_prefix=%(asctime)s.%(msecs)03d %(process)d TRACE %(name)s %(instance)s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list of logger=LEVEL pairs (list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default_log_levels=amqp=WARN,amqplib=WARN,boto=WARN,qpid=WARN,sqlalchemy=WARN,suds=INFO,oslo.messaging=INFO,iso8601=WARN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ublish error events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publish_errors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ake deprecations fatal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fatal_deprecations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f an instance is passed with the log message, format i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like this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instance_format="[instance: %(uuid)s] "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f an instance UUID is passed with the log message, forma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t like this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instance_uuid_format="[instance: %(uuid)s] "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name of logging configuration file. It does not disabl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xisting loggers, but just appends specified logg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onfiguration to any other existing logging options. Pleas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e the Python logging module documentation for details o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logging configuration files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log_config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log_config_append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. A logging.Formatter log message format string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which may use any of the available logging.LogRecor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ttributes. This option is deprecated. <text:s/>Please us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logging_context_format_string an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logging_default_format_string instead.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log_format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Format string for %%(asctime)s in log records. Default: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%(default)s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log_date_format=%Y-%m-%d %H:%M:%S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Optional) Name of log file to output to. If no default is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et, logging will go to stdout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logfil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log_file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Optional) The base directory used for relative --log-fil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aths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logdir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log_dir=/var/log/nova</text:p>
          </table:table-cell>
        </table:table-row>
        <table:table-row table:style-name="ro2" table:visibility="filter">
          <table:table-cell table:style-name="Default" office:value-type="string">
            <text:p>l</text:p>
          </table:table-cell>
          <table:table-cell table:style-name="Default" office:value-type="string">
            <text:p>og_dir=/var/log/nova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se syslog for logging. Existing syslog format is DEPRECATE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uring I, and then will be changed in J to honor RFC5424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use_syslog=false</text:p>
          </table:table-cell>
        </table:table-row>
        <table:table-row table:style-name="ro2" table:visibility="filter">
          <table:table-cell table:style-name="Default" office:value-type="string">
            <text:p>u</text:p>
          </table:table-cell>
          <table:table-cell table:style-name="Default" office:value-type="string">
            <text:p>se_syslog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(Optional) Use syslog rfc5424 format for logging. If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nabled, will add APP-NAME (RFC5424) before the MSG part of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syslog message. <text:s/>The old format without APP-NAME i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precated in I, and will be removed in J.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use_syslog_rfc_format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yslog facility to receive log lines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yslog_log_facility=LOG_USER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openstack.common.memorycach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Memcached servers or None for in process cache. (list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memcached_servers=&lt;None&gt;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openstack.common.periodic_task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ome periodic tasks can be run in a separate process. Shoul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e run them here?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un_external_periodic_tasks=true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pci.pci_reques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n alias for a PCI passthrough device requirement. Thi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llows users to specify the alias in the extra_spec for a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lavor, without needing to repeat all the PCI property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requirements. For example: pci_alias = { "name":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"QuicAssist", <text:s text:c="2"/>"product_id": "0443", <text:s text:c="2"/>"vendor_id": "8086",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"device_type": "ACCEL" } defines an alias for the Intel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QuickAssist card. (multi valued) (multi valued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pci_alias=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pci.pci_whitelis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White list of PCI devices available to VMs. For example: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pci_passthrough_whitelist = <text:s/>[{"vendor_id": "8086",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"product_id": "0443"}] (multi valued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pci_passthrough_whitelist=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scheduler.driv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scheduler host manager class to use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cheduler_host_manager=nova.scheduler.host_manager.HostManage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aximum number of attempts to schedule an instance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scheduler_max_attempts=3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scheduler.filter_schedul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ew instances will be scheduled on a host chosen randomly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rom a subset of the N best hosts. This property defines th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ubset size that a host is chosen from. A value of 1 choos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first host returned by the weighing functions. Thi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 must be at least 1. Any value less than 1 will b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gnored, and 1 will be used instead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scheduler_host_subset_size=1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scheduler.filters.aggregate_image_properties_isolatio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orce the filter to consider only keys matching the given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amespace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aggregate_image_properties_isolation_namespace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separator used between the namespace and keys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aggregate_image_properties_isolation_separator=.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scheduler.filters.core_filt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irtual CPU to physical CPU allocation ratio which affect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ll CPU filters. This configuration specifies a global ratio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for CoreFilter. For AggregateCoreFilter, it will fall back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o this configuration value if no per-aggregate sett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ound. (floating point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pu_allocation_ratio=16.0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scheduler.filters.disk_filt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irtual disk to physical disk allocation ratio (float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oint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disk_allocation_ratio=1.0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scheduler.filters.io_ops_filt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gnore hosts that have too many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builds/resizes/snaps/migrations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max_io_ops_per_host=8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scheduler.filters.isolated_hosts_filt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mages to run on isolated host (list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isolated_images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Host reserved for specific images (list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isolated_hosts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hether to force isolated hosts to run only isolated imag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estrict_isolated_hosts_to_isolated_images=true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scheduler.filters.num_instances_filt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gnore hosts that have too many instances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max_instances_per_host=50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scheduler.filters.ram_filt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irtual ram to physical ram allocation ratio which affect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ll ram filters. This configuration specifies a global ratio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for RamFilter. For AggregateRamFilter, it will fall back to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is configuration value if no per-aggregate setting found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floating point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am_allocation_ratio=1.5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scheduler.host_mana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ilter classes available to the scheduler which may b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pecified more than once. <text:s/>An entry of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"nova.scheduler.filters.standard_filters" maps to all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ilters included with nova. (multi valued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cheduler_available_filters=nova.scheduler.filters.all_filters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hich filter class names to use for filtering hosts when no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pecified in the request. (list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cheduler_default_filters=RetryFilter,AvailabilityZoneFilter,RamFilter,ComputeFilter,ComputeCapabilitiesFilter,ImagePropertiesFilter,ServerGroupAntiAffinityFilter,ServerGroupAffinityFilte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hich weight class names to use for weighing hosts (lis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cheduler_weight_classes=nova.scheduler.weights.all_weighers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scheduler.mana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fault driver to use for the scheduler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cheduler_driver=nova.scheduler.filter_scheduler.FilterSchedule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How often (in seconds) to run periodic tasks in th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cheduler driver of your choice. Please note this is likely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o interact with the value of service_down_time, but exactly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how they interact will depend on your choice of schedul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river.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scheduler_driver_task_period=60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scheduler.rpcapi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topic scheduler nodes listen on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scheduler_topic=scheduler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scheduler.scheduler_option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bsolute path to scheduler configuration JSON file.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cheduler_json_config_location=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scheduler.weights.ram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ultiplier used for weighing ram. <text:s/>Negative numbers mean to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tack vs spread. (floating point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am_weight_multiplier=1.0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servicegroup.api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driver for servicegroup service (valid options are: db,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zk, mc)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ervicegroup_driver=db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configdriv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Config drive format. One of iso9660 (default) or vfa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onfig_drive_format=iso966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Where to put temporary files associated with config driv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reation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onfig_drive_tempdir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et to force injection to take place on a config drive (if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t, valid options are: always)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force_config_drive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ame and optionally path of the tool used for ISO imag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reation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mkisofs_cmd=genisoimage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cpu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fines which pcpus that instance vcpus can use. Fo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xample, "4-12,^8,15"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vcpu_pin_set=&lt;None&gt;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disk.api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emplate file for injected network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injected_network_template=/usr/share/nova/interfaces.templat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ame of the mkfs commands for ephemeral device. The format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s &lt;os_type&gt;=&lt;mkfs command&gt; (multi valued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virt_mkfs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ttempt to resize the filesystem by accessing the image ov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 block device. This is done by the host and may not b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ecessary if the image contains a recent version of cloud-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nit. Possible mechanisms require the nbd driver (for qcow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nd raw), or loop (for raw).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resize_fs_using_block_device=false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disk.mount.nb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mount of time, in seconds, to wait for NBD device start up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timeout_nbd=10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driv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river to use for controlling virtualization. Options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nclude: libvirt.LibvirtDriver, xenapi.XenAPIDriver,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fake.FakeDriver, baremetal.BareMetalDriver,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vmwareapi.VMwareESXDriver, vmwareapi.VMwareVCDriver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ompute_driver=libvirt.LibvirtDriver</text:p>
          </table:table-cell>
        </table:table-row>
        <table:table-row table:style-name="ro2" table:visibility="filter">
          <table:table-cell table:style-name="Default" office:value-type="string">
            <text:p>c</text:p>
          </table:table-cell>
          <table:table-cell table:style-name="Default" office:value-type="string">
            <text:p>ompute_driver=libvirt.LibvirtDrive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default format an ephemeral_volume will be formatte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ith on creation.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default_ephemeral_format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M image preallocation mode: "none" =&gt; no storag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rovisioning is done up front, "space" =&gt; storage is fully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llocated at instance start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preallocate_images=non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hether to use cow images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use_cow_images=tru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Fail instance boot if vif plugging fails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vif_plugging_is_fatal=true</text:p>
          </table:table-cell>
        </table:table-row>
        <table:table-row table:style-name="ro1" table:visibility="filter">
          <table:table-cell table:style-name="Default" office:value-type="string">
            <text:p>v</text:p>
          </table:table-cell>
          <table:table-cell table:style-name="Default" office:value-type="string">
            <text:p>if_plugging_is_fatal=Tru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umber of seconds to wait for neutron vif plugging events to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rrive before continuing or failing (se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vif_plugging_is_fatal). If this is set to zero and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vif_plugging_is_fatal is False, events should not b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xpected to arrive at all.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vif_plugging_timeout=300</text:p>
          </table:table-cell>
        </table:table-row>
        <table:table-row table:style-name="ro1" table:visibility="filter">
          <table:table-cell table:style-name="Default" office:value-type="string">
            <text:p>v</text:p>
          </table:table-cell>
          <table:table-cell table:style-name="Default" office:value-type="string">
            <text:p>if_plugging_timeout=300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firewall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Firewall driver (defaults to hypervisor specific iptabl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river)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firewall_driver=nova.virt.libvirt.firewall.IptablesFirewallDriver</text:p>
          </table:table-cell>
        </table:table-row>
        <table:table-row table:style-name="ro2" table:visibility="filter">
          <table:table-cell table:style-name="Default" office:value-type="string">
            <text:p>f</text:p>
          </table:table-cell>
          <table:table-cell table:style-name="Default" office:value-type="string">
            <text:p>irewall_driver=nova.virt.firewall.NoopFirewallDrive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hether to allow network traffic from same network (boolea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allow_same_net_traffic=true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imagecach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seconds to wait between runs of the image cach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anager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image_cache_manager_interval=24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here cached images are stored under $instances_path. Thi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s NOT the full path - just a folder name. For per-compute-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host cached images, set to _base_$my_ip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base_dir_nam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image_cache_subdirectory_name=_ba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hould unused base images be removed?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emove_unused_base_images=tru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nused unresized base images younger than this will not b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emoved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emove_unused_original_minimum_age_seconds=86400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imagehandl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pecifies which image handler extension names to use fo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handling images. The first extension in the list which ca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handle the image with a suitable location will be used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list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image_handlers=download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imag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orce backing images to raw format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force_raw_images=true</text:p>
          </table:table-cell>
        </table:table-row>
        <table:table-row table:style-name="ro2" table:visibility="filter">
          <table:table-cell table:style-name="Default" office:value-type="string">
            <text:p>f</text:p>
          </table:table-cell>
          <table:table-cell table:style-name="Default" office:value-type="string">
            <text:p>orce_raw_images=True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nc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Location of VNC console proxy, in the form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"http://127.0.0.1:6080/vnc_auto.html"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novncproxy_base_url=http://127.0.0.1:6080/vnc_auto.html</text:p>
          </table:table-cell>
        </table:table-row>
        <table:table-row table:style-name="ro2" table:visibility="filter">
          <table:table-cell table:style-name="Default" office:value-type="string">
            <text:p>n</text:p>
          </table:table-cell>
          <table:table-cell table:style-name="Default" office:value-type="string">
            <text:p>ovncproxy_base_url=http://127.0.0.1:6080/vnc_auto.html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Location of nova xvp VNC console proxy, in the form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"http://127.0.0.1:6081/console"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xvpvncproxy_base_url=http://127.0.0.1:6081/consol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P address on which instance vncservers should liste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vncserver_listen=127.0.0.1</text:p>
          </table:table-cell>
        </table:table-row>
        <table:table-row table:style-name="ro2" table:visibility="filter">
          <table:table-cell table:style-name="Default" office:value-type="string">
            <text:p>v</text:p>
          </table:table-cell>
          <table:table-cell table:style-name="Default" office:value-type="string">
            <text:p>ncserver_listen=0.0.0.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address to which proxy clients (like nova-xvpvncproxy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hould connect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vncserver_proxyclient_address=127.0.0.1</text:p>
          </table:table-cell>
        </table:table-row>
        <table:table-row table:style-name="ro2" table:visibility="filter">
          <table:table-cell table:style-name="Default" office:value-type="string">
            <text:p>v</text:p>
          </table:table-cell>
          <table:table-cell table:style-name="Default" office:value-type="string">
            <text:p>ncserver_proxyclient_address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nable VNC related features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vnc_enabled=true</text:p>
          </table:table-cell>
        </table:table-row>
        <table:table-row table:style-name="ro2" table:visibility="filter">
          <table:table-cell table:style-name="Default" office:value-type="string">
            <text:p>v</text:p>
          </table:table-cell>
          <table:table-cell table:style-name="Default" office:value-type="string">
            <text:p>nc_enabled=Tru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Keymap for VNC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vnc_keymap=en-us</text:p>
          </table:table-cell>
        </table:table-row>
        <table:table-row table:style-name="ro2" table:visibility="filter">
          <table:table-cell table:style-name="Default" office:value-type="string">
            <text:p>v</text:p>
          </table:table-cell>
          <table:table-cell table:style-name="Default" office:value-type="string">
            <text:p>nc_keymap=en-us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nc.xvp_proxy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ort that the XCP VNC proxy should bind to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xvpvncproxy_port=6081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ddress that the XCP VNC proxy should bind to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xvpvncproxy_host=0.0.0.0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olum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full class name of the volume API class to use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volume_api_class=nova.volume.cinder.API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olume.cind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nfo to match when looking for cinder in the servic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atalog. Format is: separated values of the form: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&lt;service_type&gt;:&lt;service_name&gt;:&lt;endpoint_type&gt;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inder_catalog_info=volume:cinder:publicURL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Override service catalog lookup with template for cinder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endpoint e.g. http://localhost:8776/v1/%(project_id)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cinder_endpoint_template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egion name of this node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os_region_name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Location of ca certificates file to use for cinder clien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equests.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cinder_ca_certificates_file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umber of cinderclient retries on failed http calls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inder_http_retries=3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llow to perform insecure SSL requests to cinder (boolea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inder_api_insecure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llow attach between instance and volume in differen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vailability zones.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inder_cross_az_attach=true</text:p>
          </table:table-cell>
        </table:table-row>
        <table:table-row table:style-name="ro2" table:visibility="filter">
          <table:table-cell table:style-name="Default" office:value-type="string">
            <text:p>l</text:p>
          </table:table-cell>
          <table:table-cell table:style-name="Default" office:value-type="string">
            <text:p>ibvirt_inject_partition=-1</text:p>
          </table:table-cell>
        </table:table-row>
        <table:table-row table:style-name="ro2">
          <table:table-cell table:style-name="Default" office:value-type="string">
            <text:p>i</text:p>
          </table:table-cell>
          <table:table-cell table:style-name="Default" office:value-type="string">
            <text:p>mage_service=nova.image.glance.GlanceImageService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2" table:visibility="filter">
          <table:table-cell table:style-name="ce3" office:value-type="string">
            <text:p>[</text:p>
          </table:table-cell>
          <table:table-cell table:style-name="ce3" office:value-type="string">
            <text:p>baremetal]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baremetal.db.api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backend to use for bare-metal database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db_backend=sqlalchemy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baremetal.db.sqlalchemy.sessio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SQLAlchemy connection string used to connect to th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bare-metal database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ql_connection=sqlite:///$state_path/baremetal_nova.sqlite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baremetal.driv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Baremetal VIF driver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vif_driver=nova.virt.baremetal.vif_driver.BareMetalVIFDrive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Baremetal volume driver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volume_driver=nova.virt.baremetal.volume_driver.LibvirtVolumeDrive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 list of additional capabilities corresponding to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lavor_extra_specs for this compute host to advertise. Vali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ntries are name=value, pairs For example, "key1:val1,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key2:val2" (list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precated group;name - DEFAULT;instance_type_extra_spec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flavor_extra_specs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Baremetal driver back-end (pxe or tilera)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driver=nova.virt.baremetal.pxe.PX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Baremetal power management method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power_manager=nova.virt.baremetal.ipmi.IPMI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Baremetal compute node's tftp root path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tftp_root=/tftpboot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baremetal.ipmi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Path to baremetal terminal program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terminal=shellinaboxd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Path to baremetal terminal SSL cert(PEM)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terminal_cert_dir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Path to directory stores pidfiles of baremetal_terminal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terminal_pid_dir=$state_path/baremetal/consol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aximal number of retries for IPMI operations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ipmi_power_retry=10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baremetal.px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fault kernel image ID used in deployment phase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deploy_kernel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fault ramdisk image ID used in deployment phase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deploy_ramdisk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emplate file for injected network config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net_config_template=$pybasedir/nova/virt/baremetal/net-dhcp.ubuntu.templat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dditional append parameters for baremetal PXE boot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pxe_append_params=nofb nomodeset vga=normal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emplate file for PXE configuration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pxe_config_template=$pybasedir/nova/virt/baremetal/pxe_config.templat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f True, enable file injection for network info, files and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dmin password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use_file_injection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imeout for PXE deployments. Default: 0 (unlimited)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pxe_deploy_timeout=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f set, pass the network configuration details to th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nitramfs via cmdline.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pxe_network_config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is gets passed to Neutron as the bootfile dhcp parameter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pxe_bootfile_name=pxelinux.0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baremetal.tilera_pdu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P address of tilera pdu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tile_pdu_ip=10.0.100.1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Management script for tilera pdu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tile_pdu_mgr=/tftpboot/pdu_mg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Power status of tilera PDU is OFF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tile_pdu_off=2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Power status of tilera PDU is ON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tile_pdu_on=1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Power status of tilera PDU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tile_pdu_status=9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Wait time in seconds until check the result after tilera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ower operations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tile_power_wait=9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baremetal.virtual_power_driv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P or name to virtual power host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virtual_power_ssh_host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ort to use for ssh to virtual power host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virtual_power_ssh_port=22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Base command to use for virtual power(vbox, virsh)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virtual_power_type=virsh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User to execute virtual power commands as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virtual_power_host_user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assword for virtual power host_user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virtual_power_host_pass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ssh key for virtual power host_user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virtual_power_host_key=&lt;None&gt;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baremetal.volume_driv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o not set this out of dev/test environments. If a node do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ot have a fixed PXE IP address, volumes are exported with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globally opened ACL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use_unsafe_iscsi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iSCSI IQN prefix used in baremetal volume connections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iscsi_iqn_prefix=iqn.2010-10.org.openstack.baremetal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table:style-name="ce3" office:value-type="string">
            <text:p>[</text:p>
          </table:table-cell>
          <table:table-cell table:style-name="ce3" office:value-type="string">
            <text:p>cells]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ells.mana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ells communication driver to use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driver=nova.cells.rpc_driver.CellsRPCDrive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seconds after an instance was updated or delete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o continue to update cells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instance_updated_at_threshold=36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instances to update per periodic task run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instance_update_num_instances=1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ells.messag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aximum number of hops for cells routing.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max_hop_count=1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ells scheduler to use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cheduler=nova.cells.scheduler.CellsScheduler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ells.opt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nable cell functionality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enable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topic cells nodes listen on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topic=cells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anager for cells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manager=nova.cells.manager.CellsManage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ame of this cell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name=nova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Key/Multi-value list with the capabilities of the cell (lis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apabilities=hypervisor=xenserver;kvm,os=linux;windows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conds to wait for response from a call to a cell.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call_timeout=6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ercentage of cell capacity to hold in reserve. Affects both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emory and disk utilization (floating point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eserve_percent=10.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ype of cell: api or compute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cell_type=comput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seconds after which a lack of capability an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apacity updates signals the child cell is to be treated a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 mute.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mute_child_interval=3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conds between bandwidth updates for cells.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bandwidth_update_interval=600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ells.rpc_driv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Base queue name to use when communicating between cells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rious topics by message type will be appended to this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rpc_driver_queue_base=cells.intercell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ells.schedul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ilter classes the cells scheduler should use. <text:s/>An entry of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"nova.cells.filters.all_filters" maps to all cells filter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ncluded with nova. (list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cheduler_filter_classes=nova.cells.filters.all_filters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eigher classes the cells scheduler should use. <text:s/>An entry of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"nova.cells.weights.all_weighers" maps to all cell weigher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ncluded with nova. (list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cheduler_weight_classes=nova.cells.weights.all_weighers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How many retries when no cells are available.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scheduler_retries=1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How often to retry in seconds when no cells are available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scheduler_retry_delay=2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ells.stat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nterval, in seconds, for getting fresh cell informatio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rom the database.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db_check_interval=6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onfiguration file from which to read cells configuration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f given, overrides reading cells from the database.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ells_config=&lt;None&gt;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ells.weights.mute_chil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ultiplier used to weigh mute children. (The value should b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egative.) (floating point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mute_weight_multiplier=-10.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eight value assigned to mute children. (The value should b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ositive.) (floating point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mute_weight_value=1000.0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ells.weights.ram_by_instance_typ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ultiplier used for weighing ram. <text:s/>Negative numbers mean to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tack vs spread. (floating point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am_weight_multiplier=10.0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ells.weights.weight_offse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ultiplier used to weigh offset weigher. (floating poin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offset_weight_multiplier=1.0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table:style-name="ce3" office:value-type="string">
            <text:p>[</text:p>
          </table:table-cell>
          <table:table-cell table:style-name="ce3" office:value-type="string">
            <text:p>conductor]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onductor.api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erform nova-conductor operations locally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use_local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topic on which conductor nodes listen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topic=conducto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ull class name for the Manager for conductor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manager=nova.conductor.manager.ConductorManage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umber of workers for OpenStack Conductor service. Th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fault will be the number of CPUs available.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workers=&lt;None&gt;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table:style-name="ce3" office:value-type="string">
            <text:p>[</text:p>
          </table:table-cell>
          <table:table-cell table:style-name="ce3" office:value-type="string">
            <text:p>database]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db.sqlalchemy.api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SQLAlchemy connection string used to connect to th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lave database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slave_connection=&lt;None&gt;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openstack.common.db.option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file name to use with SQLite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qlite_db=nova.sqlit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f True, SQLite uses synchronous mode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qlite_synchronous=tru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backend to use for db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db_backend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backend=sqlalchemy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SQLAlchemy connection string used to connect to th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atabase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sql_connection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[DATABASE]/sql_connection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[sql]/connection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onnection=mysql://nova:nova@localhost/nova</text:p>
          </table:table-cell>
        </table:table-row>
        <table:table-row table:style-name="ro2" table:visibility="filter">
          <table:table-cell table:style-name="Default" office:value-type="string">
            <text:p>c</text:p>
          </table:table-cell>
          <table:table-cell table:style-name="Default" office:value-type="string">
            <text:p>onnection=mysql://nova:Ic3H0us32014@mysqlci100.hq.ltg/nova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SQL mode to be used for MySQL sessions (default i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mpty, meaning do not override any server-side SQL mod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tting)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mysql_sql_mode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imeout before idle sql connections are reaped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sql_idle_timeout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[DATABASE]/sql_idle_timeout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[sql]/idle_timeou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idle_timeout=3600</text:p>
          </table:table-cell>
        </table:table-row>
        <table:table-row table:style-name="ro2">
          <table:table-cell table:style-name="Default" office:value-type="string">
            <text:p>i</text:p>
          </table:table-cell>
          <table:table-cell table:style-name="Default" office:value-type="string">
            <text:p>dle_timeout=36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inimum number of SQL connections to keep open in a pool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sql_min_pool_siz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[DATABASE]/sql_min_pool_siz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min_pool_size=1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aximum number of SQL connections to keep open in a pool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sql_max_pool_siz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[DATABASE]/sql_max_pool_siz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max_pool_size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aximum db connection retries during startup. (setting -1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mplies an infinite retry count)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sql_max_retries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[DATABASE]/sql_max_retri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max_retries=-1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nterval between retries of opening a sql connectio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sql_retry_interval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precated group;name - [DATABASE]/reconnect_interval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etry_interval=1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f set, use this value for max_overflow with sqlalchemy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sql_max_overflow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[DATABASE]/sqlalchemy_max_overflow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max_overflow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erbosity of SQL debugging information. 0=None,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100=Everything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sql_connection_debu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connection_debug=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dd python stack traces to SQL as comment strings (boolea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sql_connection_trac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connection_trace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f set, use this value for pool_timeout with sqlalchemy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[DATABASE]/sqlalchemy_pool_timeou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pool_timeout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nable the experimental use of database reconnect o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onnection lost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use_db_reconnect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conds between db connection retries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db_retry_interval=1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hether to increase interval between db connection retries,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up to db_max_retry_interval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db_inc_retry_interval=tru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ax seconds between db connection retries, if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b_inc_retry_interval is enabled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db_max_retry_interval=1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aximum db connection retries before error is raised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etting -1 implies an infinite retry count)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db_max_retries=20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2" table:visibility="filter">
          <table:table-cell table:style-name="ce3" office:value-type="string">
            <text:p>[</text:p>
          </table:table-cell>
          <table:table-cell table:style-name="ce3" office:value-type="string">
            <text:p>hyperv]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hyperv.pathutil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name of a Windows share name mapped to th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"instances_path" dir and used by the resize feature to copy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iles to the target host. If left blank, an administrativ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hare will be used, looking for the same "instances_path"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used locally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instances_path_share=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hyperv.utilsfactory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orce V1 WMI utility classes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force_hyperv_utils_v1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orce V1 volume utility class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force_volumeutils_v1=false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hyperv.vif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xternal virtual switch Name, if not provided, the firs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xternal virtual switch is used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vswitch_name=&lt;None&gt;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hyperv.vmop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equired for live migration among hosts with different CPU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eatures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limit_cpu_features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ets the admin password in the config drive image (boolea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onfig_drive_inject_password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Path of qemu-img command which is used to convert betwee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ifferent image types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qemu_img_cmd=qemu-img.ex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ttaches the Config Drive image as a cdrom drive instead of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 disk drive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onfig_drive_cdrom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nables metrics collections for an instance by using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Hyper-V's metric APIs. Collected data can by retrieved by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ther apps and services, e.g.: Ceilometer. Requires Hyper-V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/ Windows Server 2012 and above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enable_instance_metrics_collection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nables dynamic memory allocation (ballooning) when set to a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 greater than 1. The value expresses the ratio betwee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total RAM assigned to an instance and its startup RAM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mount. For example a ratio of 2.0 for an instance with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1024MB of RAM implies 512MB of RAM allocated at startup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floating point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dynamic_memory_ratio=1.0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hyperv.volumeop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number of times to retry to attach a volume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volume_attach_retry_count=1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nterval between volume attachment attempts, in second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volume_attach_retry_interval=5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number of times to retry checking for a disk mounted via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SCSI.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mounted_disk_query_retry_count=1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nterval between checks for a mounted iSCSI disk, i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conds.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mounted_disk_query_retry_interval=5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2" table:visibility="filter">
          <table:table-cell table:style-name="ce3" office:value-type="string">
            <text:p>[</text:p>
          </table:table-cell>
          <table:table-cell table:style-name="ce3" office:value-type="string">
            <text:p>image_file_url]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image.download.fil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List of file systems that are configured in this file in th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mage_file_url:&lt;list entry name&gt; sections (list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filesystems=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2" table:visibility="filter">
          <table:table-cell table:style-name="ce3" office:value-type="string">
            <text:p>[</text:p>
          </table:table-cell>
          <table:table-cell table:style-name="ce3" office:value-type="string">
            <text:p>keymgr]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keymg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full class name of the key manager API class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api_class=nova.keymgr.conf_key_mgr.ConfKeyManager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keymgr.conf_key_mg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ixed key returned by key manager, specified in hex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fixed_key=&lt;None&gt;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2" table:visibility="filter">
          <table:table-cell table:style-name="ce3" office:value-type="string">
            <text:p>[</text:p>
          </table:table-cell>
          <table:table-cell table:style-name="ce3" office:value-type="string">
            <text:p>keystone_authtoken]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keystoneclient.middleware.auth_toke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Prefix to prepend at the beginning of the path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auth_admin_prefix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Host providing the admin Identity API endpoint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auth_host=127.0.0.1</text:p>
          </table:table-cell>
        </table:table-row>
        <table:table-row table:style-name="ro2" table:visibility="filter">
          <table:table-cell table:style-name="Default" office:value-type="string">
            <text:p>a</text:p>
          </table:table-cell>
          <table:table-cell table:style-name="Default" office:value-type="string">
            <text:p>uth_host=keystadmi1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Port of the admin Identity API endpoint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auth_port=35357</text:p>
          </table:table-cell>
        </table:table-row>
        <table:table-row table:style-name="ro2" table:visibility="filter">
          <table:table-cell table:style-name="Default" office:value-type="string">
            <text:p>a</text:p>
          </table:table-cell>
          <table:table-cell table:style-name="Default" office:value-type="string">
            <text:p>uth_port=35357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Protocol of the admin Identity API endpoint(http or https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auth_protocol=http</text:p>
          </table:table-cell>
        </table:table-row>
        <table:table-row table:style-name="ro2" table:visibility="filter">
          <table:table-cell table:style-name="Default" office:value-type="string">
            <text:p>a</text:p>
          </table:table-cell>
          <table:table-cell table:style-name="Default" office:value-type="string">
            <text:p>uth_protocol=http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omplete public Identity API endpoint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auth_uri=&lt;None&gt;</text:p>
          </table:table-cell>
        </table:table-row>
        <table:table-row table:style-name="ro2" table:visibility="filter">
          <table:table-cell table:style-name="Default" office:value-type="string">
            <text:p>a</text:p>
          </table:table-cell>
          <table:table-cell table:style-name="Default" office:value-type="string">
            <text:p>uth_uri=http://keystpri:50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PI version of the admin Identity API endpoint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auth_version=v2.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o not handle authorization requests within the middleware,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but delegate the authorization decision to downstream WSGI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omponents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delay_auth_decision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equest timeout value for communicating with Identity API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rver.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http_connect_timeout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How many times are we trying to reconnect when communicat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ith Identity API Server.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http_request_max_retries=3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llows to pass in the name of a fake http_handler callback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function used instead of httplib.HTTPConnection or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httplib.HTTPSConnection. Useful for unit testing wher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etwork is not available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http_handler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ingle shared secret with the Keystone configuration use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or bootstrapping a Keystone installation, or otherwis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bypassing the normal authentication process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admin_token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Keystone account username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admin_user=%SERVICE_USER%</text:p>
          </table:table-cell>
        </table:table-row>
        <table:table-row table:style-name="ro2" table:visibility="filter">
          <table:table-cell table:style-name="Default" office:value-type="string">
            <text:p>a</text:p>
          </table:table-cell>
          <table:table-cell table:style-name="Default" office:value-type="string">
            <text:p>dmin_user=nova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Keystone account password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admin_password=%SERVICE_PASSWORD%</text:p>
          </table:table-cell>
        </table:table-row>
        <table:table-row table:style-name="ro2" table:visibility="filter">
          <table:table-cell table:style-name="Default" office:value-type="string">
            <text:p>a</text:p>
          </table:table-cell>
          <table:table-cell table:style-name="Default" office:value-type="string">
            <text:p>dmin_password=Ic3H0us32014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Keystone service account tenant name to validate user token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admin_tenant_name=%SERVICE_TENANT_NAME%</text:p>
          </table:table-cell>
        </table:table-row>
        <table:table-row table:style-name="ro2" table:visibility="filter">
          <table:table-cell table:style-name="Default" office:value-type="string">
            <text:p>a</text:p>
          </table:table-cell>
          <table:table-cell table:style-name="Default" office:value-type="string">
            <text:p>dmin_tenant_name=servic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Env key for the swift cache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cache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equired if Keystone server requires client certificat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ertfile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equired if Keystone server requires client certificat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keyfile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 PEM encoded Certificate Authority to use when verifying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HTTPs connections. Defaults to system CAs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afile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erify HTTPS connections.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insecure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irectory used to cache files related to PKI tokens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igning_dir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f defined, the memcache server(s) to use for caching (lis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memcache_servers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memcached_servers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n order to prevent excessive requests and validations, th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middleware uses an in-memory cache for the tokens th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Keystone API returns. This is only valid if memcache_server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s defined. Set to -1 to disable caching completely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token_cache_time=3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 only used for unit testing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evocation_cache_time=1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optional) if defined, indicate whether token data should b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uthenticated or authenticated and encrypted. Acceptabl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s are MAC or ENCRYPT. <text:s/>If MAC, token data i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uthenticated (with HMAC) in the cache. If ENCRYPT, toke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ata is encrypted and authenticated in the cache. If th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value is not one of these options or empty, auth_token will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aise an exception on initialization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memcache_security_strategy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(optional, mandatory if memcache_security_strategy i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fined) this string is used for key derivation.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memcache_secret_key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optional) indicate whether to set the X-Service-Catalog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header. If False, middleware will not ask for servic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atalog on token validation and will not set the X-Service-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atalog header.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include_service_catalog=tru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Used to control the use and type of token binding. Can b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t to: "disabled" to not check token binding. "permissive"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default) to validate binding information if the bind typ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s of a form known to the server and ignore it if not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"strict" like "permissive" but if the bind type is unknow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token will be rejected. "required" any form of toke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binding is needed to be allowed. Finally the name of a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binding method that must be present in tokens.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enforce_token_bind=permissive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2" table:visibility="filter">
          <table:table-cell table:style-name="ce3" office:value-type="string">
            <text:p>[</text:p>
          </table:table-cell>
          <table:table-cell table:style-name="ce3" office:value-type="string">
            <text:p>libvirt]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libvirt.driv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Rescue ami image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escue_image_id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Rescue aki image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escue_kernel_id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Rescue ari image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rescue_ramdisk_id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Libvirt domain type (valid options are: kvm, lxc, qemu, uml,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xen)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libvirt_typ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virt_type=kvm</text:p>
          </table:table-cell>
        </table:table-row>
        <table:table-row table:style-name="ro2" table:visibility="filter">
          <table:table-cell table:style-name="Default" office:value-type="string">
            <text:p>v</text:p>
          </table:table-cell>
          <table:table-cell table:style-name="Default" office:value-type="string">
            <text:p>irt_type=kvm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verride the default libvirt URI (which is dependent on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virt_type)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libvirt_uri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onnection_uri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nject the admin password at boot time, without an agent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libvirt_inject_passwor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inject_password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nject the ssh public key at boot time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libvirt_inject_key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inject_key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partition to inject to : -2 =&gt; disable, -1 =&gt; inspect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(libguestfs only), 0 =&gt; not partitioned, &gt;0 =&gt; partitio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libvirt_inject_partitio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inject_partition=-2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ync virtual and real mouse cursors in Windows VMs (boolea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use_usb_tablet=tru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igration target URI (any included "%s" is replaced with th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migration target hostname)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live_migration_uri=qemu+tcp://%s/system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igration flags to be set for live migration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live_migration_flag=VIR_MIGRATE_UNDEFINE_SOURCE, VIR_MIGRATE_PEER2PEE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igration flags to be set for block migration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block_migration_flag=VIR_MIGRATE_UNDEFINE_SOURCE, VIR_MIGRATE_PEER2PEER, VIR_MIGRATE_NON_SHARED_INC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Maximum bandwidth to be used during migration, in Mbp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live_migration_bandwidth=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napshot image format (valid options are : raw, qcow2, vmdk,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vdi). Defaults to same as source image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snapshot_image_format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. The libvirt VIF driver to configure th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VIFs.This option is deprecated and will be removed in th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Juno release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libvirt_vif_driver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vif_driver=nova.virt.libvirt.vif.LibvirtGenericVIFDrive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Libvirt handlers for remote volumes. (list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libvirt_volume_drivers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volume_drivers=iscsi=nova.virt.libvirt.volume.LibvirtISCSIVolumeDriver,iser=nova.virt.libvirt.volume.LibvirtISERVolumeDriver,local=nova.virt.libvirt.volume.LibvirtVolumeDriver,fake=nova.virt.libvirt.volume.LibvirtFakeVolumeDriver,rbd=nova.virt.libvirt.volume.LibvirtNetVolumeDriver,sheepdog=nova.virt.libvirt.volume.LibvirtNetVolumeDriver,nfs=nova.virt.libvirt.volume.LibvirtNFSVolumeDriver,aoe=nova.virt.libvirt.volume.LibvirtAOEVolumeDriver,glusterfs=nova.virt.libvirt.volume.LibvirtGlusterfsVolumeDriver,fibre_channel=nova.virt.libvirt.volume.LibvirtFibreChannelVolumeDriver,scality=nova.virt.libvirt.volume.LibvirtScalityVolumeDrive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Override the default disk prefix for the devices attached to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 server, which is dependent on virt_type. (valid options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are: sd, xvd, uvd, vd)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libvirt_disk_prefix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disk_prefix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seconds to wait for instance to shut down aft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oft reboot request is made. We fall back to hard reboot if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nstance does not shutdown within this window.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libvirt_wait_soft_reboot_second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wait_soft_reboot_seconds=12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t to "host-model" to clone the host CPU feature flags; to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"host-passthrough" to use the host CPU model exactly; to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"custom" to use a named CPU model; to "none" to not set any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CPU model. If virt_type="kvm|qemu", it will default to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"host-model", otherwise it will default to "none"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libvirt_cpu_mod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pu_mode=&lt;None&gt;</text:p>
          </table:table-cell>
        </table:table-row>
        <table:table-row table:style-name="ro2" table:visibility="filter">
          <table:table-cell table:style-name="Default" office:value-type="string">
            <text:p>c</text:p>
          </table:table-cell>
          <table:table-cell table:style-name="Default" office:value-type="string">
            <text:p>pu_mode=host-model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et to a named libvirt CPU model (see names listed in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/usr/share/libvirt/cpu_map.xml). Only has effect if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cpu_mode="custom" and virt_type="kvm|qemu"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libvirt_cpu_model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pu_model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Location where libvirt driver will store snapshots befor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uploading them to image service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libvirt_snapshots_directory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snapshots_directory=$instances_path/snapshots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Location where the Xen hvmloader is kept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xen_hvmloader_path=/usr/lib/xen/boot/hvmloade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pecific cachemodes to use for different disk types e.g: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file=directsync,block=none (list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disk_cachemodes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 path to a device that will be used as source of entropy on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host. Permitted options are: /dev/random or /dev/hwr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rng_dev_path=&lt;None&gt;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libvirt.imagebacken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VM Images format. Acceptable values are: raw, qcow2, lvm,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rbd, default. If default is specified, then use_cow_imag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lag is used instead of this one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libvirt_images_typ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images_type=default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LVM Volume Group that is used for VM images, when you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pecify images_type=lvm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libvirt_images_volume_group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images_volume_group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Create sparse logical volumes (with virtualsize) if thi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lag is set to True.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libvirt_sparse_logical_volum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sparse_logical_volumes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ethod used to wipe old volumes (valid options are: none,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zero, shred)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volume_clear=zero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ize in MiB to wipe at start of old volumes. 0 =&gt; all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volume_clear_size=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RADOS pool in which rbd volumes are stored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libvirt_images_rbd_pool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images_rbd_pool=rbd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Path to the ceph configuration file to use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libvirt_images_rbd_ceph_conf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images_rbd_ceph_conf=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libvirt.imagecach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llows image information files to be stored in non-standar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locations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image_info_filename_pattern=$instances_path/$image_cache_subdirectory_name/%(image)s.info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hould unused kernel images be removed? This is only safe to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nable if all compute nodes have been updated to suppor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is option. This will be enabled by default in future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emove_unused_kernels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Unused resized base images younger than this will not b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emoved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emove_unused_resized_minimum_age_seconds=36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rite a checksum for files in _base to disk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checksum_base_images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How frequently to checksum base images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checksum_interval_seconds=3600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libvirt.util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ompress snapshot images when possible. This currently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pplies exclusively to qcow2 images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libvirt_snapshot_compressio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snapshot_compression=false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libvirt.vif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se virtio for bridge interfaces with KVM/QEMU (boolea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libvirt_use_virtio_for_bridges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use_virtio_for_bridges=true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libvirt.volum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umber of times to rescan iSCSI target to find volum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num_iscsi_scan_tries=5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umber of times to rescan iSER target to find volum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num_iser_scan_tries=5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RADOS client name for accessing rbd volumes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rbd_user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libvirt UUID of the secret for the rbd_uservolum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rbd_secret_uuid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irectory where the NFS volume is mounted on the comput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ode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nfs_mount_point_base=$state_path/mnt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Mount options passedf to the NFS client. See section of th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fs man page for details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nfs_mount_options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umber of times to rediscover AoE target to find volum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num_aoe_discover_tries=3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irectory where the glusterfs volume is mounted on th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ompute node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glusterfs_mount_point_base=$state_path/mnt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se multipath connection of the iSCSI volume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libvirt_iscsi_use_multipath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iscsi_use_multipath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se multipath connection of the iSER volume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libvirt_iser_use_multipath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iser_use_multipath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Path or URL to Scality SOFS configuration file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cality_sofs_config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Base dir where Scality SOFS shall be mounted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cality_sofs_mount_point=$state_path/scality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rotocols listed here will be accessed directly from QEMU.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Currently supported protocols: [gluster] (list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qemu_allowed_storage_drivers=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table:style-name="ce3" office:value-type="string">
            <text:p>[</text:p>
          </table:table-cell>
          <table:table-cell table:style-name="ce3" office:value-type="string">
            <text:p>matchmaker_ring]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oslo.messag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atchmaker ring file (JSON)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matchmaker_ringfil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ringfile=/etc/oslo/matchmaker_ring.json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table:style-name="ce3" office:value-type="string">
            <text:p>[</text:p>
          </table:table-cell>
          <table:table-cell table:style-name="ce3" office:value-type="string">
            <text:p>metrics]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scheduler.weights.metric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ultiplier used for weighing metrics. (floating point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weight_multiplier=1.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How the metrics are going to be weighed. This should be in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form of "&lt;name1&gt;=&lt;ratio1&gt;, &lt;name2&gt;=&lt;ratio2&gt;, ...", wher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&lt;nameX&gt; is one of the metrics to be weighed, and &lt;ratioX&gt; i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corresponding ratio. So for "name1=1.0, name2=-1.0" Th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inal weight would be name1.value * 1.0 + name2.value *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-1.0. (list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weight_setting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How to treat the unavailable metrics. When a metric is NO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vailable for a host, if it is set to be True, it woul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aise an exception, so it is recommended to use th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cheduler filter MetricFilter to filter out those hosts. If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t is set to be False, the unavailable metric would b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reated as a negative factor in weighing process, th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eturned value would be set by the optio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eight_of_unavailable.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equired=tru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final weight value to be returned if required is set to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alse and any one of the metrics set by weight_setting i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unavailable. (floating point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weight_of_unavailable=-10000.0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2" table:visibility="filter">
          <table:table-cell table:style-name="ce3" office:value-type="string">
            <text:p>[</text:p>
          </table:table-cell>
          <table:table-cell table:style-name="ce3" office:value-type="string">
            <text:p>osapi_v3]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api.openstack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hether the V3 API is enabled or not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enabled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 list of v3 API extensions to never load. Specify th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xtension aliases here. (list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extensions_blacklist=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f the list is not empty then a v3 API extension will only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be loaded if it exists in this list. Specify the extensio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liases here. (list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extensions_whitelist=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2" table:visibility="filter">
          <table:table-cell table:style-name="ce3" office:value-type="string">
            <text:p>[</text:p>
          </table:table-cell>
          <table:table-cell table:style-name="ce3" office:value-type="string">
            <text:p>rdp]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rdp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Location of RDP html5 console proxy, in the form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"http://127.0.0.1:6083/"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html5_proxy_base_url=http://127.0.0.1:6083/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nable RDP related features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enabled=false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table:style-name="ce3" office:value-type="string">
            <text:p>[</text:p>
          </table:table-cell>
          <table:table-cell table:style-name="ce3" office:value-type="string">
            <text:p>spice]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spic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Location of spice HTML5 console proxy, in the form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"http://127.0.0.1:6082/spice_auto.html"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html5proxy_base_url=http://127.0.0.1:6082/spice_auto.html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P address on which instance spice server should liste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server_listen=127.0.0.1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address to which proxy clients (like nova-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picehtml5proxy) should connect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erver_proxyclient_address=127.0.0.1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nable spice related features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enabled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nable spice guest agent support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agent_enabled=tru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Keymap for spice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keymap=en-us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2" table:visibility="filter">
          <table:table-cell table:style-name="ce3" office:value-type="string">
            <text:p>[</text:p>
          </table:table-cell>
          <table:table-cell table:style-name="ce3" office:value-type="string">
            <text:p>ssl]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openstack.common.sslutil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A certificate file to use to verify connecting clients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ca_file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ertificate file to use when starting the server securely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cert_file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rivate key file to use when starting the server securely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key_file=&lt;None&gt;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table:style-name="ce3" office:value-type="string">
            <text:p>[</text:p>
          </table:table-cell>
          <table:table-cell table:style-name="ce3" office:value-type="string">
            <text:p>trusted_computing]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scheduler.filters.trusted_filt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ttestation server HTTP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attestation_server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ttestation server Cert file for Identity verificatio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attestation_server_ca_file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ttestation server port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attestation_port=8443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ttestation web API URL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attestation_api_url=/OpenAttestationWebServices/V1.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ttestation authorization blob - must change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attestation_auth_blob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ttestation status cache valid period length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attestation_auth_timeout=60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table:style-name="ce3" office:value-type="string">
            <text:p>[</text:p>
          </table:table-cell>
          <table:table-cell table:style-name="ce3" office:value-type="string">
            <text:p>upgrade_levels]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baserpc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et a version cap for messages sent to the base api in any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rvice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baseapi=&lt;None&gt;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ells.rpc_driv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t a version cap for messages sent between cells servic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intercell=&lt;None&gt;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ells.rpcapi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t a version cap for messages sent to local cells servic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cells=&lt;None&gt;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ert.rpcapi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t a version cap for messages sent to cert services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cert=&lt;None&gt;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ompute.rpcapi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t a version cap for messages sent to compute services. If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you plan to do a live upgrade from havana to icehouse, you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hould set this option to "icehouse-compat" before beginn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live upgrade procedure.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compute=&lt;None&gt;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onductor.rpcapi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t a version cap for messages sent to conductor servic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conductor=&lt;None&gt;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onsole.rpcapi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t a version cap for messages sent to console servic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console=&lt;None&gt;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consoleauth.rpcapi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et a version cap for messages sent to consoleauth servic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onsoleauth=&lt;None&gt;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network.rpcapi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t a version cap for messages sent to network servic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network=&lt;None&gt;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scheduler.rpcapi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t a version cap for messages sent to scheduler servic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scheduler=&lt;None&gt;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2" table:visibility="filter">
          <table:table-cell table:style-name="ce3" office:value-type="string">
            <text:p>[</text:p>
          </table:table-cell>
          <table:table-cell table:style-name="ce3" office:value-type="string">
            <text:p>vmware]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vmwareapi.driv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Hostname or IP address for connection to VMware ESX/VC host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host_ip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sername for connection to VMware ESX/VC host.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host_username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Password for connection to VMware ESX/VC host.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host_password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ame of a VMware Cluster ComputeResource. Used only if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compute_driver is vmwareapi.VMwareVCDriver. (multi valued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cluster_name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Regex to match the name of a datastore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datastore_regex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interval used for polling of remote tasks. (float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oint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task_poll_interval=0.5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number of times we retry on failures, e.g., socke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rror, etc.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api_retry_count=1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NC starting port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vnc_port=59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otal number of VNC ports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vnc_port_total=100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hether to use linked clone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use_linked_clone=true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vmwareapi.vif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Physical ethernet adapter name for vlan networking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vlan_interface=vmnic0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vmwareapi.vim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al VIM Service WSDL Location e.g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http://&lt;server&gt;/vimService.wsdl. Optional over-ride to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fault location for bug work-arounds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wsdl_location=&lt;None&gt;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vmwareapi.vim_util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maximum number of ObjectContent data objects that shoul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be returned in a single result. A positive value will caus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e operation to suspend the retrieval when the count of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objects reaches the specified maximum. The server may still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limit the count to something less than the configured value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Any remaining objects may be retrieved with additional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equests.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maximum_objects=100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vmwareapi.vmop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ame of Integration Bridge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integration_bridge=br-int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2" table:visibility="filter">
          <table:table-cell table:style-name="ce3" office:value-type="string">
            <text:p>[</text:p>
          </table:table-cell>
          <table:table-cell table:style-name="ce3" office:value-type="string">
            <text:p>xenserver]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xenapi.agen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seconds to wait for agent reply 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precated group;name - DEFAULT;agent_timeou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agent_timeout=3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seconds to wait for agent to be fully operational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integer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precated group;name - DEFAULT;agent_version_timeou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agent_version_timeout=3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umber of seconds to wait for agent reply to resetnetwork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request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agent_resetnetwork_timeout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agent_resetnetwork_timeout=6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pecifies the path in which the XenAPI guest agent should b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located. If the agent is present, network configuration i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ot injected into the image. Used if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compute_driver=xenapi.XenAPIDriver and flat_injected=Tru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agent_path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agent_path=usr/sbin/xe-update-networking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isables the use of the XenAPI agent in any image regardles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of what image properties are present.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disable_agen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disable_agent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termines if the XenAPI agent should be used when the imag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used does not contain a hint to declare if the agent i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resent or not. The hint is a glance property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"xenapi_use_agent" that has the value "True" or "False"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ote that waiting for the agent when it is not present will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ignificantly increase server boot times.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use_agent_defaul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use_agent_default=false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xenapi.client.sessio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imeout in seconds for XenAPI login.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login_timeou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login_timeout=1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Maximum number of concurrent XenAPI connections. Used only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f compute_driver=xenapi.XenAPIDriver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connection_concurren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connection_concurrent=5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xenapi.driv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RL for connection to XenServer/Xen Cloud Platform. A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pecial value of unix://local can be used to connect to th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local unix socket. <text:s/>Required if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compute_driver=xenapi.XenAPIDriver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connection_url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onnection_url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sername for connection to XenServer/Xen Cloud Platform.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sed only if compute_driver=xenapi.XenAPIDriver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connection_usernam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connection_username=root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Password for connection to XenServer/Xen Cloud Platform.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sed only if compute_driver=xenapi.XenAPIDriver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connection_passwor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connection_password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interval used for polling of coalescing vhds. Used only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f compute_driver=xenapi.XenAPIDriver (floating point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vhd_coalesce_poll_interval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vhd_coalesce_poll_interval=5.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Ensure compute service is running on host XenAPI connect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o.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check_hos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check_host=tru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ax number of times to poll for VHD to coalesce. Used only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if compute_driver=xenapi.XenAPIDriver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vhd_coalesce_max_attempts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vhd_coalesce_max_attempts=2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Base path to the storage repository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sr_base_path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r_base_path=/var/run/sr-mount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iSCSI Target Host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precated group;name - DEFAULT;target_hos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target_host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iSCSI Target Port, default is port 3260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precated group;name - DEFAULT;target_por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target_port=326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QN Prefix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iqn_prefix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iqn_prefix=iqn.2010-10.org.openstack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sed to enable the remapping of VBD dev (Works around a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ssue in Ubuntu Maverick)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remap_vbd_dev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remap_vbd_dev=fals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Specify prefix to remap VBD dev to (ex. /dev/xvdb -&gt;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/dev/sdb)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remap_vbd_dev_prefix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remap_vbd_dev_prefix=sd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xenapi.image.bittorren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Base URL for torrent files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torrent_base_url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torrent_base_url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robability that peer will become a seeder. (1.0 = 100%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floating point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torrent_seed_chanc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torrent_seed_chance=1.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umber of seconds after downloading an image via BitTorren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hat it should be seeded for other peers.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torrent_seed_duratio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torrent_seed_duration=36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ached torrent files not accessed within this number of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econds can be reaped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torrent_max_last_accesse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torrent_max_last_accessed=864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Beginning of port range to listen on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torrent_listen_port_star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torrent_listen_port_start=6881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End of port range to listen on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torrent_listen_port_end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torrent_listen_port_end=6891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seconds a download can remain at the same progres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percentage w/o being considered a stall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torrent_download_stall_cutoff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torrent_download_stall_cutoff=6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aximum number of seeder processes to run concurrently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ithin a given dom0. (-1 = no limit)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torrent_max_seeder_processes_per_hos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torrent_max_seeder_processes_per_host=1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xenapi.pool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o use for hosts with different CPUs (boolean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precated group;name - DEFAULT;use_join_forc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use_join_force=true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xenapi.vif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ame of Integration Bridge used by Open vSwitch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ovs_integration_bridg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ovs_integration_bridge=xapi1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xenapi.vm_util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ache glance images locally. `all` will cache all images,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`some` will only cache images that have the image_property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`cache_in_nova=True`, and `none` turns off caching entirely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precated group;name - DEFAULT;cache_imag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cache_images=all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Compression level for images, e.g., 9 for gzip -9. Range i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1-9, 9 being most compressed but most CPU intensive on dom0.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image_compression_level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image_compression_level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fault OS type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default_os_typ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default_os_type=linux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Time to wait for a block device to be created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eprecated group;name - DEFAULT;block_device_creation_timeou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block_device_creation_timeout=1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Maximum size in bytes of kernel or ramdisk images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max_kernel_ramdisk_siz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max_kernel_ramdisk_size=16777216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ilter for finding the SR to be used to install gues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instances on. To use the Local Storage in default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XenServer/XCP installations set this flag to other-confi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:i18n-key=local-storage. To select an SR with a differen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atching criteria, you could set it to other-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config:my_favorite_sr=true. On the other hand, to fall back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n the Default SR, as displayed by XenCenter, set this flag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o: default-sr:true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sr_matching_filter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r_matching_filter=default-sr:tru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hether to use sparse_copy for copying data on a resize down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(False will use standard dd). This speeds up resizes dow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onsiderably since large runs of zeros won't have to b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rsynced (boolean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sparse_copy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sparse_copy=tru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Maximum number of retries to unplug VBD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num_vbd_unplug_retries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num_vbd_unplug_retries=1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Whether or not to download images via Bit Torren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all|some|none).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torrent_imag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torrent_images=none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Name of network to use for booting iPXE ISOs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ipxe_network_name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ipxe_network_name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URL to the iPXE boot menu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ipxe_boot_menu_url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ipxe_boot_menu_url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ame and optionally path of the tool used for ISO imag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creation 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ipxe_mkisofs_cmd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ipxe_mkisofs_cmd=mkisofs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xenapi.vmop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seconds to wait for instance to go to runn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state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running_timeout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running_timeout=6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XenAPI VIF driver using XenServer Network APIs.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vif_driver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vif_driver=nova.virt.xenapi.vif.XenAPIBridgeDriver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om0 plugin driver used to handle image uploads. (string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Deprecated group;name - DEFAULT;xenapi_image_upload_handler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image_upload_handler=nova.virt.xenapi.image.glance.GlanceStore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virt.xenapi.volume_util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seconds to wait for an SR to settle if the VDI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does not exist when first introduced 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introduce_vdi_retry_wait=20</text:p>
          </table:table-cell>
        </table:table-row>
        <table:table-row table:style-name="ro1" table:visibility="filter" table:number-rows-repeated="2">
          <table:table-cell table:style-name="Default" table:number-columns-repeated="2"/>
        </table:table-row>
        <table:table-row table:style-name="ro2" table:visibility="filter">
          <table:table-cell table:style-name="ce3" office:value-type="string">
            <text:p>[</text:p>
          </table:table-cell>
          <table:table-cell table:style-name="ce3" office:value-type="string">
            <text:p>zookeeper]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Options defined in nova.servicegroup.drivers.zk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/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ZooKeeper addresses for servicegroup service in the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format of host1:port,host2:port,host3:port (string value)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address=&lt;None&gt;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recv_timeout parameter for the zk session (integer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recv_timeout=4000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<text:s/>The prefix used in ZooKeeper to store ephemeral nodes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string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g_prefix=/servicegroups</text:p>
          </table:table-cell>
        </table:table-row>
        <table:table-row table:style-name="ro1" table:visibility="filter">
          <table:table-cell table:style-name="Default" table:number-columns-repeated="2"/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Number of seconds to wait until retrying to join the session</text:p>
          </table:table-cell>
        </table:table-row>
        <table:table-row table:style-name="ro1" table:visibility="filter">
          <table:table-cell office:value-type="string">
            <text:p>#</text:p>
          </table:table-cell>
          <table:table-cell office:value-type="string">
            <text:p><text:s/>(integer value)</text:p>
          </table:table-cell>
        </table:table-row>
        <table:table-row table:style-name="ro2" table:visibility="filter">
          <table:table-cell office:value-type="string">
            <text:p>#</text:p>
          </table:table-cell>
          <table:table-cell office:value-type="string">
            <text:p>sg_retry_interval=5</text:p>
          </table:table-cell>
        </table:table-row>
        <table:table-row table:style-name="ro1">
          <table:table-cell table:style-name="Default" table:number-columns-repeated="2"/>
        </table:table-row>
      </table:table>
      <table:table table:name="nova" table:style-name="ta1"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row table:style-name="ro1">
          <table:table-cell office:value-type="string">
            <text:p>Nova 103</text:p>
          </table:table-cell>
          <table:table-cell/>
          <table:table-cell office:value-type="string">
            <text:p>Nova 165</text:p>
          </table:table-cell>
        </table:table-row>
        <table:table-row table:style-name="ro1">
          <table:table-cell table:style-name="ce3" office:value-type="string">
            <text:p>[DEFAULT]</text:p>
          </table:table-cell>
          <table:table-cell/>
          <table:table-cell table:style-name="ce3" office:value-type="string">
            <text:p>[DEFAULT]</text:p>
          </table:table-cell>
        </table:table-row>
        <table:table-row table:style-name="ro5">
          <table:table-cell office:value-type="string">
            <text:p>notification_driver = ceilometer.compute.nova_notifier</text:p>
          </table:table-cell>
          <table:table-cell/>
          <table:table-cell office:value-type="string">
            <text:p>notification_driver=ceilometer.compute.nova_notifier</text:p>
          </table:table-cell>
        </table:table-row>
        <table:table-row table:style-name="ro2">
          <table:table-cell office:value-type="string">
            <text:p>notification_driver = nova.openstack.common.notifier.rpc_notifier</text:p>
          </table:table-cell>
          <table:table-cell/>
          <table:table-cell office:value-type="string">
            <text:p>notification_driver=nova.openstack.common.notifier.rpc_notifier</text:p>
          </table:table-cell>
        </table:table-row>
        <table:table-row table:style-name="ro2">
          <table:table-cell office:value-type="string">
            <text:p>my_ip = 192.168.6.10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mqp_durable_queues=False</text:p>
          </table:table-cell>
        </table:table-row>
        <table:table-row table:style-name="ro1">
          <table:table-cell table:number-columns-repeated="2"/>
          <table:table-cell office:value-type="string">
            <text:p>rabbit_host=rabbitni101</text:p>
          </table:table-cell>
        </table:table-row>
        <table:table-row table:style-name="ro1">
          <table:table-cell table:number-columns-repeated="2"/>
          <table:table-cell office:value-type="string">
            <text:p>rabbit_port=5672</text:p>
          </table:table-cell>
        </table:table-row>
        <table:table-row table:style-name="ro1">
          <table:table-cell office:value-type="string">
            <text:p>rabbit_hosts = rabbitni101:5672</text:p>
          </table:table-cell>
          <table:table-cell/>
          <table:table-cell office:value-type="string">
            <text:p>rabbit_hosts=rabbitni101:5672</text:p>
          </table:table-cell>
        </table:table-row>
        <table:table-row table:style-name="ro2">
          <table:table-cell table:number-columns-repeated="2"/>
          <table:table-cell office:value-type="string">
            <text:p>rabbit_use_ssl=False</text:p>
          </table:table-cell>
        </table:table-row>
        <table:table-row table:style-name="ro2">
          <table:table-cell table:number-columns-repeated="2"/>
          <table:table-cell office:value-type="string">
            <text:p>rabbit_userid=openstack</text:p>
          </table:table-cell>
        </table:table-row>
        <table:table-row table:style-name="ro1">
          <table:table-cell table:number-columns-repeated="2"/>
          <table:table-cell office:value-type="string">
            <text:p>rabbit_password=Ic3H0us32014</text:p>
          </table:table-cell>
        </table:table-row>
        <table:table-row table:style-name="ro1">
          <table:table-cell table:number-columns-repeated="2"/>
          <table:table-cell office:value-type="string">
            <text:p>rabbit_virtual_host=/</text:p>
          </table:table-cell>
        </table:table-row>
        <table:table-row table:style-name="ro1">
          <table:table-cell table:number-columns-repeated="2"/>
          <table:table-cell office:value-type="string">
            <text:p>rabbit_ha_queues=False</text:p>
          </table:table-cell>
        </table:table-row>
        <table:table-row table:style-name="ro1">
          <table:table-cell table:number-columns-repeated="2"/>
          <table:table-cell office:value-type="string">
            <text:p>notification_driver=</text:p>
          </table:table-cell>
        </table:table-row>
        <table:table-row table:style-name="ro1">
          <table:table-cell table:number-columns-repeated="2"/>
          <table:table-cell office:value-type="string">
            <text:p>notification_topics=notifications</text:p>
          </table:table-cell>
        </table:table-row>
        <table:table-row table:style-name="ro2">
          <table:table-cell office:value-type="string">
            <text:p>notify_on_state_change = vm_and_task_state</text:p>
          </table:table-cell>
          <table:table-cell table:number-columns-repeated="2"/>
        </table:table-row>
        <table:table-row table:style-name="ro1">
          <table:table-cell office:value-type="string">
            <text:p>instance_usage_audit = True</text:p>
          </table:table-cell>
          <table:table-cell table:number-columns-repeated="2"/>
        </table:table-row>
        <table:table-row table:style-name="ro1">
          <table:table-cell office:value-type="string">
            <text:p>instance_usage_audit_period = hour</text:p>
          </table:table-cell>
          <table:table-cell table:number-columns-repeated="2"/>
        </table:table-row>
        <table:table-row table:style-name="ro2">
          <table:table-cell office:value-type="string">
            <text:p>instances_path = /mount/gswift/nova/instance</text:p>
          </table:table-cell>
          <table:table-cell table:number-columns-repeated="2"/>
        </table:table-row>
        <table:table-row table:style-name="ro2">
          <table:table-cell office:value-type="string">
            <text:p>linuxnet_interface_driver = nova.network.linux_net.LinuxOVSInterfaceDriver</text:p>
          </table:table-cell>
          <table:table-cell table:number-columns-repeated="2"/>
        </table:table-row>
        <table:table-row table:style-name="ro2">
          <table:table-cell office:value-type="string">
            <text:p>rpc_backend = nova.openstack.common.rpc.impl_kombu</text:p>
          </table:table-cell>
          <table:table-cell/>
          <table:table-cell office:value-type="string">
            <text:p>rpc_backend=nova.openstack.common.rpc.impl_kombu</text:p>
          </table:table-cell>
        </table:table-row>
        <table:table-row table:style-name="ro2">
          <table:table-cell table:number-columns-repeated="2"/>
          <table:table-cell office:value-type="string">
            <text:p>notify_api_faults=False</text:p>
          </table:table-cell>
        </table:table-row>
        <table:table-row table:style-name="ro1">
          <table:table-cell table:number-columns-repeated="2"/>
          <table:table-cell office:value-type="string">
            <text:p>state_path=/var/lib/nova</text:p>
          </table:table-cell>
        </table:table-row>
        <table:table-row table:style-name="ro1">
          <table:table-cell table:number-columns-repeated="2"/>
          <table:table-cell office:value-type="string">
            <text:p>report_interval=10</text:p>
          </table:table-cell>
        </table:table-row>
        <table:table-row table:style-name="ro1">
          <table:table-cell table:number-columns-repeated="2"/>
          <table:table-cell office:value-type="string">
            <text:p>service_down_time=60</text:p>
          </table:table-cell>
        </table:table-row>
        <table:table-row table:style-name="ro2">
          <table:table-cell table:number-columns-repeated="2"/>
          <table:table-cell office:value-type="string">
            <text:p>rootwrap_config=/etc/nova/rootwrap.conf</text:p>
          </table:table-cell>
        </table:table-row>
        <table:table-row table:style-name="ro2">
          <table:table-cell office:value-type="string">
            <text:p>auth_strategy = keystone</text:p>
          </table:table-cell>
          <table:table-cell/>
          <table:table-cell office:value-type="string">
            <text:p>auth_strategy=keystone</text:p>
          </table:table-cell>
        </table:table-row>
        <table:table-row table:style-name="ro1">
          <table:table-cell table:number-columns-repeated="2"/>
          <table:table-cell office:value-type="string">
            <text:p>neutron_default_tenant_id=default</text:p>
          </table:table-cell>
        </table:table-row>
        <table:table-row table:style-name="ro2">
          <table:table-cell table:number-columns-repeated="2"/>
          <table:table-cell office:value-type="string">
            <text:p>glance_api_servers=http://glancepri100:9292/v1</text:p>
          </table:table-cell>
        </table:table-row>
        <table:table-row table:style-name="ro1">
          <table:table-cell office:value-type="string">
            <text:p>glance_host = glancepri100</text:p>
          </table:table-cell>
          <table:table-cell table:number-columns-repeated="2"/>
        </table:table-row>
        <table:table-row table:style-name="ro1">
          <table:table-cell office:value-type="string">
            <text:p>glance_port = 9292</text:p>
          </table:table-cell>
          <table:table-cell table:number-columns-repeated="2"/>
        </table:table-row>
        <table:table-row table:style-name="ro2">
          <table:table-cell office:value-type="string">
            <text:p>network_api_class = nova.network.neutronv2.api.API</text:p>
          </table:table-cell>
          <table:table-cell/>
          <table:table-cell office:value-type="string">
            <text:p>network_api_class=nova.network.neutronv2.api.API</text:p>
          </table:table-cell>
        </table:table-row>
        <table:table-row table:style-name="ro2">
          <table:table-cell office:value-type="string">
            <text:p>neutron_url = http://neutronpri100:9696</text:p>
          </table:table-cell>
          <table:table-cell/>
          <table:table-cell table:style-name="ce7" office:value-type="string">
            <text:p>neutron_url=http://127.0.0.1:9696</text:p>
          </table:table-cell>
        </table:table-row>
        <table:table-row table:style-name="ro2">
          <table:table-cell table:number-columns-repeated="2"/>
          <table:table-cell office:value-type="string">
            <text:p>neutron_url_timeout=30</text:p>
          </table:table-cell>
        </table:table-row>
        <table:table-row table:style-name="ro2">
          <table:table-cell office:value-type="string">
            <text:p>neutron_admin_username = neutron</text:p>
          </table:table-cell>
          <table:table-cell/>
          <table:table-cell office:value-type="string">
            <text:p>neutron_admin_username=neutron</text:p>
          </table:table-cell>
        </table:table-row>
        <table:table-row table:style-name="ro2">
          <table:table-cell office:value-type="string">
            <text:p>neutron_admin_password = Ic3H0us32014</text:p>
          </table:table-cell>
          <table:table-cell/>
          <table:table-cell office:value-type="string">
            <text:p>neutron_admin_password=Ic3H0us32014</text:p>
          </table:table-cell>
        </table:table-row>
        <table:table-row table:style-name="ro2">
          <table:table-cell office:value-type="string">
            <text:p>neutron_admin_tenant_name = service</text:p>
          </table:table-cell>
          <table:table-cell/>
          <table:table-cell table:style-name="ce7" office:value-type="string">
            <text:p>neutron_admin_tenant_name=services</text:p>
          </table:table-cell>
        </table:table-row>
        <table:table-row table:style-name="ro2">
          <table:table-cell table:number-columns-repeated="2"/>
          <table:table-cell office:value-type="string">
            <text:p>neutron_region_name=RegionOne</text:p>
          </table:table-cell>
        </table:table-row>
        <table:table-row table:style-name="ro2">
          <table:table-cell office:value-type="string">
            <text:p>neutron_admin_auth_url = http://keystadmi100:35357/v2.0</text:p>
          </table:table-cell>
          <table:table-cell/>
          <table:table-cell office:value-type="string">
            <text:p>neutron_admin_auth_url=http://keystadmi100:35357/v2.0</text:p>
          </table:table-cell>
        </table:table-row>
        <table:table-row table:style-name="ro2">
          <table:table-cell office:value-type="string">
            <text:p>neutron_auth_strategy = keystone</text:p>
          </table:table-cell>
          <table:table-cell/>
          <table:table-cell office:value-type="string">
            <text:p>neutron_auth_strategy=keystone</text:p>
          </table:table-cell>
        </table:table-row>
        <table:table-row table:style-name="ro2">
          <table:table-cell table:number-columns-repeated="2"/>
          <table:table-cell office:value-type="string">
            <text:p>neutron_ovs_bridge=br-int</text:p>
          </table:table-cell>
        </table:table-row>
        <table:table-row table:style-name="ro1">
          <table:table-cell table:number-columns-repeated="2"/>
          <table:table-cell office:value-type="string">
            <text:p>neutron_extension_sync_interval=600</text:p>
          </table:table-cell>
        </table:table-row>
        <table:table-row table:style-name="ro2">
          <table:table-cell office:value-type="string">
            <text:p>security_group_api = neutron</text:p>
          </table:table-cell>
          <table:table-cell/>
          <table:table-cell office:value-type="string">
            <text:p>security_group_api=neutron</text:p>
          </table:table-cell>
        </table:table-row>
        <table:table-row table:style-name="ro2">
          <table:table-cell table:number-columns-repeated="2"/>
          <table:table-cell office:value-type="string">
            <text:p>lock_path=/var/lib/nova/tmp</text:p>
          </table:table-cell>
        </table:table-row>
        <table:table-row table:style-name="ro1">
          <table:table-cell table:number-columns-repeated="2"/>
          <table:table-cell office:value-type="string">
            <text:p>debug=False</text:p>
          </table:table-cell>
        </table:table-row>
        <table:table-row table:style-name="ro1">
          <table:table-cell table:number-columns-repeated="2"/>
          <table:table-cell office:value-type="string">
            <text:p>verbose=True</text:p>
          </table:table-cell>
        </table:table-row>
        <table:table-row table:style-name="ro2">
          <table:table-cell table:number-columns-repeated="2"/>
          <table:table-cell office:value-type="string">
            <text:p>log_dir=/var/log/nova</text:p>
          </table:table-cell>
        </table:table-row>
        <table:table-row table:style-name="ro2">
          <table:table-cell table:number-columns-repeated="2"/>
          <table:table-cell office:value-type="string">
            <text:p>use_syslog=False</text:p>
          </table:table-cell>
        </table:table-row>
        <table:table-row table:style-name="ro2">
          <table:table-cell table:number-columns-repeated="2"/>
          <table:table-cell office:value-type="string">
            <text:p>compute_driver=libvirt.LibvirtDriver</text:p>
          </table:table-cell>
        </table:table-row>
        <table:table-row table:style-name="ro2">
          <table:table-cell table:number-columns-repeated="2"/>
          <table:table-cell office:value-type="string">
            <text:p>vif_plugging_is_fatal=True</text:p>
          </table:table-cell>
        </table:table-row>
        <table:table-row table:style-name="ro2">
          <table:table-cell table:number-columns-repeated="2"/>
          <table:table-cell office:value-type="string">
            <text:p>vif_plugging_timeout=300</text:p>
          </table:table-cell>
        </table:table-row>
        <table:table-row table:style-name="ro2">
          <table:table-cell office:value-type="string">
            <text:p>firewall_driver = nova.virt.firewall.NoopFirewallDriver</text:p>
          </table:table-cell>
          <table:table-cell/>
          <table:table-cell office:value-type="string">
            <text:p>firewall_driver=nova.virt.firewall.NoopFirewallDriver</text:p>
          </table:table-cell>
        </table:table-row>
        <table:table-row table:style-name="ro1">
          <table:table-cell table:number-columns-repeated="2"/>
          <table:table-cell office:value-type="string">
            <text:p>force_raw_images=True</text:p>
          </table:table-cell>
        </table:table-row>
        <table:table-row table:style-name="ro2">
          <table:table-cell office:value-type="string">
            <text:p>novncproxy_base_url = http://novapri100:6080/vnc_auto.html</text:p>
          </table:table-cell>
          <table:table-cell/>
          <table:table-cell table:style-name="ce7" office:value-type="string">
            <text:p>novncproxy_base_url=http://127.0.0.1:6080/vnc_auto.html</text:p>
          </table:table-cell>
        </table:table-row>
        <table:table-row table:style-name="ro2">
          <table:table-cell office:value-type="string">
            <text:p>vncserver_listen = 0.0.0.0</text:p>
          </table:table-cell>
          <table:table-cell/>
          <table:table-cell office:value-type="string">
            <text:p>vncserver_listen=0.0.0.0</text:p>
          </table:table-cell>
        </table:table-row>
        <table:table-row table:style-name="ro2">
          <table:table-cell office:value-type="string">
            <text:p>vncserver_proxyclient_address = 192.168.6.103</text:p>
          </table:table-cell>
          <table:table-cell/>
          <table:table-cell table:style-name="ce7" office:value-type="string">
            <text:p>vncserver_proxyclient_address=</text:p>
          </table:table-cell>
        </table:table-row>
        <table:table-row table:style-name="ro2">
          <table:table-cell office:value-type="string">
            <text:p>vnc_enabled = True</text:p>
          </table:table-cell>
          <table:table-cell/>
          <table:table-cell office:value-type="string">
            <text:p>vnc_enabled=True</text:p>
          </table:table-cell>
        </table:table-row>
        <table:table-row table:style-name="ro2">
          <table:table-cell table:number-columns-repeated="2"/>
          <table:table-cell office:value-type="string">
            <text:p>vnc_keymap=en-us</text:p>
          </table:table-cell>
        </table:table-row>
        <table:table-row table:style-name="ro2">
          <table:table-cell table:number-columns-repeated="2"/>
          <table:table-cell office:value-type="string">
            <text:p>libvirt_inject_partition=-1</text:p>
          </table:table-cell>
        </table:table-row>
        <table:table-row table:style-name="ro2">
          <table:table-cell office:value-type="string">
            <text:p>image_service = nova.image.glance.GlanceImageService</text:p>
          </table:table-cell>
          <table:table-cell/>
          <table:table-cell office:value-type="string">
            <text:p>image_service=nova.image.glance.GlanceImageService</text:p>
          </table:table-cell>
        </table:table-row>
        <table:table-row table:style-name="ro2">
          <table:table-cell table:style-name="ce3" office:value-type="string">
            <text:p>[baremetal]</text:p>
          </table:table-cell>
          <table:table-cell/>
          <table:table-cell table:style-name="ce3" office:value-type="string">
            <text:p>[baremetal]</text:p>
          </table:table-cell>
        </table:table-row>
        <table:table-row table:style-name="ro1">
          <table:table-cell table:style-name="ce3" office:value-type="string">
            <text:p>[cells]</text:p>
          </table:table-cell>
          <table:table-cell/>
          <table:table-cell table:style-name="ce3" office:value-type="string">
            <text:p>[cells]</text:p>
          </table:table-cell>
        </table:table-row>
        <table:table-row table:style-name="ro1">
          <table:table-cell table:style-name="ce3" office:value-type="string">
            <text:p>[conductor]</text:p>
          </table:table-cell>
          <table:table-cell/>
          <table:table-cell table:style-name="ce3" office:value-type="string">
            <text:p>[conductor]</text:p>
          </table:table-cell>
        </table:table-row>
        <table:table-row table:style-name="ro1">
          <table:table-cell table:style-name="ce3" office:value-type="string">
            <text:p>[database]</text:p>
          </table:table-cell>
          <table:table-cell/>
          <table:table-cell table:style-name="ce3" office:value-type="string">
            <text:p>[database]</text:p>
          </table:table-cell>
        </table:table-row>
        <table:table-row table:style-name="ro2">
          <table:table-cell office:value-type="string">
            <text:p>connection = mysql://nova:Ic3H0us32014@mysqlci100/nova</text:p>
          </table:table-cell>
          <table:table-cell/>
          <table:table-cell table:style-name="ce7" office:value-type="string">
            <text:p>connection=mysql://nova:Ic3H0us32014@mysqlci100.hq.ltg/nova</text:p>
          </table:table-cell>
        </table:table-row>
        <table:table-row table:style-name="ro1">
          <table:table-cell table:number-columns-repeated="2"/>
          <table:table-cell office:value-type="string">
            <text:p>idle_timeout=3600</text:p>
          </table:table-cell>
        </table:table-row>
        <table:table-row table:style-name="ro2">
          <table:table-cell table:style-name="ce3" office:value-type="string">
            <text:p>[hyperv]</text:p>
          </table:table-cell>
          <table:table-cell/>
          <table:table-cell table:style-name="ce3" office:value-type="string">
            <text:p>[hyperv]</text:p>
          </table:table-cell>
        </table:table-row>
        <table:table-row table:style-name="ro2">
          <table:table-cell table:style-name="ce3" office:value-type="string">
            <text:p>[image_file_url]</text:p>
          </table:table-cell>
          <table:table-cell/>
          <table:table-cell table:style-name="ce3" office:value-type="string">
            <text:p>[image_file_url]</text:p>
          </table:table-cell>
        </table:table-row>
        <table:table-row table:style-name="ro2">
          <table:table-cell table:style-name="ce3" office:value-type="string">
            <text:p>[keymgr]</text:p>
          </table:table-cell>
          <table:table-cell/>
          <table:table-cell table:style-name="ce3" office:value-type="string">
            <text:p>[keymgr]</text:p>
          </table:table-cell>
        </table:table-row>
        <table:table-row table:style-name="ro2">
          <table:table-cell table:style-name="ce3" office:value-type="string">
            <text:p>[keystone_authtoken]</text:p>
          </table:table-cell>
          <table:table-cell/>
          <table:table-cell table:style-name="ce3" office:value-type="string">
            <text:p>[keystone_authtoken]</text:p>
          </table:table-cell>
        </table:table-row>
        <table:table-row table:style-name="ro2">
          <table:table-cell office:value-type="string">
            <text:p>auth_host = keystadmi100</text:p>
          </table:table-cell>
          <table:table-cell/>
          <table:table-cell office:value-type="string">
            <text:p>auth_host=keystadmi100</text:p>
          </table:table-cell>
        </table:table-row>
        <table:table-row table:style-name="ro2">
          <table:table-cell office:value-type="string">
            <text:p>auth_port = 35357</text:p>
          </table:table-cell>
          <table:table-cell/>
          <table:table-cell office:value-type="string">
            <text:p>auth_port=35357</text:p>
          </table:table-cell>
        </table:table-row>
        <table:table-row table:style-name="ro2">
          <table:table-cell office:value-type="string">
            <text:p>auth_protocol = http</text:p>
          </table:table-cell>
          <table:table-cell/>
          <table:table-cell office:value-type="string">
            <text:p>auth_protocol=http</text:p>
          </table:table-cell>
        </table:table-row>
        <table:table-row table:style-name="ro2">
          <table:table-cell office:value-type="string">
            <text:p>auth_uri = http://keystpri100:5000</text:p>
          </table:table-cell>
          <table:table-cell/>
          <table:table-cell office:value-type="string">
            <text:p>auth_uri=http://keystpri:5000</text:p>
          </table:table-cell>
        </table:table-row>
        <table:table-row table:style-name="ro2">
          <table:table-cell office:value-type="string">
            <text:p>admin_user = nova</text:p>
          </table:table-cell>
          <table:table-cell/>
          <table:table-cell office:value-type="string">
            <text:p>admin_user=nova</text:p>
          </table:table-cell>
        </table:table-row>
        <table:table-row table:style-name="ro2">
          <table:table-cell office:value-type="string">
            <text:p>admin_password = Ic3H0us32014</text:p>
          </table:table-cell>
          <table:table-cell/>
          <table:table-cell office:value-type="string">
            <text:p>admin_password=Ic3H0us32014</text:p>
          </table:table-cell>
        </table:table-row>
        <table:table-row table:style-name="ro2">
          <table:table-cell office:value-type="string">
            <text:p>admin_tenant_name = service</text:p>
          </table:table-cell>
          <table:table-cell/>
          <table:table-cell office:value-type="string">
            <text:p>admin_tenant_name=service</text:p>
          </table:table-cell>
        </table:table-row>
        <table:table-row table:style-name="ro2">
          <table:table-cell table:style-name="ce3" office:value-type="string">
            <text:p>[libvirt]</text:p>
          </table:table-cell>
          <table:table-cell/>
          <table:table-cell table:style-name="ce3" office:value-type="string">
            <text:p>[libvirt]</text:p>
          </table:table-cell>
        </table:table-row>
        <table:table-row table:style-name="ro2">
          <table:table-cell table:number-columns-repeated="2"/>
          <table:table-cell office:value-type="string">
            <text:p>virt_type=kvm</text:p>
          </table:table-cell>
        </table:table-row>
        <table:table-row table:style-name="ro2">
          <table:table-cell table:number-columns-repeated="2"/>
          <table:table-cell office:value-type="string">
            <text:p>cpu_mode=host-model</text:p>
          </table:table-cell>
        </table:table-row>
        <table:table-row table:style-name="ro1">
          <table:table-cell table:style-name="ce3" office:value-type="string">
            <text:p>[matchmaker_ring]</text:p>
          </table:table-cell>
          <table:table-cell/>
          <table:table-cell table:style-name="ce3" office:value-type="string">
            <text:p>[matchmaker_ring]</text:p>
          </table:table-cell>
        </table:table-row>
        <table:table-row table:style-name="ro1">
          <table:table-cell table:style-name="ce3" office:value-type="string">
            <text:p>[metrics]</text:p>
          </table:table-cell>
          <table:table-cell/>
          <table:table-cell table:style-name="ce3" office:value-type="string">
            <text:p>[metrics]</text:p>
          </table:table-cell>
        </table:table-row>
        <table:table-row table:style-name="ro2">
          <table:table-cell table:style-name="ce3" office:value-type="string">
            <text:p>[osapi_v3]</text:p>
          </table:table-cell>
          <table:table-cell/>
          <table:table-cell table:style-name="ce3" office:value-type="string">
            <text:p>[osapi_v3]</text:p>
          </table:table-cell>
        </table:table-row>
        <table:table-row table:style-name="ro2">
          <table:table-cell table:style-name="ce3" office:value-type="string">
            <text:p>[rdp]</text:p>
          </table:table-cell>
          <table:table-cell/>
          <table:table-cell table:style-name="ce3" office:value-type="string">
            <text:p>[rdp]</text:p>
          </table:table-cell>
        </table:table-row>
        <table:table-row table:style-name="ro1">
          <table:table-cell table:style-name="ce3" office:value-type="string">
            <text:p>[spice]</text:p>
          </table:table-cell>
          <table:table-cell/>
          <table:table-cell table:style-name="ce3" office:value-type="string">
            <text:p>[spice]</text:p>
          </table:table-cell>
        </table:table-row>
        <table:table-row table:style-name="ro2">
          <table:table-cell table:style-name="ce3" office:value-type="string">
            <text:p>[ssl]</text:p>
          </table:table-cell>
          <table:table-cell/>
          <table:table-cell table:style-name="ce3" office:value-type="string">
            <text:p>[ssl]</text:p>
          </table:table-cell>
        </table:table-row>
        <table:table-row table:style-name="ro1">
          <table:table-cell table:style-name="ce3" office:value-type="string">
            <text:p>[trusted_computing]</text:p>
          </table:table-cell>
          <table:table-cell/>
          <table:table-cell table:style-name="ce3" office:value-type="string">
            <text:p>[trusted_computing]</text:p>
          </table:table-cell>
        </table:table-row>
        <table:table-row table:style-name="ro1">
          <table:table-cell table:style-name="ce3" office:value-type="string">
            <text:p>[upgrade_levels]</text:p>
          </table:table-cell>
          <table:table-cell/>
          <table:table-cell table:style-name="ce3" office:value-type="string">
            <text:p>[upgrade_levels]</text:p>
          </table:table-cell>
        </table:table-row>
        <table:table-row table:style-name="ro2">
          <table:table-cell table:style-name="ce3" office:value-type="string">
            <text:p>[vmware]</text:p>
          </table:table-cell>
          <table:table-cell/>
          <table:table-cell table:style-name="ce3" office:value-type="string">
            <text:p>[vmware]</text:p>
          </table:table-cell>
        </table:table-row>
        <table:table-row table:style-name="ro2">
          <table:table-cell table:style-name="ce3" office:value-type="string">
            <text:p>[xenserver]</text:p>
          </table:table-cell>
          <table:table-cell/>
          <table:table-cell table:style-name="ce3" office:value-type="string">
            <text:p>[xenserver]</text:p>
          </table:table-cell>
        </table:table-row>
        <table:table-row table:style-name="ro2">
          <table:table-cell table:style-name="ce3" office:value-type="string">
            <text:p>[zookeeper]</text:p>
          </table:table-cell>
          <table:table-cell/>
          <table:table-cell table:style-name="ce3" office:value-type="string">
            <text:p>[zookeeper]</text:p>
          </table:table-cell>
        </table:table-row>
        <table:table-row table:style-name="ro1" table:number-rows-repeated="104848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neutron.103'.A1:'neutron.103'.B479" table:display-filter-buttons="true">
          <table:filter>
            <table:filter-and>
              <table:filter-condition table:field-number="0" table:value="v" table:operator="=">
                <table:filter-set-item table:value="v"/>
                <table:filter-set-item table:value="a"/>
                <table:filter-set-item table:value="c"/>
                <table:filter-set-item table:value="["/>
                <table:filter-set-item table:value="r"/>
                <table:filter-set-item table:value="s"/>
              </table:filter-condition>
            </table:filter-and>
          </table:filter>
        </table:database-range>
        <table:database-range table:name="__Anonymous_Sheet_DB__1" table:target-range-address="'neutron.165'.A1:'neutron.165'.B512" table:display-filter-buttons="true">
          <table:filter>
            <table:filter-and>
              <table:filter-condition table:field-number="0" table:value="c" table:operator="=">
                <table:filter-set-item table:value="c"/>
                <table:filter-set-item table:value="u"/>
                <table:filter-set-item table:value="d"/>
                <table:filter-set-item table:value="v"/>
                <table:filter-set-item table:value="k"/>
                <table:filter-set-item table:value="["/>
                <table:filter-set-item table:value="l"/>
                <table:filter-set-item table:value="m"/>
                <table:filter-set-item table:value="n"/>
                <table:filter-set-item table:value="r"/>
                <table:filter-set-item table:value="a"/>
                <table:filter-set-item table:value="s"/>
                <table:filter-set-item table:value="b"/>
              </table:filter-condition>
            </table:filter-and>
          </table:filter>
        </table:database-range>
        <table:database-range table:name="__Anonymous_Sheet_DB__3" table:target-range-address="nova103.A1:nova103.B3733" table:display-filter-buttons="true">
          <table:filter>
            <table:filter-and>
              <table:filter-condition table:field-number="0" table:value="n" table:operator="="/>
            </table:filter-and>
          </table:filter>
        </table:database-range>
        <table:database-range table:name="__Anonymous_Sheet_DB__4" table:target-range-address="nova165.A1:nova165.B3758" table:display-filter-buttons="true">
          <table:filter>
            <table:filter-and>
              <table:filter-condition table:field-number="0" table:value="i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2598in" fo:margin-bottom="0.1047in" fo:margin-left="0.3154in" fo:margin-right="0.2134in" style:scale-to="64%" style:writing-mode="lr-tb"/>
      <style:header-style>
        <style:header-footer-properties fo:min-height="-0.0472in" fo:margin-left="0in" fo:margin-right="0in" fo:margin-bottom="0.0984in"/>
      </style:header-style>
      <style:footer-style>
        <style:header-footer-properties fo:min-height="-0.0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nacio Bravo</meta:initial-creator>
    <meta:creation-date>2014-10-21T11:22:53</meta:creation-date>
    <meta:printed-by>Ignacio Bravo</meta:printed-by>
    <meta:print-date>2014-10-21T11:55:21</meta:print-date>
    <dc:date>2014-10-21T13:17:38</dc:date>
    <dc:creator>Ignacio Bravo</dc:creator>
    <meta:editing-duration>PT1H7M5S</meta:editing-duration>
    <meta:editing-cycles>1</meta:editing-cycles>
    <meta:document-statistic meta:table-count="6" meta:cell-count="12152" meta:object-count="0"/>
    <meta:generator>LibreOffice/3.5$Linux_x86 LibreOffice_project/350m1$Build-2</meta:generator>
  </office:meta>
</office:document-meta>
</file>